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24pt" style:font-size-asian="24pt" style:font-size-complex="24pt" fo:font-weight="bold" style:font-weight-asian="bold" style:font-weight-complex="bold"/>
    </style:style>
    <style:style style:name="T3_2" style:family="text"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/>
    <style:style style:name="T6_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P2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>
      <style:text-properties fo:font-size="24pt" style:font-size-asian="24pt" style:font-size-complex="24pt" fo:font-weight="bold" style:font-weight-asian="bold" style:font-weight-complex="bold"/>
    </style:style>
    <style:style style:name="T26_2" style:family="text">
      <style:text-properties fo:font-size="24pt" style:font-size-asian="24pt" style:font-size-complex="24pt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>
      <style:text-properties fo:font-size="14pt" style:font-size-asian="14pt" style:font-size-complex="14pt" fo:font-weight="bold" style:font-weight-asian="bold" style:font-weight-complex="bold"/>
    </style:style>
    <style:style style:name="T33_15" style:family="text">
      <style:text-properties fo:font-size="14pt" style:font-size-asian="14pt" style:font-size-complex="14pt" fo:font-weight="bold" style:font-weight-asian="bold" style:font-weight-complex="bold"/>
    </style:style>
    <style:style style:name="T33_16" style:family="text">
      <style:text-properties fo:font-size="14pt" style:font-size-asian="14pt" style:font-size-complex="14pt" fo:font-weight="bold" style:font-weight-asian="bold" style:font-weight-complex="bold"/>
    </style:style>
    <style:style style:name="T33_17" style:family="text">
      <style:text-properties fo:font-size="14pt" style:font-size-asian="14pt" style:font-size-complex="14pt" fo:font-weight="bold" style:font-weight-asian="bold" style:font-weight-complex="bold"/>
    </style:style>
    <style:style style:name="T33_18" style:family="text">
      <style:text-properties fo:font-size="14pt" style:font-size-asian="14pt" style:font-size-complex="14pt" fo:font-weight="bold" style:font-weight-asian="bold" style:font-weight-complex="bold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tyle="italic" style:font-style-asian="italic" style:font-style-complex="italic" fo:font-size="14pt" style:font-size-asian="14pt" style:font-size-complex="14pt"/>
    </style:style>
    <style:style style:name="T33_21" style:family="text">
      <style:text-properties fo:font-style="italic" style:font-style-asian="italic" style:font-style-complex="italic" fo:font-size="14pt" style:font-size-asian="14pt" style:font-size-complex="14pt" style:text-underline-style="solid" style:text-underline-color="font-color"/>
    </style:style>
    <style:style style:name="T33_22" style:family="text">
      <style:text-properties fo:font-style="italic" style:font-style-asian="italic" style:font-style-complex="italic" fo:font-size="14pt" style:font-size-asian="14pt" style:font-size-complex="14pt"/>
    </style:style>
    <style:style style:name="T33_23" style:family="text">
      <style:text-properties fo:font-style="italic" style:font-style-asian="italic" style:font-style-complex="italic" fo:font-size="14pt" style:font-size-asian="14pt" style:font-size-complex="14pt"/>
    </style:style>
    <style:style style:name="T33_24" style:family="text">
      <style:text-properties fo:font-style="italic" style:font-style-asian="italic" style:font-style-complex="italic" fo:font-size="14pt" style:font-size-asian="14pt" style:font-size-complex="14pt"/>
    </style:style>
    <style:style style:name="T33_25" style:family="text">
      <style:text-properties fo:font-style="italic" style:font-style-asian="italic" style:font-style-complex="italic" fo:font-size="14pt" style:font-size-asian="14pt" style:font-size-complex="14pt"/>
    </style:style>
    <style:style style:name="T33_26" style:family="text">
      <style:text-properties fo:font-style="italic" style:font-style-asian="italic" style:font-style-complex="italic" fo:font-size="14pt" style:font-size-asian="14pt" style:font-size-complex="14pt"/>
    </style:style>
    <style:style style:name="T33_27" style:family="text"/>
    <style:style style:name="T33_28" style:family="text"/>
    <style:style style:name="T33_29" style:family="text"/>
    <style:style style:name="T33_30" style:family="text">
      <style:text-properties fo:color="#ff0000" fo:font-weight="bold" style:font-weight-asian="bold" style:font-weight-complex="bold"/>
    </style:style>
    <style:style style:name="T33_31" style:family="text">
      <style:text-properties fo:color="#ff0000" fo:font-weight="bold" style:font-weight-asian="bold" style:font-weight-complex="bold"/>
    </style:style>
    <style:style style:name="T33_32" style:family="text">
      <style:text-properties fo:color="#ff0000" fo:font-weight="bold" style:font-weight-asian="bold" style:font-weight-complex="bold"/>
    </style:style>
    <style:style style:name="T33_33" style:family="text"/>
    <style:style style:name="T33_3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>
      <style:text-properties style:text-underline-style="solid" style:text-underline-color="font-color"/>
    </style:style>
    <style:style style:name="T37_96" style:family="text">
      <style:text-properties style:text-underline-style="solid" style:text-underline-color="font-color"/>
    </style:style>
    <style:style style:name="T37_97" style:family="text">
      <style:text-properties style:text-underline-style="solid" style:text-underline-color="font-color"/>
    </style:style>
    <style:style style:name="T37_98" style:family="text">
      <style:text-properties style:text-underline-style="solid" style:text-underline-color="font-color"/>
    </style:style>
    <style:style style:name="T37_99" style:family="text">
      <style:text-properties style:text-underline-style="solid" style:text-underline-color="font-color"/>
    </style:style>
    <style:style style:name="T37_100" style:family="text">
      <style:text-properties style:text-underline-style="solid" style:text-underline-color="font-color"/>
    </style:style>
    <style:style style:name="T37_101" style:family="text">
      <style:text-properties style:text-underline-style="solid" style:text-underline-color="font-color"/>
    </style:style>
    <style:style style:name="T37_102" style:family="text">
      <style:text-properties style:text-underline-style="solid" style:text-underline-color="font-color"/>
    </style:style>
    <style:style style:name="T37_103" style:family="text">
      <style:text-properties style:text-underline-style="solid" style:text-underline-color="font-color"/>
    </style:style>
    <style:style style:name="T37_104" style:family="text">
      <style:text-properties style:text-underline-style="solid" style:text-underline-color="font-color"/>
    </style:style>
    <style:style style:name="T37_105" style:family="text">
      <style:text-properties style:text-underline-style="solid" style:text-underline-color="font-color"/>
    </style:style>
    <style:style style:name="T37_106" style:family="text">
      <style:text-properties style:text-underline-style="solid" style:text-underline-color="font-color"/>
    </style:style>
    <style:style style:name="T37_107" style:family="text">
      <style:text-properties style:text-underline-style="solid" style:text-underline-color="font-color"/>
    </style:style>
    <style:style style:name="T37_108" style:family="text">
      <style:text-properties style:text-underline-style="solid" style:text-underline-color="font-color"/>
    </style:style>
    <style:style style:name="T37_109" style:family="text">
      <style:text-properties style:text-underline-style="solid" style:text-underline-color="font-color"/>
    </style:style>
    <style:style style:name="T37_110" style:family="text">
      <style:text-properties style:text-underline-style="solid" style:text-underline-color="font-color"/>
    </style:style>
    <style:style style:name="T37_111" style:family="text">
      <style:text-properties style:text-underline-style="solid" style:text-underline-color="font-color"/>
    </style:style>
    <style:style style:name="T37_112" style:family="text">
      <style:text-properties style:text-underline-style="solid" style:text-underline-color="font-color"/>
    </style:style>
    <style:style style:name="T37_113" style:family="text">
      <style:text-properties style:text-underline-style="solid" style:text-underline-color="font-color"/>
    </style:style>
    <style:style style:name="T37_114" style:family="text">
      <style:text-properties style:text-underline-style="solid" style:text-underline-color="font-color"/>
    </style:style>
    <style:style style:name="T37_115" style:family="text">
      <style:text-properties style:text-underline-style="solid" style:text-underline-color="font-color"/>
    </style:style>
    <style:style style:name="T37_116" style:family="text">
      <style:text-properties style:text-underline-style="solid" style:text-underline-color="font-color"/>
    </style:style>
    <style:style style:name="T37_117" style:family="text">
      <style:text-properties style:text-underline-style="solid" style:text-underline-color="font-color"/>
    </style:style>
    <style:style style:name="T37_118" style:family="text">
      <style:text-properties style:text-underline-style="solid" style:text-underline-color="font-color"/>
    </style:style>
    <style:style style:name="T37_119" style:family="text">
      <style:text-properties style:text-underline-style="solid" style:text-underline-color="font-color"/>
    </style:style>
    <style:style style:name="T37_120" style:family="text">
      <style:text-properties style:text-underline-style="solid" style:text-underline-color="font-color"/>
    </style:style>
    <style:style style:name="T37_121" style:family="text">
      <style:text-properties style:text-underline-style="solid" style:text-underline-color="font-color"/>
    </style:style>
    <style:style style:name="T37_122" style:family="text">
      <style:text-properties style:text-underline-style="solid" style:text-underline-color="font-color"/>
    </style:style>
    <style:style style:name="T37_123" style:family="text">
      <style:text-properties style:text-underline-style="solid" style:text-underline-color="font-color"/>
    </style:style>
    <style:style style:name="T37_124" style:family="text">
      <style:text-properties style:text-underline-style="solid" style:text-underline-color="font-color"/>
    </style:style>
    <style:style style:name="T37_125" style:family="text">
      <style:text-properties style:text-underline-style="solid" style:text-underline-color="font-color"/>
    </style:style>
    <style:style style:name="T37_126" style:family="text">
      <style:text-properties style:text-underline-style="solid" style:text-underline-color="font-color"/>
    </style:style>
    <style:style style:name="T37_127" style:family="text">
      <style:text-properties style:text-underline-style="solid" style:text-underline-color="font-color"/>
    </style:style>
    <style:style style:name="T37_128" style:family="text">
      <style:text-properties style:text-underline-style="solid" style:text-underline-color="font-color"/>
    </style:style>
    <style:style style:name="T37_129" style:family="text">
      <style:text-properties style:text-underline-style="solid" style:text-underline-color="font-color"/>
    </style:style>
    <style:style style:name="T37_1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>
      <style:text-properties fo:font-weight="bold" style:font-weight-asian="bold" style:font-weight-complex="bold"/>
    </style:style>
    <style:style style:name="T39_138" style:family="text">
      <style:text-properties fo:font-weight="bold" style:font-weight-asian="bold" style:font-weight-complex="bold"/>
    </style:style>
    <style:style style:name="T39_139" style:family="text">
      <style:text-properties fo:font-weight="bold" style:font-weight-asian="bold" style:font-weight-complex="bold"/>
    </style:style>
    <style:style style:name="T39_140" style:family="text">
      <style:text-properties fo:font-weight="bold" style:font-weight-asian="bold" style:font-weight-complex="bold"/>
    </style:style>
    <style:style style:name="T39_141" style:family="text">
      <style:text-properties fo:font-weight="bold" style:font-weight-asian="bold" style:font-weight-complex="bold"/>
    </style:style>
    <style:style style:name="T39_142" style:family="text">
      <style:text-properties fo:font-weight="bold" style:font-weight-asian="bold" style:font-weight-complex="bold"/>
    </style:style>
    <style:style style:name="T39_143" style:family="text">
      <style:text-properties fo:font-weight="bold" style:font-weight-asian="bold" style:font-weight-complex="bold"/>
    </style:style>
    <style:style style:name="T39_144" style:family="text">
      <style:text-properties fo:font-weight="bold" style:font-weight-asian="bold" style:font-weight-complex="bold"/>
    </style:style>
    <style:style style:name="T39_145" style:family="text">
      <style:text-properties fo:font-weight="bold" style:font-weight-asian="bold" style:font-weight-complex="bold"/>
    </style:style>
    <style:style style:name="T39_146" style:family="text">
      <style:text-properties fo:font-weight="bold" style:font-weight-asian="bold" style:font-weight-complex="bold"/>
    </style:style>
    <style:style style:name="T39_147" style:family="text">
      <style:text-properties fo:font-weight="bold" style:font-weight-asian="bold" style:font-weight-complex="bold"/>
    </style:style>
    <style:style style:name="T39_148" style:family="text">
      <style:text-properties fo:font-weight="bold" style:font-weight-asian="bold" style:font-weight-complex="bold"/>
    </style:style>
    <style:style style:name="T39_149" style:family="text">
      <style:text-properties fo:font-weight="bold" style:font-weight-asian="bold" style:font-weight-complex="bold"/>
    </style:style>
    <style:style style:name="T39_150" style:family="text">
      <style:text-properties fo:font-weight="bold" style:font-weight-asian="bold" style:font-weight-complex="bold"/>
    </style:style>
    <style:style style:name="T39_151" style:family="text">
      <style:text-properties fo:font-weight="bold" style:font-weight-asian="bold" style:font-weight-complex="bold"/>
    </style:style>
    <style:style style:name="T39_152" style:family="text">
      <style:text-properties fo:font-weight="bold" style:font-weight-asian="bold" style:font-weight-complex="bold"/>
    </style:style>
    <style:style style:name="T39_153" style:family="text">
      <style:text-properties fo:font-weight="bold" style:font-weight-asian="bold" style:font-weight-complex="bold"/>
    </style:style>
    <style:style style:name="T39_154" style:family="text">
      <style:text-properties fo:font-weight="bold" style:font-weight-asian="bold" style:font-weight-complex="bold"/>
    </style:style>
    <style:style style:name="T39_155" style:family="text">
      <style:text-properties fo:font-weight="bold" style:font-weight-asian="bold" style:font-weight-complex="bold"/>
    </style:style>
    <style:style style:name="T39_156" style:family="text">
      <style:text-properties fo:font-weight="bold" style:font-weight-asian="bold" style:font-weight-complex="bold"/>
    </style:style>
    <style:style style:name="T39_157" style:family="text">
      <style:text-properties fo:font-weight="bold" style:font-weight-asian="bold" style:font-weight-complex="bold"/>
    </style:style>
    <style:style style:name="T39_158" style:family="text">
      <style:text-properties fo:font-weight="bold" style:font-weight-asian="bold" style:font-weight-complex="bold"/>
    </style:style>
    <style:style style:name="T39_159" style:family="text">
      <style:text-properties fo:font-weight="bold" style:font-weight-asian="bold" style:font-weight-complex="bold"/>
    </style:style>
    <style:style style:name="T39_160" style:family="text">
      <style:text-properties fo:font-weight="bold" style:font-weight-asian="bold" style:font-weight-complex="bold"/>
    </style:style>
    <style:style style:name="T39_161" style:family="text">
      <style:text-properties fo:font-weight="bold" style:font-weight-asian="bold" style:font-weight-complex="bold"/>
    </style:style>
    <style:style style:name="T39_162" style:family="text">
      <style:text-properties fo:font-weight="bold" style:font-weight-asian="bold" style:font-weight-complex="bold"/>
    </style:style>
    <style:style style:name="T39_163" style:family="text">
      <style:text-properties fo:font-weight="bold" style:font-weight-asian="bold" style:font-weight-complex="bold"/>
    </style:style>
    <style:style style:name="T39_164" style:family="text">
      <style:text-properties fo:font-weight="bold" style:font-weight-asian="bold" style:font-weight-complex="bold"/>
    </style:style>
    <style:style style:name="T39_165" style:family="text">
      <style:text-properties fo:font-weight="bold" style:font-weight-asian="bold" style:font-weight-complex="bold"/>
    </style:style>
    <style:style style:name="T39_166" style:family="text">
      <style:text-properties fo:font-weight="bold" style:font-weight-asian="bold" style:font-weight-complex="bold"/>
    </style:style>
    <style:style style:name="T39_167" style:family="text">
      <style:text-properties fo:font-weight="bold" style:font-weight-asian="bold" style:font-weight-complex="bold"/>
    </style:style>
    <style:style style:name="T39_168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>
      <style:text-properties fo:color="#1155cc" fo:font-size="8pt" style:font-size-asian="8pt" style:font-size-complex="8pt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>
      <style:text-properties fo:color="#1155cc" fo:font-size="8pt" style:font-size-asian="8pt" style:font-size-complex="8pt" style:text-underline-style="solid" style:text-underline-color="font-color"/>
    </style:style>
    <style:style style:name="T43_3" style:family="text"/>
    <style:style style:name="T43_4" style:family="text">
      <style:text-properties fo:color="#1155cc" fo:font-size="8pt" style:font-size-asian="8pt" style:font-size-complex="8pt" style:text-underline-style="solid" style:text-underline-color="font-color"/>
    </style:style>
    <style:style style:name="T43_5" style:family="text"/>
    <style:style style:name="T43_6" style:family="text">
      <style:text-properties fo:color="#1155cc" fo:font-size="8pt" style:font-size-asian="8pt" style:font-size-complex="8pt" style:text-underline-style="solid" style:text-underline-color="font-color"/>
    </style:style>
    <style:style style:name="T43_7" style:family="text"/>
    <style:style style:name="T43_8" style:family="text">
      <style:text-properties fo:color="#1155cc" fo:font-size="8pt" style:font-size-asian="8pt" style:font-size-complex="8pt" style:text-underline-style="solid" style:text-underline-color="font-color"/>
    </style:style>
    <style:style style:name="T43_9" style:family="text"/>
    <style:style style:name="T43_10" style:family="text">
      <style:text-properties fo:color="#1155cc" fo:font-size="8pt" style:font-size-asian="8pt" style:font-size-complex="8pt" style:text-underline-style="solid" style:text-underline-color="font-color"/>
    </style:style>
    <style:style style:name="T43_11" style:family="text"/>
    <style:style style:name="T43_12" style:family="text">
      <style:text-properties fo:color="#1155cc" fo:font-size="8pt" style:font-size-asian="8pt" style:font-size-complex="8pt" style:text-underline-style="solid" style:text-underline-color="font-color"/>
    </style:style>
    <style:style style:name="T43_13" style:family="text"/>
    <style:style style:name="T43_14" style:family="text">
      <style:text-properties fo:color="#1155cc" fo:font-size="8pt" style:font-size-asian="8pt" style:font-size-complex="8pt" style:text-underline-style="solid" style:text-underline-color="font-color"/>
    </style:style>
    <style:style style:name="T43_15" style:family="text"/>
    <style:style style:name="T43_16" style:family="text">
      <style:text-properties fo:color="#1155cc" fo:font-size="8pt" style:font-size-asian="8pt" style:font-size-complex="8pt" style:text-underline-style="solid" style:text-underline-color="font-color"/>
    </style:style>
    <style:style style:name="T43_17" style:family="text"/>
    <style:style style:name="T43_18" style:family="text">
      <style:text-properties fo:color="#1155cc" fo:font-size="8pt" style:font-size-asian="8pt" style:font-size-complex="8pt" style:text-underline-style="solid" style:text-underline-color="font-color"/>
    </style:style>
    <style:style style:name="T43_19" style:family="text"/>
    <style:style style:name="T43_20" style:family="text">
      <style:text-properties fo:color="#1155cc" fo:font-size="8pt" style:font-size-asian="8pt" style:font-size-complex="8pt" style:text-underline-style="solid" style:text-underline-color="font-color"/>
    </style:style>
    <style:style style:name="T43_21" style:family="text"/>
    <style:style style:name="T43_22" style:family="text">
      <style:text-properties fo:color="#1155cc" fo:font-size="8pt" style:font-size-asian="8pt" style:font-size-complex="8pt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>
      <style:text-properties fo:color="#1155cc" fo:font-size="8pt" style:font-size-asian="8pt" style:font-size-complex="8pt" style:text-underline-style="solid" style:text-underline-color="font-color"/>
    </style:style>
    <style:style style:name="T44_3" style:family="text"/>
    <style:style style:name="T44_4" style:family="text">
      <style:text-properties fo:color="#1155cc" fo:font-size="8pt" style:font-size-asian="8pt" style:font-size-complex="8pt" style:text-underline-style="solid" style:text-underline-color="font-color"/>
    </style:style>
    <style:style style:name="T44_5" style:family="text"/>
    <style:style style:name="T44_6" style:family="text">
      <style:text-properties fo:color="#1155cc" fo:font-size="8pt" style:font-size-asian="8pt" style:font-size-complex="8pt" style:text-underline-style="solid" style:text-underline-color="font-color"/>
    </style:style>
    <style:style style:name="T44_7" style:family="text"/>
    <style:style style:name="T44_8" style:family="text">
      <style:text-properties fo:color="#1155cc" fo:font-size="8pt" style:font-size-asian="8pt" style:font-size-complex="8pt" style:text-underline-style="solid" style:text-underline-color="font-color"/>
    </style:style>
    <style:style style:name="T44_9" style:family="text"/>
    <style:style style:name="T44_10" style:family="text">
      <style:text-properties fo:color="#1155cc" fo:font-size="8pt" style:font-size-asian="8pt" style:font-size-complex="8pt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  <style:text-properties fo:color="#1155cc" fo:font-size="8pt" style:font-size-asian="8pt" style:font-size-complex="8pt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>
      <style:text-properties fo:color="#ff0000" fo:font-weight="bold" style:font-weight-asian="bold" style:font-weight-complex="bold"/>
    </style:style>
    <style:style style:name="T46_19" style:family="text">
      <style:text-properties fo:color="#ff0000" fo:font-weight="bold" style:font-weight-asian="bold" style:font-weight-complex="bold"/>
    </style:style>
    <style:style style:name="T46_20" style:family="text">
      <style:text-properties fo:color="#ff0000" fo:font-weight="bold" style:font-weight-asian="bold" style:font-weight-complex="bold"/>
    </style:style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>
      <style:text-properties fo:font-style="italic" style:font-style-asian="italic" style:font-style-complex="italic" fo:font-size="8pt" style:font-size-asian="8pt" style:font-size-complex="8pt"/>
    </style:style>
    <style:style style:name="T48_57" style:family="text">
      <style:text-properties fo:font-style="italic" style:font-style-asian="italic" style:font-style-complex="italic" fo:font-size="8pt" style:font-size-asian="8pt" style:font-size-complex="8pt"/>
    </style:style>
    <style:style style:name="T48_58" style:family="text"/>
    <style:style style:name="T48_59" style:family="text">
      <style:text-properties fo:font-style="italic" style:font-style-asian="italic" style:font-style-complex="italic" fo:font-size="8pt" style:font-size-asian="8pt" style:font-size-complex="8pt"/>
    </style:style>
    <style:style style:name="T48_60" style:family="text"/>
    <style:style style:name="T48_61" style:family="text">
      <style:text-properties fo:font-style="italic" style:font-style-asian="italic" style:font-style-complex="italic" fo:color="#1155cc" fo:font-size="8pt" style:font-size-asian="8pt" style:font-size-complex="8pt" style:text-underline-style="solid" style:text-underline-color="font-color"/>
    </style:style>
    <style:style style:name="T48_62" style:family="text"/>
    <style:style style:name="T48_63" style:family="text">
      <style:text-properties fo:font-style="italic" style:font-style-asian="italic" style:font-style-complex="italic" fo:color="#1155cc" fo:font-size="8pt" style:font-size-asian="8pt" style:font-size-complex="8pt" style:text-underline-style="solid" style:text-underline-color="font-color"/>
    </style:style>
    <style:style style:name="T48_64" style:family="text"/>
    <style:style style:name="T48_65" style:family="text">
      <style:text-properties fo:font-style="italic" style:font-style-asian="italic" style:font-style-complex="italic" fo:color="#1155cc" fo:font-size="8pt" style:font-size-asian="8pt" style:font-size-complex="8pt" style:text-underline-style="solid" style:text-underline-color="font-color"/>
    </style:style>
    <style:style style:name="T48_66" style:family="text">
      <style:text-properties fo:font-style="italic" style:font-style-asian="italic" style:font-style-complex="italic" fo:font-size="8pt" style:font-size-asian="8pt" style:font-size-complex="8pt"/>
    </style:style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>
      <style:text-properties style:text-underline-style="solid" style:text-underline-color="font-color"/>
    </style:style>
    <style:style style:name="T50_3" style:family="text">
      <style:text-properties style:text-underline-style="solid" style:text-underline-color="font-color"/>
    </style:style>
    <style:style style:name="T50_4" style:family="text">
      <style:text-properties style:text-underline-style="solid" style:text-underline-color="font-color"/>
    </style:style>
    <style:style style:name="T50_5" style:family="text">
      <style:text-properties style:text-underline-style="solid" style:text-underline-color="font-color"/>
    </style:style>
    <style:style style:name="T50_6" style:family="text">
      <style:text-properties style:text-underline-style="solid" style:text-underline-color="font-color"/>
    </style:style>
    <style:style style:name="T50_7" style:family="text">
      <style:text-properties style:text-underline-style="solid" style:text-underline-color="font-color"/>
    </style:style>
    <style:style style:name="T50_8" style:family="text">
      <style:text-properties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text-align="center" fo:break-before="auto" fo:line-height="115%" style:writing-mode="lr-tb"/>
    </style:style>
    <style:style style:name="T78_1" style:family="text">
      <style:text-properties fo:font-size="24pt" style:font-size-asian="24pt" style:font-size-complex="24pt" fo:font-weight="bold" style:font-weight-asian="bold" style:font-weight-complex="bold"/>
    </style:style>
    <style:style style:name="T78_2" style:family="text">
      <style:text-properties fo:font-size="24pt" style:font-size-asian="24pt" style:font-size-complex="24pt" fo:font-weight="bold" style:font-weight-asian="bold" style:font-weight-complex="bold"/>
    </style:style>
    <style:style style:name="P79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>
      <style:text-properties fo:color="#ff0000" fo:font-weight="bold" style:font-weight-asian="bold" style:font-weight-complex="bold"/>
    </style:style>
    <style:style style:name="T85_2" style:family="text">
      <style:text-properties fo:color="#ff0000" fo:font-weight="bold" style:font-weight-asian="bold" style:font-weight-complex="bold"/>
    </style:style>
    <style:style style:name="T85_3" style:family="text">
      <style:text-properties fo:color="#ff0000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/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>
      <style:text-properties fo:color="#ff0000" fo:font-weight="bold" style:font-weight-asian="bold" style:font-weight-complex="bold"/>
    </style:style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weight="bold" style:font-weight-asian="bold" style:font-weight-complex="bold"/>
    </style:style>
    <style:style style:name="T90_4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text-align="center" fo:break-before="auto" fo:line-height="115%" style:writing-mode="lr-tb"/>
    </style:style>
    <style:style style:name="T95_1" style:family="text">
      <style:text-properties fo:font-size="24pt" style:font-size-asian="24pt" style:font-size-complex="24pt" fo:font-weight="bold" style:font-weight-asian="bold" style:font-weight-complex="bold"/>
    </style:style>
    <style:style style:name="T95_2" style:family="text">
      <style:text-properties fo:font-size="24pt" style:font-size-asian="24pt" style:font-size-complex="24pt" fo:font-weight="bold" style:font-weight-asian="bold" style:font-weight-complex="bold"/>
    </style:style>
    <style:style style:name="P96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96_1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>
      <style:text-properties fo:color="#1155cc" style:text-underline-style="solid" style:text-underline-color="font-color"/>
    </style:style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>
      <style:text-properties fo:font-style="italic" style:font-style-asian="italic" style:font-style-complex="italic"/>
    </style:style>
    <style:style style:name="T110_41" style:family="text">
      <style:text-properties fo:font-style="italic" style:font-style-asian="italic" style:font-style-complex="italic"/>
    </style:style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text-align="center" fo:break-before="auto" fo:line-height="115%" style:writing-mode="lr-tb"/>
    </style:style>
    <style:style style:name="T115_1" style:family="text">
      <style:text-properties fo:font-size="24pt" style:font-size-asian="24pt" style:font-size-complex="24pt" fo:font-weight="bold" style:font-weight-asian="bold" style:font-weight-complex="bold"/>
    </style:style>
    <style:style style:name="T115_2" style:family="text">
      <style:text-properties fo:font-size="24pt" style:font-size-asian="24pt" style:font-size-complex="24pt" fo:font-weight="bold" style:font-weight-asian="bold" style:font-weight-complex="bold"/>
    </style:style>
    <style:style style:name="P116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T119_6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>
      <style:text-properties style:text-underline-style="solid" style:text-underline-color="font-color"/>
    </style:style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T161_5" style:family="text">
      <style:text-properties fo:font-weight="bold" style:font-weight-asian="bold" style:font-weight-complex="bold"/>
    </style:style>
    <style:style style:name="T161_6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>
      <style:text-properties style:text-underline-style="solid" style:text-underline-color="font-color"/>
    </style:style>
    <style:style style:name="T166_49" style:family="text">
      <style:text-properties style:text-underline-style="solid" style:text-underline-color="font-color"/>
    </style:style>
    <style:style style:name="T166_50" style:family="text">
      <style:text-properties style:text-underline-style="solid" style:text-underline-color="font-color"/>
    </style:style>
    <style:style style:name="T166_51" style:family="text">
      <style:text-properties style:text-underline-style="solid" style:text-underline-color="font-color"/>
    </style:style>
    <style:style style:name="T166_52" style:family="text">
      <style:text-properties style:text-underline-style="solid" style:text-underline-color="font-color"/>
    </style:style>
    <style:style style:name="T166_53" style:family="text">
      <style:text-properties style:text-underline-style="solid" style:text-underline-color="font-color"/>
    </style:style>
    <style:style style:name="T166_54" style:family="text">
      <style:text-properties style:text-underline-style="solid" style:text-underline-color="font-color"/>
    </style:style>
    <style:style style:name="T166_55" style:family="text">
      <style:text-properties style:text-underline-style="solid" style:text-underline-color="font-color"/>
    </style:style>
    <style:style style:name="T166_56" style:family="text">
      <style:text-properties style:text-underline-style="solid" style:text-underline-color="font-color"/>
    </style:style>
    <style:style style:name="T166_57" style:family="text">
      <style:text-properties style:text-underline-style="solid" style:text-underline-color="font-color"/>
    </style:style>
    <style:style style:name="T166_58" style:family="text">
      <style:text-properties style:text-underline-style="solid" style:text-underline-color="font-color"/>
    </style:style>
    <style:style style:name="T166_59" style:family="text">
      <style:text-properties style:text-underline-style="solid" style:text-underline-color="font-color"/>
    </style:style>
    <style:style style:name="T166_60" style:family="text">
      <style:text-properties style:text-underline-style="solid" style:text-underline-color="font-color"/>
    </style:style>
    <style:style style:name="T166_61" style:family="text">
      <style:text-properties style:text-underline-style="solid" style:text-underline-color="font-color"/>
    </style:style>
    <style:style style:name="T166_62" style:family="text">
      <style:text-properties style:text-underline-style="solid" style:text-underline-color="font-color"/>
    </style:style>
    <style:style style:name="T166_63" style:family="text">
      <style:text-properties style:text-underline-style="solid" style:text-underline-color="font-color"/>
    </style:style>
    <style:style style:name="T166_64" style:family="text">
      <style:text-properties style:text-underline-style="solid" style:text-underline-color="font-color"/>
    </style:style>
    <style:style style:name="T166_65" style:family="text">
      <style:text-properties style:text-underline-style="solid" style:text-underline-color="font-color"/>
    </style:style>
    <style:style style:name="T166_66" style:family="text">
      <style:text-properties style:text-underline-style="solid" style:text-underline-color="font-color"/>
    </style:style>
    <style:style style:name="T166_67" style:family="text">
      <style:text-properties style:text-underline-style="solid" style:text-underline-color="font-color"/>
    </style:style>
    <style:style style:name="T166_68" style:family="text">
      <style:text-properties style:text-underline-style="solid" style:text-underline-color="font-color"/>
    </style:style>
    <style:style style:name="T166_69" style:family="text">
      <style:text-properties style:text-underline-style="solid" style:text-underline-color="font-color"/>
    </style:style>
    <style:style style:name="T166_70" style:family="text">
      <style:text-properties style:text-underline-style="solid" style:text-underline-color="font-color"/>
    </style:style>
    <style:style style:name="T166_71" style:family="text">
      <style:text-properties style:text-underline-style="solid" style:text-underline-color="font-color"/>
    </style:style>
    <style:style style:name="T166_72" style:family="text">
      <style:text-properties style:text-underline-style="solid" style:text-underline-color="font-color"/>
    </style:style>
    <style:style style:name="T166_73" style:family="text">
      <style:text-properties style:text-underline-style="solid" style:text-underline-color="font-color"/>
    </style:style>
    <style:style style:name="T166_74" style:family="text">
      <style:text-properties style:text-underline-style="solid" style:text-underline-color="font-color"/>
    </style:style>
    <style:style style:name="T166_75" style:family="text">
      <style:text-properties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>
      <style:text-properties fo:font-weight="bold" style:font-weight-asian="bold" style:font-weight-complex="bold"/>
    </style:style>
    <style:style style:name="T172_6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text-align="center" fo:break-before="auto" fo:line-height="115%" style:writing-mode="lr-tb"/>
    </style:style>
    <style:style style:name="T187_1" style:family="text">
      <style:text-properties fo:font-size="24pt" style:font-size-asian="24pt" style:font-size-complex="24pt" fo:font-weight="bold" style:font-weight-asian="bold" style:font-weight-complex="bold"/>
    </style:style>
    <style:style style:name="T187_2" style:family="text">
      <style:text-properties fo:font-size="24pt" style:font-size-asian="24pt" style:font-size-complex="24pt" fo:font-weight="bold" style:font-weight-asian="bold" style:font-weight-complex="bold"/>
    </style:style>
    <style:style style:name="P188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>
      <style:text-properties fo:font-weight="bold" style:font-weight-asian="bold" style:font-weight-complex="bold"/>
    </style:style>
    <style:style style:name="T188_4" style:family="text">
      <style:text-properties fo:font-weight="bold" style:font-weight-asian="bold" style:font-weight-complex="bold"/>
    </style:style>
    <style:style style:name="T188_5" style:family="text"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>
      <style:text-properties style:text-underline-style="solid" style:text-underline-color="font-color"/>
    </style:style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/>
    <style:style style:name="T195_3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/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text-indent="0cm" fo:line-height="115%" fo:margin-left="1.27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text-indent="0cm" fo:line-height="115%" fo:margin-left="1.27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text-indent="0cm" fo:line-height="115%" fo:margin-left="1.27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text-indent="0cm" fo:line-height="115%" fo:margin-left="1.27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text-indent="0cm" fo:line-height="115%" fo:margin-left="1.27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text-indent="0cm" fo:line-height="115%" fo:margin-left="1.27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>
      <style:text-properties fo:color="#1155cc" style:text-underline-style="solid" style:text-underline-color="font-color"/>
    </style:style>
    <style:style style:name="T211_39" style:family="text"/>
    <style:style style:name="T211_40" style:family="text">
      <style:text-properties fo:color="#1155cc" style:text-underline-style="solid" style:text-underline-color="font-color"/>
    </style:style>
    <style:style style:name="T211_41" style:family="text"/>
    <style:style style:name="T211_42" style:family="text">
      <style:text-properties fo:color="#1155cc" style:text-underline-style="solid" style:text-underline-color="font-color"/>
    </style:style>
    <style:style style:name="T211_43" style:family="text"/>
    <style:style style:name="T211_44" style:family="text">
      <style:text-properties fo:color="#1155cc" style:text-underline-style="solid" style:text-underline-color="font-color"/>
    </style:style>
    <style:style style:name="T211_45" style:family="text"/>
    <style:style style:name="T211_46" style:family="text">
      <style:text-properties fo:color="#1155cc" style:text-underline-style="solid" style:text-underline-color="font-color"/>
    </style:style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text-indent="0cm" fo:line-height="115%" fo:margin-left="1.27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text-indent="0cm" fo:line-height="115%" fo:margin-left="1.27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>
      <style:text-properties style:text-underline-style="solid" style:text-underline-color="font-color"/>
    </style:style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>
      <style:text-properties style:text-underline-style="solid" style:text-underline-color="font-color"/>
    </style:style>
    <style:style style:name="T220_10" style:family="text">
      <style:text-properties style:text-underline-style="solid" style:text-underline-color="font-color"/>
    </style:style>
    <style:style style:name="T220_11" style:family="text">
      <style:text-properties style:text-underline-style="solid" style:text-underline-color="font-color"/>
    </style:style>
    <style:style style:name="T220_12" style:family="text">
      <style:text-properties style:text-underline-style="solid" style:text-underline-color="font-color"/>
    </style:style>
    <style:style style:name="T220_13" style:family="text">
      <style:text-properties style:text-underline-style="solid" style:text-underline-color="font-color"/>
    </style:style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text-indent="0cm" fo:line-height="115%" fo:margin-left="1.27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text-indent="0cm" fo:line-height="115%" fo:margin-left="1.27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text-indent="0cm" fo:line-height="115%" fo:margin-left="1.27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/>
    <style:style style:name="T231_3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>
      <style:text-properties style:text-underline-style="solid" style:text-underline-color="font-color"/>
    </style:style>
    <style:style style:name="T232_41" style:family="text">
      <style:text-properties style:text-underline-style="solid" style:text-underline-color="font-color"/>
    </style:style>
    <style:style style:name="T232_42" style:family="text">
      <style:text-properties style:text-underline-style="solid" style:text-underline-color="font-color"/>
    </style:style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text-align="center" fo:break-before="auto" fo:line-height="115%" style:writing-mode="lr-tb"/>
    </style:style>
    <style:style style:name="T237_1" style:family="text">
      <style:text-properties fo:font-size="24pt" style:font-size-asian="24pt" style:font-size-complex="24pt" fo:font-weight="bold" style:font-weight-asian="bold" style:font-weight-complex="bold"/>
    </style:style>
    <style:style style:name="T237_2" style:family="text">
      <style:text-properties fo:font-size="24pt" style:font-size-asian="24pt" style:font-size-complex="24pt" fo:font-weight="bold" style:font-weight-asian="bold" style:font-weight-complex="bold"/>
    </style:style>
    <style:style style:name="P238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38_1" style:family="text">
      <style:text-properties fo:font-weight="bold" style:font-weight-asian="bold" style:font-weight-complex="bold"/>
    </style:style>
    <style:style style:name="T238_2" style:family="text">
      <style:text-properties fo:font-weight="bold" style:font-weight-asian="bold" style:font-weight-complex="bold"/>
    </style:style>
    <style:style style:name="T238_3" style:family="text">
      <style:text-properties fo:font-weight="bold" style:font-weight-asian="bold" style:font-weight-complex="bold"/>
    </style:style>
    <style:style style:name="T238_4" style:family="text">
      <style:text-properties fo:font-weight="bold" style:font-weight-asian="bold" style:font-weight-complex="bold"/>
    </style:style>
    <style:style style:name="T238_5" style:family="text">
      <style:text-properties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weight="bold" style:font-weight-asian="bold" style:font-weight-complex="bold"/>
    </style:style>
    <style:style style:name="T241_2" style:family="text"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/>
    <style:style style:name="T254_3" style:family="text"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</office:automatic-styles>
  <office:body>
    <office:text>
      <text:p text:style-name="P1"><text:span text:style-name="T1_1">Last</text:span><text:span text:style-name="T1_2"><text:s/></text:span><text:span text:style-name="T1_3">modified</text:span><text:span text:style-name="T1_4">:<text:s/>9/8/2012</text:span></text:p>
      <text:p text:style-name="P2"/>
      <text:p text:style-name="P3"><text:span text:style-name="T3_1">Section</text:span><text:span text:style-name="T3_2"><text:s/>1</text:span></text:p>
      <text:p text:style-name="P4"><text:span text:style-name="T4_1">Tournament</text:span><text:span text:style-name="T4_2"><text:s/></text:span><text:span text:style-name="T4_3">administration</text:span></text:p>
      <text:p text:style-name="P5"/>
      <text:p text:style-name="P6"><text:span text:style-name="T6_1">1.1</text:span><text:span text:style-name="T6_2"><text:s/></text:span><text:span text:style-name="T6_3">Staff</text:span></text:p>
      <text:p text:style-name="P7"><text:span text:style-name="T7_1">The</text:span><text:span text:style-name="T7_2"><text:s/></text:span><text:span text:style-name="T7_3">administration</text:span><text:span text:style-name="T7_4"><text:s/></text:span><text:span text:style-name="T7_5">will</text:span><text:span text:style-name="T7_6"><text:s/></text:span><text:span text:style-name="T7_7">be</text:span><text:span text:style-name="T7_8">:</text:span></text:p>
      <text:p text:style-name="P8"/>
      <text:list text:style-name="LS1" xml:id="list0">
        <text:list-item>
          <text:p text:style-name="P9"><text:span text:style-name="T9_1">an</text:span><text:span text:style-name="T9_2"><text:s/></text:span><text:span text:style-name="T9_3">entire</text:span><text:span text:style-name="T9_4"><text:s/></text:span><text:span text:style-name="T9_5">sleeve</text:span><text:span text:style-name="T9_6"><text:s/></text:span><text:span text:style-name="T9_7">of</text:span><text:span text:style-name="T9_8"><text:s/></text:span><text:span text:style-name="T9_9">fig</text:span><text:span text:style-name="T9_10"><text:s/></text:span><text:span text:style-name="T9_11">newtons</text:span></text:p>
        </text:list-item>
        <text:list-item>
          <text:p text:style-name="P10"><text:span text:style-name="T10_1">Jacob</text:span></text:p>
        </text:list-item>
        <text:list-item>
          <text:p text:style-name="P11"><text:span text:style-name="T11_1">jay</text:span></text:p>
        </text:list-item>
      </text:list>
      <text:p text:style-name="P12"/>
      <text:p text:style-name="P13"><text:span text:style-name="T13_1">1.2</text:span><text:span text:style-name="T13_2"><text:s/></text:span><text:span text:style-name="T13_3">Disputes</text:span></text:p>
      <text:p text:style-name="P14"><text:span text:style-name="T14_1">The</text:span><text:span text:style-name="T14_2"><text:s/></text:span><text:span text:style-name="T14_3">Tournament</text:span><text:span text:style-name="T14_4"><text:s/></text:span><text:span text:style-name="T14_5">Directors</text:span><text:span text:style-name="T14_6"><text:s/></text:span><text:span text:style-name="T14_7">are</text:span><text:span text:style-name="T14_8"><text:s/></text:span><text:span text:style-name="T14_9">the</text:span><text:span text:style-name="T14_10"><text:s/></text:span><text:span text:style-name="T14_11">sole</text:span><text:span text:style-name="T14_12"><text:s/></text:span><text:span text:style-name="T14_13">arbiters</text:span><text:span text:style-name="T14_14"><text:s/></text:span><text:span text:style-name="T14_15">of</text:span><text:span text:style-name="T14_16"><text:s/></text:span><text:span text:style-name="T14_17">all</text:span><text:span text:style-name="T14_18"><text:s/></text:span><text:span text:style-name="T14_19">disputes</text:span><text:span text:style-name="T14_20">.<text:s/></text:span><text:span text:style-name="T14_21">Their</text:span><text:span text:style-name="T14_22"><text:s/></text:span><text:span text:style-name="T14_23">decisions</text:span><text:span text:style-name="T14_24"><text:s/></text:span><text:span text:style-name="T14_25">are</text:span><text:span text:style-name="T14_26"><text:s/></text:span><text:span text:style-name="T14_27">final</text:span><text:span text:style-name="T14_28"><text:s/></text:span><text:span text:style-name="T14_29">and</text:span><text:span text:style-name="T14_30"><text:s/></text:span><text:span text:style-name="T14_31">cannot</text:span><text:span text:style-name="T14_32"><text:s/></text:span><text:span text:style-name="T14_33">be</text:span><text:span text:style-name="T14_34"><text:s/></text:span><text:span text:style-name="T14_35">appealed</text:span><text:span text:style-name="T14_36">.</text:span></text:p>
      <text:p text:style-name="P15"/>
      <text:p text:style-name="P16"><text:span text:style-name="T16_1">1.2.1<text:s/></text:span><text:span text:style-name="T16_2">Staff</text:span><text:span text:style-name="T16_3"><text:s/></text:span><text:span text:style-name="T16_4">may</text:span><text:span text:style-name="T16_5"><text:s/></text:span><text:span text:style-name="T16_6">participate</text:span><text:span text:style-name="T16_7"><text:s/></text:span><text:span text:style-name="T16_8">in</text:span><text:span text:style-name="T16_9"><text:s/></text:span><text:span text:style-name="T16_10">the</text:span><text:span text:style-name="T16_11"><text:s/></text:span><text:span text:style-name="T16_12">tournament</text:span><text:span text:style-name="T16_13">.<text:s/></text:span><text:span text:style-name="T16_14">Where</text:span><text:span text:style-name="T16_15"><text:s/></text:span><text:span text:style-name="T16_16">there</text:span><text:span text:style-name="T16_17"><text:s/></text:span><text:span text:style-name="T16_18">may</text:span><text:span text:style-name="T16_19"><text:s/></text:span><text:span text:style-name="T16_20">be</text:span><text:span text:style-name="T16_21"><text:s/></text:span><text:span text:style-name="T16_22">an</text:span><text:span text:style-name="T16_23"><text:s/></text:span><text:span text:style-name="T16_24">appearance</text:span><text:span text:style-name="T16_25"><text:s/></text:span><text:span text:style-name="T16_26">of</text:span><text:span text:style-name="T16_27"><text:s/></text:span><text:span text:style-name="T16_28">a</text:span><text:span text:style-name="T16_29"><text:s/></text:span><text:span text:style-name="T16_30">conflict</text:span><text:span text:style-name="T16_31"><text:s/></text:span><text:span text:style-name="T16_32">of</text:span><text:span text:style-name="T16_33"><text:s/></text:span><text:span text:style-name="T16_34">interest</text:span><text:span text:style-name="T16_35">,<text:s/></text:span><text:span text:style-name="T16_36">a</text:span><text:span text:style-name="T16_37"><text:s/></text:span><text:span text:style-name="T16_38">tournament</text:span><text:span text:style-name="T16_39"><text:s/></text:span><text:span text:style-name="T16_40">director</text:span><text:span text:style-name="T16_41"><text:s/></text:span><text:span text:style-name="T16_42">will</text:span><text:span text:style-name="T16_43"><text:s/></text:span><text:span text:style-name="T16_44">yield</text:span><text:span text:style-name="T16_45"><text:s/></text:span><text:span text:style-name="T16_46">to</text:span><text:span text:style-name="T16_47"><text:s/></text:span><text:span text:style-name="T16_48">a</text:span><text:span text:style-name="T16_49"><text:s/></text:span><text:span text:style-name="T16_50">counterpart</text:span><text:span text:style-name="T16_51">.</text:span></text:p>
      <text:p text:style-name="P17"/>
      <text:p text:style-name="P18"><text:span text:style-name="T18_1">1.3<text:s/></text:span><text:span text:style-name="T18_2">Sanctions</text:span></text:p>
      <text:p text:style-name="P19"><text:span text:style-name="T19_1">The</text:span><text:span text:style-name="T19_2"><text:s/></text:span><text:span text:style-name="T19_3">tournament</text:span><text:span text:style-name="T19_4"><text:s/></text:span><text:span text:style-name="T19_5">directors</text:span><text:span text:style-name="T19_6"><text:s/></text:span><text:span text:style-name="T19_7">reserve</text:span><text:span text:style-name="T19_8"><text:s/></text:span><text:span text:style-name="T19_9">the</text:span><text:span text:style-name="T19_10"><text:s/></text:span><text:span text:style-name="T19_11">right</text:span><text:span text:style-name="T19_12"><text:s/></text:span><text:span text:style-name="T19_13">to</text:span><text:span text:style-name="T19_14"><text:s/></text:span><text:span text:style-name="T19_15">impose</text:span><text:span text:style-name="T19_16"><text:s/></text:span><text:span text:style-name="T19_17">any</text:span><text:span text:style-name="T19_18"><text:s/></text:span><text:span text:style-name="T19_19">sanction</text:span><text:span text:style-name="T19_20"><text:s/></text:span><text:span text:style-name="T19_21">on</text:span><text:span text:style-name="T19_22"><text:s/></text:span><text:span text:style-name="T19_23">any</text:span><text:span text:style-name="T19_24"><text:s/></text:span><text:span text:style-name="T19_25">team</text:span><text:span text:style-name="T19_26"><text:s/></text:span><text:span text:style-name="T19_27">or</text:span><text:span text:style-name="T19_28"><text:s/></text:span><text:span text:style-name="T19_29">individual</text:span><text:span text:style-name="T19_30"><text:s/></text:span><text:span text:style-name="T19_31">player</text:span><text:span text:style-name="T19_32"><text:s/></text:span><text:span text:style-name="T19_33">at</text:span><text:span text:style-name="T19_34"><text:s/></text:span><text:span text:style-name="T19_35">their</text:span><text:span text:style-name="T19_36"><text:s/></text:span><text:span text:style-name="T19_37">sole</text:span><text:span text:style-name="T19_38"><text:s/></text:span><text:span text:style-name="T19_39">discretion</text:span><text:span text:style-name="T19_40">,<text:s/></text:span><text:span text:style-name="T19_41">with</text:span><text:span text:style-name="T19_42"><text:s/></text:span><text:span text:style-name="T19_43">or</text:span><text:span text:style-name="T19_44"><text:s/></text:span><text:span text:style-name="T19_45">without</text:span><text:span text:style-name="T19_46"><text:s/></text:span><text:span text:style-name="T19_47">given</text:span><text:span text:style-name="T19_48"><text:s/></text:span><text:span text:style-name="T19_49">cause</text:span><text:span text:style-name="T19_50">.</text:span></text:p>
      <text:p text:style-name="P20"/>
      <text:p text:style-name="P21"><text:span text:style-name="T21_1">1.4<text:s/></text:span><text:span text:style-name="T21_2">Official</text:span><text:span text:style-name="T21_3"><text:s/></text:span><text:span text:style-name="T21_4">communication</text:span></text:p>
      <text:p text:style-name="P22"><text:span text:style-name="T22_1">Official</text:span><text:span text:style-name="T22_2"><text:s/></text:span><text:span text:style-name="T22_3">communication</text:span><text:span text:style-name="T22_4"><text:s/></text:span><text:span text:style-name="T22_5">will</text:span><text:span text:style-name="T22_6"><text:s/></text:span><text:span text:style-name="T22_7">take</text:span><text:span text:style-name="T22_8"><text:s/></text:span><text:span text:style-name="T22_9">place</text:span><text:span text:style-name="T22_10"><text:s/></text:span><text:span text:style-name="T22_11">through</text:span><text:span text:style-name="T22_12"><text:s/></text:span><text:span text:style-name="T22_13">the</text:span><text:span text:style-name="T22_14"><text:s/></text:span><text:span text:style-name="T22_15">tournament</text:span><text:span text:style-name="T22_16"><text:s/></text:span><text:span text:style-name="T22_17">forum</text:span><text:span text:style-name="T22_18"><text:s/></text:span><text:span text:style-name="T22_19">on</text:span><text:span text:style-name="T22_20"><text:s/></text:span><text:span text:style-name="T22_21">L</text:span><text:span text:style-name="T22_22">4</text:span><text:span text:style-name="T22_23">Dnation</text:span><text:span text:style-name="T22_24">.</text:span><text:span text:style-name="T22_25">com</text:span><text:span text:style-name="T22_26">.</text:span></text:p>
      <text:p text:style-name="P23"/>
      <text:p text:style-name="P24"/>
      <text:p text:style-name="P25"/>
      <text:p text:style-name="P26"><text:span text:style-name="T26_1">Section</text:span><text:span text:style-name="T26_2"><text:s/>2</text:span></text:p>
      <text:p text:style-name="P27"><text:span text:style-name="T27_1">Tournament</text:span><text:span text:style-name="T27_2"><text:s/></text:span><text:span text:style-name="T27_3">format</text:span><text:span text:style-name="T27_4">,<text:s/></text:span><text:span text:style-name="T27_5">standings</text:span><text:span text:style-name="T27_6">,<text:s/></text:span><text:span text:style-name="T27_7">and</text:span><text:span text:style-name="T27_8"><text:s/></text:span><text:span text:style-name="T27_9">tiebreaks</text:span></text:p>
      <text:p text:style-name="P28"/>
      <text:p text:style-name="P29"/>
      <text:p text:style-name="P30"><text:span text:style-name="T30_1">2.1<text:s/></text:span><text:span text:style-name="T30_2">Phases</text:span></text:p>
      <text:p text:style-name="P31"><text:span text:style-name="T31_1">The</text:span><text:span text:style-name="T31_2"><text:s/></text:span><text:span text:style-name="T31_3">tournament</text:span><text:span text:style-name="T31_4"><text:s/></text:span><text:span text:style-name="T31_5">will</text:span><text:span text:style-name="T31_6"><text:s/></text:span><text:span text:style-name="T31_7">consist</text:span><text:span text:style-name="T31_8"><text:s/></text:span><text:span text:style-name="T31_9">of</text:span><text:span text:style-name="T31_10"><text:s/></text:span><text:span text:style-name="T31_11">two</text:span><text:span text:style-name="T31_12"><text:s/></text:span><text:span text:style-name="T31_13">phases</text:span><text:span text:style-name="T31_14">.</text:span></text:p>
      <text:p text:style-name="P32"/>
      <text:p text:style-name="P33"><text:span text:style-name="T33_1">2.1.1<text:s/></text:span><text:span text:style-name="T33_2">The</text:span><text:span text:style-name="T33_3"><text:s/></text:span><text:span text:style-name="T33_4">first</text:span><text:span text:style-name="T33_5"><text:s/></text:span><text:span text:style-name="T33_6">phase</text:span><text:span text:style-name="T33_7"><text:s/></text:span><text:span text:style-name="T33_8">will</text:span><text:span text:style-name="T33_9"><text:s/></text:span><text:span text:style-name="T33_10">be</text:span><text:span text:style-name="T33_11"><text:s/></text:span><text:span text:style-name="T33_12">a</text:span><text:span text:style-name="T33_13"><text:s/></text:span><text:span text:style-name="T33_14">Swiss</text:span><text:span text:style-name="T33_15"><text:s/></text:span><text:span text:style-name="T33_16">System</text:span><text:span text:style-name="T33_17"><text:s/></text:span><text:span text:style-name="T33_18">tournament</text:span><text:span text:style-name="T33_19"><text:s/></text:span><text:span text:style-name="T33_20">(</text:span><text:span text:style-name="T33_21">not</text:span><text:span text:style-name="T33_22"><text:s/></text:span><text:span text:style-name="T33_23">a</text:span><text:span text:style-name="T33_24"><text:s/></text:span><text:span text:style-name="T33_25">knockout</text:span><text:span text:style-name="T33_26">!)</text:span><text:span text:style-name="T33_27"><text:s/></text:span><text:span text:style-name="T33_28">of</text:span><text:span text:style-name="T33_29"><text:s/></text:span><text:span text:style-name="T33_30">[</text:span><text:span text:style-name="T33_31">NUMBER</text:span><text:span text:style-name="T33_32">]<text:s/></text:span><text:span text:style-name="T33_33">rounds</text:span><text:span text:style-name="T33_34">.</text:span></text:p>
      <text:p text:style-name="P34"/>
      <text:p text:style-name="P35"><text:span text:style-name="T35_1">A</text:span><text:span text:style-name="T35_2"><text:s/></text:span><text:span text:style-name="T35_3">match</text:span><text:span text:style-name="T35_4"><text:s/></text:span><text:span text:style-name="T35_5">win</text:span><text:span text:style-name="T35_6"><text:s/></text:span><text:span text:style-name="T35_7">will</text:span><text:span text:style-name="T35_8"><text:s/></text:span><text:span text:style-name="T35_9">score</text:span><text:span text:style-name="T35_10"><text:s/>1<text:s/></text:span><text:span text:style-name="T35_11">point</text:span><text:span text:style-name="T35_12">;<text:s/></text:span><text:span text:style-name="T35_13">a</text:span><text:span text:style-name="T35_14"><text:s/></text:span><text:span text:style-name="T35_15">tie</text:span><text:span text:style-name="T35_16"><text:s/></text:span><text:span text:style-name="T35_17">scores</text:span><text:span text:style-name="T35_18"><text:s/></text:span><text:span text:style-name="T35_19">a</text:span><text:span text:style-name="T35_20"><text:s/></text:span><text:span text:style-name="T35_21">half</text:span><text:span text:style-name="T35_22"><text:s/></text:span><text:span text:style-name="T35_23">point</text:span><text:span text:style-name="T35_24">;<text:s/></text:span><text:span text:style-name="T35_25">a</text:span><text:span text:style-name="T35_26"><text:s/></text:span><text:span text:style-name="T35_27">loss</text:span><text:span text:style-name="T35_28"><text:s/></text:span><text:span text:style-name="T35_29">or</text:span><text:span text:style-name="T35_30"><text:s/></text:span><text:span text:style-name="T35_31">forfeit</text:span><text:span text:style-name="T35_32"><text:s/></text:span><text:span text:style-name="T35_33">scores</text:span><text:span text:style-name="T35_34"><text:s/>0<text:s/></text:span><text:span text:style-name="T35_35">points</text:span><text:span text:style-name="T35_36">.</text:span></text:p>
      <text:p text:style-name="P36"/>
      <text:p text:style-name="P37"><text:span text:style-name="T37_1">For</text:span><text:span text:style-name="T37_2"><text:s/></text:span><text:span text:style-name="T37_3">the</text:span><text:span text:style-name="T37_4"><text:s/></text:span><text:span text:style-name="T37_5">first</text:span><text:span text:style-name="T37_6"><text:s/></text:span><text:span text:style-name="T37_7">round</text:span><text:span text:style-name="T37_8">,<text:s/></text:span><text:span text:style-name="T37_9">matches</text:span><text:span text:style-name="T37_10"><text:s/></text:span><text:span text:style-name="T37_11">will</text:span><text:span text:style-name="T37_12"><text:s/></text:span><text:span text:style-name="T37_13">be</text:span><text:span text:style-name="T37_14"><text:s/></text:span><text:span text:style-name="T37_15">paired</text:span><text:span text:style-name="T37_16"><text:s/></text:span><text:span text:style-name="T37_17">arbitrarily</text:span><text:span text:style-name="T37_18"><text:s/></text:span><text:span text:style-name="T37_19">by</text:span><text:span text:style-name="T37_20"><text:s/></text:span><text:span text:style-name="T37_21">the</text:span><text:span text:style-name="T37_22"><text:s/></text:span><text:span text:style-name="T37_23">tournament</text:span><text:span text:style-name="T37_24"><text:s/></text:span><text:span text:style-name="T37_25">director</text:span><text:span text:style-name="T37_26">.<text:s/></text:span><text:span text:style-name="T37_27">For</text:span><text:span text:style-name="T37_28"><text:s/></text:span><text:span text:style-name="T37_29">subsequent</text:span><text:span text:style-name="T37_30"><text:s/></text:span><text:span text:style-name="T37_31">rounds</text:span><text:span text:style-name="T37_32">,<text:s/></text:span><text:span text:style-name="T37_33">teams</text:span><text:span text:style-name="T37_34"><text:s/></text:span><text:span text:style-name="T37_35">will</text:span><text:span text:style-name="T37_36"><text:s/></text:span><text:span text:style-name="T37_37">be</text:span><text:span text:style-name="T37_38"><text:s/></text:span><text:span text:style-name="T37_39">paired</text:span><text:span text:style-name="T37_40"><text:s/></text:span><text:span text:style-name="T37_41">against</text:span><text:span text:style-name="T37_42"><text:s/></text:span><text:span text:style-name="T37_43">other</text:span><text:span text:style-name="T37_44"><text:s/></text:span><text:span text:style-name="T37_45">teams</text:span><text:span text:style-name="T37_46"><text:s/></text:span><text:span text:style-name="T37_47">with</text:span><text:span text:style-name="T37_48"><text:s/></text:span><text:span text:style-name="T37_49">the</text:span><text:span text:style-name="T37_50"><text:s/></text:span><text:span text:style-name="T37_51">same</text:span><text:span text:style-name="T37_52"><text:s/></text:span><text:span text:style-name="T37_53">score</text:span><text:span text:style-name="T37_54"><text:s/></text:span><text:span text:style-name="T37_55">of</text:span><text:span text:style-name="T37_56"><text:s/></text:span><text:span text:style-name="T37_57">Won</text:span><text:span text:style-name="T37_58"><text:s/>:<text:s/></text:span><text:span text:style-name="T37_59">Lost</text:span><text:span text:style-name="T37_60"><text:s/></text:span><text:span text:style-name="T37_61">games</text:span><text:span text:style-name="T37_62">.<text:s/></text:span><text:span text:style-name="T37_63">No</text:span><text:span text:style-name="T37_64"><text:s/></text:span><text:span text:style-name="T37_65">two</text:span><text:span text:style-name="T37_66"><text:s/></text:span><text:span text:style-name="T37_67">teams</text:span><text:span text:style-name="T37_68"><text:s/></text:span><text:span text:style-name="T37_69">will</text:span><text:span text:style-name="T37_70"><text:s/></text:span><text:span text:style-name="T37_71">play</text:span><text:span text:style-name="T37_72"><text:s/></text:span><text:span text:style-name="T37_73">each</text:span><text:span text:style-name="T37_74"><text:s/></text:span><text:span text:style-name="T37_75">other</text:span><text:span text:style-name="T37_76"><text:s/></text:span><text:span text:style-name="T37_77">more</text:span><text:span text:style-name="T37_78"><text:s/></text:span><text:span text:style-name="T37_79">than</text:span><text:span text:style-name="T37_80"><text:s/></text:span><text:span text:style-name="T37_81">once</text:span><text:span text:style-name="T37_82"><text:s/></text:span><text:span text:style-name="T37_83">in</text:span><text:span text:style-name="T37_84"><text:s/></text:span><text:span text:style-name="T37_85">this</text:span><text:span text:style-name="T37_86"><text:s/></text:span><text:span text:style-name="T37_87">section</text:span><text:span text:style-name="T37_88"><text:s/></text:span><text:span text:style-name="T37_89">of</text:span><text:span text:style-name="T37_90"><text:s/></text:span><text:span text:style-name="T37_91">the</text:span><text:span text:style-name="T37_92"><text:s/></text:span><text:span text:style-name="T37_93">tournament</text:span><text:span text:style-name="T37_94">.<text:s/></text:span><text:span text:style-name="T37_95">There</text:span><text:span text:style-name="T37_96"><text:s/></text:span><text:span text:style-name="T37_97">will</text:span><text:span text:style-name="T37_98"><text:s/></text:span><text:span text:style-name="T37_99">be</text:span><text:span text:style-name="T37_100"><text:s/></text:span><text:span text:style-name="T37_101">no</text:span><text:span text:style-name="T37_102"><text:s/></text:span><text:span text:style-name="T37_103">eliminations</text:span><text:span text:style-name="T37_104"><text:s/></text:span><text:span text:style-name="T37_105">due</text:span><text:span text:style-name="T37_106"><text:s/></text:span><text:span text:style-name="T37_107">to</text:span><text:span text:style-name="T37_108"><text:s/></text:span><text:span text:style-name="T37_109">poor</text:span><text:span text:style-name="T37_110"><text:s/></text:span><text:span text:style-name="T37_111">results</text:span><text:span text:style-name="T37_112"><text:s/></text:span><text:span text:style-name="T37_113">or</text:span><text:span text:style-name="T37_114"><text:s/></text:span><text:span text:style-name="T37_115">lost</text:span><text:span text:style-name="T37_116"><text:s/></text:span><text:span text:style-name="T37_117">games</text:span><text:span text:style-name="T37_118"><text:s/></text:span><text:span text:style-name="T37_119">until</text:span><text:span text:style-name="T37_120"><text:s/></text:span><text:span text:style-name="T37_121">the</text:span><text:span text:style-name="T37_122"><text:s/></text:span><text:span text:style-name="T37_123">Swiss</text:span><text:span text:style-name="T37_124"><text:s/></text:span><text:span text:style-name="T37_125">section</text:span><text:span text:style-name="T37_126"><text:s/></text:span><text:span text:style-name="T37_127">is</text:span><text:span text:style-name="T37_128"><text:s/></text:span><text:span text:style-name="T37_129">completed</text:span><text:span text:style-name="T37_130">.</text:span></text:p>
      <text:p text:style-name="P38"/>
      <text:p text:style-name="P39"><text:span text:style-name="T39_1">This</text:span><text:span text:style-name="T39_2"><text:s/></text:span><text:span text:style-name="T39_3">format</text:span><text:span text:style-name="T39_4"><text:s/></text:span><text:span text:style-name="T39_5">was</text:span><text:span text:style-name="T39_6"><text:s/></text:span><text:span text:style-name="T39_7">chosen</text:span><text:span text:style-name="T39_8"><text:s/></text:span><text:span text:style-name="T39_9">over</text:span><text:span text:style-name="T39_10"><text:s/></text:span><text:span text:style-name="T39_11">a</text:span><text:span text:style-name="T39_12"><text:s/></text:span><text:span text:style-name="T39_13">knockout</text:span><text:span text:style-name="T39_14"><text:s/></text:span><text:span text:style-name="T39_15">bracket</text:span><text:span text:style-name="T39_16"><text:s/></text:span><text:span text:style-name="T39_17">because</text:span><text:span text:style-name="T39_18"><text:s/></text:span><text:span text:style-name="T39_19">it</text:span><text:span text:style-name="T39_20"><text:s/></text:span><text:span text:style-name="T39_21">guarantees</text:span><text:span text:style-name="T39_22"><text:s/></text:span><text:span text:style-name="T39_23">every</text:span><text:span text:style-name="T39_24"><text:s/></text:span><text:span text:style-name="T39_25">team</text:span><text:span text:style-name="T39_26"><text:s/></text:span><text:span text:style-name="T39_27">the</text:span><text:span text:style-name="T39_28"><text:s/></text:span><text:span text:style-name="T39_29">same</text:span><text:span text:style-name="T39_30"><text:s/></text:span><text:span text:style-name="T39_31">number</text:span><text:span text:style-name="T39_32"><text:s/></text:span><text:span text:style-name="T39_33">of</text:span><text:span text:style-name="T39_34"><text:s/></text:span><text:span text:style-name="T39_35">games</text:span><text:span text:style-name="T39_36">,<text:s/></text:span><text:span text:style-name="T39_37">does</text:span><text:span text:style-name="T39_38"><text:s/></text:span><text:span text:style-name="T39_39">not</text:span><text:span text:style-name="T39_40"><text:s/></text:span><text:span text:style-name="T39_41">favor</text:span><text:span text:style-name="T39_42"><text:s/></text:span><text:span text:style-name="T39_43">strong</text:span><text:span text:style-name="T39_44"><text:s/></text:span><text:span text:style-name="T39_45">play</text:span><text:span text:style-name="T39_46"><text:s/></text:span><text:span text:style-name="T39_47">early</text:span><text:span text:style-name="T39_48"><text:s/></text:span><text:span text:style-name="T39_49">in</text:span><text:span text:style-name="T39_50"><text:s/></text:span><text:span text:style-name="T39_51">the</text:span><text:span text:style-name="T39_52"><text:s/></text:span><text:span text:style-name="T39_53">tournament</text:span><text:span text:style-name="T39_54"><text:s/></text:span><text:span text:style-name="T39_55">over</text:span><text:span text:style-name="T39_56"><text:s/></text:span><text:span text:style-name="T39_57">strong</text:span><text:span text:style-name="T39_58"><text:s/></text:span><text:span text:style-name="T39_59">play</text:span><text:span text:style-name="T39_60"><text:s/></text:span><text:span text:style-name="T39_61">late</text:span><text:span text:style-name="T39_62"><text:s/></text:span><text:span text:style-name="T39_63">in</text:span><text:span text:style-name="T39_64"><text:s/></text:span><text:span text:style-name="T39_65">the</text:span><text:span text:style-name="T39_66"><text:s/></text:span><text:span text:style-name="T39_67">tournament</text:span><text:span text:style-name="T39_68">,<text:s/></text:span><text:span text:style-name="T39_69">and</text:span><text:span text:style-name="T39_70"><text:s/></text:span><text:span text:style-name="T39_71">is</text:span><text:span text:style-name="T39_72"><text:s/></text:span><text:span text:style-name="T39_73">more</text:span><text:span text:style-name="T39_74"><text:s/></text:span><text:span text:style-name="T39_75">resilient</text:span><text:span text:style-name="T39_76"><text:s/></text:span><text:span text:style-name="T39_77">to</text:span><text:span text:style-name="T39_78"><text:s/></text:span><text:span text:style-name="T39_79">teams</text:span><text:span text:style-name="T39_80"><text:s/></text:span><text:span text:style-name="T39_81">dropping</text:span><text:span text:style-name="T39_82"><text:s/></text:span><text:span text:style-name="T39_83">out</text:span><text:span text:style-name="T39_84">.<text:s/></text:span><text:span text:style-name="T39_85">However</text:span><text:span text:style-name="T39_86">,<text:s/></text:span><text:span text:style-name="T39_87">because</text:span><text:span text:style-name="T39_88"><text:s/></text:span><text:span text:style-name="T39_89">the</text:span><text:span text:style-name="T39_90"><text:s/></text:span><text:span text:style-name="T39_91">pairings</text:span><text:span text:style-name="T39_92"><text:s/></text:span><text:span text:style-name="T39_93">are</text:span><text:span text:style-name="T39_94"><text:s/></text:span><text:span text:style-name="T39_95">based</text:span><text:span text:style-name="T39_96"><text:s/></text:span><text:span text:style-name="T39_97">on</text:span><text:span text:style-name="T39_98"><text:s/></text:span><text:span text:style-name="T39_99">prior</text:span><text:span text:style-name="T39_100"><text:s/></text:span><text:span text:style-name="T39_101">round</text:span><text:span text:style-name="T39_102"><text:s/></text:span><text:span text:style-name="T39_103">scoring</text:span><text:span text:style-name="T39_104">,<text:s/></text:span><text:span text:style-name="T39_105">the</text:span><text:span text:style-name="T39_106"><text:s/></text:span><text:span text:style-name="T39_107">next</text:span><text:span text:style-name="T39_108"><text:s/></text:span><text:span text:style-name="T39_109">round</text:span><text:span text:style-name="T39_110"><text:s/></text:span><text:span text:style-name="T39_111">cannot</text:span><text:span text:style-name="T39_112"><text:s/></text:span><text:span text:style-name="T39_113">be</text:span><text:span text:style-name="T39_114"><text:s/></text:span><text:span text:style-name="T39_115">paired</text:span><text:span text:style-name="T39_116"><text:s/></text:span><text:span text:style-name="T39_117">until</text:span><text:span text:style-name="T39_118"><text:s/></text:span><text:span text:style-name="T39_119">every</text:span><text:span text:style-name="T39_120"><text:s/></text:span><text:span text:style-name="T39_121">match</text:span><text:span text:style-name="T39_122"><text:s/></text:span><text:span text:style-name="T39_123">from</text:span><text:span text:style-name="T39_124"><text:s/></text:span><text:span text:style-name="T39_125">the</text:span><text:span text:style-name="T39_126"><text:s/></text:span><text:span text:style-name="T39_127">previous</text:span><text:span text:style-name="T39_128"><text:s/></text:span><text:span text:style-name="T39_129">round</text:span><text:span text:style-name="T39_130"><text:s/></text:span><text:span text:style-name="T39_131">is</text:span><text:span text:style-name="T39_132"><text:s/></text:span><text:span text:style-name="T39_133">completed</text:span><text:span text:style-name="T39_134">.<text:s/></text:span><text:span text:style-name="T39_135">Therefore</text:span><text:span text:style-name="T39_136">,<text:s/></text:span><text:span text:style-name="T39_137">there</text:span><text:span text:style-name="T39_138"><text:s/></text:span><text:span text:style-name="T39_139">will</text:span><text:span text:style-name="T39_140"><text:s/></text:span><text:span text:style-name="T39_141">be</text:span><text:span text:style-name="T39_142"><text:s/></text:span><text:span text:style-name="T39_143">a</text:span><text:span text:style-name="T39_144"><text:s/></text:span><text:span text:style-name="T39_145">zero</text:span><text:span text:style-name="T39_146"><text:s/></text:span><text:span text:style-name="T39_147">tolerance</text:span><text:span text:style-name="T39_148"><text:s/></text:span><text:span text:style-name="T39_149">policy</text:span><text:span text:style-name="T39_150"><text:s/></text:span><text:span text:style-name="T39_151">for</text:span><text:span text:style-name="T39_152"><text:s/></text:span><text:span text:style-name="T39_153">matches</text:span><text:span text:style-name="T39_154"><text:s/></text:span><text:span text:style-name="T39_155">that</text:span><text:span text:style-name="T39_156"><text:s/></text:span><text:span text:style-name="T39_157">remain</text:span><text:span text:style-name="T39_158"><text:s/></text:span><text:span text:style-name="T39_159">unplayed</text:span><text:span text:style-name="T39_160"><text:s/></text:span><text:span text:style-name="T39_161">past</text:span><text:span text:style-name="T39_162"><text:s/></text:span><text:span text:style-name="T39_163">the</text:span><text:span text:style-name="T39_164"><text:s/></text:span><text:span text:style-name="T39_165">round</text:span><text:span text:style-name="T39_166"><text:s/></text:span><text:span text:style-name="T39_167">deadline</text:span><text:span text:style-name="T39_168">.</text:span></text:p>
      <text:p text:style-name="P40"/>
      <text:p text:style-name="P41"><text:span text:style-name="T41_1">For</text:span><text:span text:style-name="T41_2"><text:s/></text:span><text:span text:style-name="T41_3">information</text:span><text:span text:style-name="T41_4"><text:s/></text:span><text:span text:style-name="T41_5">on</text:span><text:span text:style-name="T41_6"><text:s/></text:span><text:span text:style-name="T41_7">the</text:span><text:span text:style-name="T41_8"><text:s/></text:span><text:span text:style-name="T41_9">Swiss</text:span><text:span text:style-name="T41_10"><text:s/></text:span><text:span text:style-name="T41_11">System</text:span><text:span text:style-name="T41_12">,<text:s/></text:span><text:span text:style-name="T41_13">you</text:span><text:span text:style-name="T41_14"><text:s/></text:span><text:span text:style-name="T41_15">can</text:span><text:span text:style-name="T41_16"><text:s/></text:span><text:span text:style-name="T41_17">review</text:span><text:span text:style-name="T41_18"><text:s/></text:span><text:span text:style-name="T41_19">the</text:span><text:span text:style-name="T41_20"><text:s/></text:span><text:span text:style-name="T41_21">following</text:span><text:span text:style-name="T41_22"><text:s/></text:span><text:span text:style-name="T41_23">links</text:span><text:span text:style-name="T41_24">:</text:span></text:p>
      <text:list text:style-name="LS2" xml:id="list3">
        <text:list-item>
          <text:p text:style-name="P42"><text:span text:style-name="T42_1"><text:a xlink:type="simple" xlink:href="http://en.wikipedia.org/wiki/Swiss-system_tournament"><text:span text:style-name="T42_2">Wikipedia</text:span></text:a></text:span></text:p>
        </text:list-item>
        <text:list-item>
          <text:p text:style-name="P43"><text:span text:style-name="T43_1"><text:a xlink:type="simple" xlink:href="http://www.fide.com/fide/handbook?id=18&amp;view=category"><text:span text:style-name="T43_2">World</text:span></text:a></text:span><text:span text:style-name="T43_3"><text:a xlink:type="simple" xlink:href="http://www.fide.com/fide/handbook?id=18&amp;view=category"><text:span text:style-name="T43_4"><text:s/></text:span></text:a></text:span><text:span text:style-name="T43_5"><text:a xlink:type="simple" xlink:href="http://www.fide.com/fide/handbook?id=18&amp;view=category"><text:span text:style-name="T43_6">Chess</text:span></text:a></text:span><text:span text:style-name="T43_7"><text:a xlink:type="simple" xlink:href="http://www.fide.com/fide/handbook?id=18&amp;view=category"><text:span text:style-name="T43_8"><text:s/></text:span></text:a></text:span><text:span text:style-name="T43_9"><text:a xlink:type="simple" xlink:href="http://www.fide.com/fide/handbook?id=18&amp;view=category"><text:span text:style-name="T43_10">Federation</text:span></text:a></text:span><text:span text:style-name="T43_11"><text:a xlink:type="simple" xlink:href="http://www.fide.com/fide/handbook?id=18&amp;view=category"><text:span text:style-name="T43_12">,<text:s/></text:span></text:a></text:span><text:span text:style-name="T43_13"><text:a xlink:type="simple" xlink:href="http://www.fide.com/fide/handbook?id=18&amp;view=category"><text:span text:style-name="T43_14">Swiss</text:span></text:a></text:span><text:span text:style-name="T43_15"><text:a xlink:type="simple" xlink:href="http://www.fide.com/fide/handbook?id=18&amp;view=category"><text:span text:style-name="T43_16"><text:s/></text:span></text:a></text:span><text:span text:style-name="T43_17"><text:a xlink:type="simple" xlink:href="http://www.fide.com/fide/handbook?id=18&amp;view=category"><text:span text:style-name="T43_18">tournament</text:span></text:a></text:span><text:span text:style-name="T43_19"><text:a xlink:type="simple" xlink:href="http://www.fide.com/fide/handbook?id=18&amp;view=category"><text:span text:style-name="T43_20"><text:s/></text:span></text:a></text:span><text:span text:style-name="T43_21"><text:a xlink:type="simple" xlink:href="http://www.fide.com/fide/handbook?id=18&amp;view=category"><text:span text:style-name="T43_22">rules</text:span></text:a></text:span></text:p>
        </text:list-item>
        <text:list-item>
          <text:p text:style-name="P44"><text:span text:style-name="T44_1"><text:a xlink:type="simple" xlink:href="http://www.wizards.com/dci/downloads/TOHndBk_Feb_5_07.pdf"><text:span text:style-name="T44_2">DCI</text:span></text:a></text:span><text:span text:style-name="T44_3"><text:a xlink:type="simple" xlink:href="http://www.wizards.com/dci/downloads/TOHndBk_Feb_5_07.pdf"><text:span text:style-name="T44_4"><text:s/></text:span></text:a></text:span><text:span text:style-name="T44_5"><text:a xlink:type="simple" xlink:href="http://www.wizards.com/dci/downloads/TOHndBk_Feb_5_07.pdf"><text:span text:style-name="T44_6">Tournament</text:span></text:a></text:span><text:span text:style-name="T44_7"><text:a xlink:type="simple" xlink:href="http://www.wizards.com/dci/downloads/TOHndBk_Feb_5_07.pdf"><text:span text:style-name="T44_8"><text:s/></text:span></text:a></text:span><text:span text:style-name="T44_9"><text:a xlink:type="simple" xlink:href="http://www.wizards.com/dci/downloads/TOHndBk_Feb_5_07.pdf"><text:span text:style-name="T44_10">Handbook</text:span></text:a></text:span></text:p>
        </text:list-item>
      </text:list>
      <text:p text:style-name="P45"/>
      <text:p text:style-name="P46"><text:span text:style-name="T46_1">2.1.2<text:s/></text:span><text:span text:style-name="T46_2">After</text:span><text:span text:style-name="T46_3"><text:s/></text:span><text:span text:style-name="T46_4">the</text:span><text:span text:style-name="T46_5"><text:s/></text:span><text:span text:style-name="T46_6">Swiss</text:span><text:span text:style-name="T46_7"><text:s/></text:span><text:span text:style-name="T46_8">rounds</text:span><text:span text:style-name="T46_9"><text:s/></text:span><text:span text:style-name="T46_10">are</text:span><text:span text:style-name="T46_11"><text:s/></text:span><text:span text:style-name="T46_12">complete</text:span><text:span text:style-name="T46_13">,<text:s/></text:span><text:span text:style-name="T46_14">the</text:span><text:span text:style-name="T46_15"><text:s/></text:span><text:span text:style-name="T46_16">top</text:span><text:span text:style-name="T46_17"><text:s/></text:span><text:span text:style-name="T46_18">[</text:span><text:span text:style-name="T46_19">NUMBER</text:span><text:span text:style-name="T46_20">]<text:s/></text:span><text:span text:style-name="T46_21">participants</text:span><text:span text:style-name="T46_22"><text:s/></text:span><text:span text:style-name="T46_23">in</text:span><text:span text:style-name="T46_24"><text:s/></text:span><text:span text:style-name="T46_25">the</text:span><text:span text:style-name="T46_26"><text:s/></text:span><text:span text:style-name="T46_27">final</text:span><text:span text:style-name="T46_28"><text:s/></text:span><text:span text:style-name="T46_29">standings</text:span><text:span text:style-name="T46_30"><text:s/></text:span><text:span text:style-name="T46_31">will</text:span><text:span text:style-name="T46_32"><text:s/></text:span><text:span text:style-name="T46_33">be</text:span><text:span text:style-name="T46_34"><text:s/></text:span><text:span text:style-name="T46_35">seeded</text:span><text:span text:style-name="T46_36"><text:s/></text:span><text:span text:style-name="T46_37">into</text:span><text:span text:style-name="T46_38"><text:s/></text:span><text:span text:style-name="T46_39">the</text:span><text:span text:style-name="T46_40"><text:s/></text:span><text:span text:style-name="T46_41">second</text:span><text:span text:style-name="T46_42"><text:s/></text:span><text:span text:style-name="T46_43">phase</text:span><text:span text:style-name="T46_44"><text:s/></text:span><text:span text:style-name="T46_45">with</text:span><text:span text:style-name="T46_46"><text:s/></text:span><text:span text:style-name="T46_47">the</text:span><text:span text:style-name="T46_48"><text:s/></text:span><text:span text:style-name="T46_49">remaining</text:span><text:span text:style-name="T46_50"><text:s/></text:span><text:span text:style-name="T46_51">participants</text:span><text:span text:style-name="T46_52"><text:s/></text:span><text:span text:style-name="T46_53">eliminated</text:span><text:span text:style-name="T46_54"><text:s/></text:span><text:span text:style-name="T46_55">from</text:span><text:span text:style-name="T46_56"><text:s/></text:span><text:span text:style-name="T46_57">the</text:span><text:span text:style-name="T46_58"><text:s/></text:span><text:span text:style-name="T46_59">tournament</text:span><text:span text:style-name="T46_60">.</text:span></text:p>
      <text:p text:style-name="P47"/>
      <text:p text:style-name="P48"><text:span text:style-name="T48_1">2.1.3<text:s/></text:span><text:span text:style-name="T48_2">Ties</text:span><text:span text:style-name="T48_3"><text:s/></text:span><text:span text:style-name="T48_4">will</text:span><text:span text:style-name="T48_5"><text:s/></text:span><text:span text:style-name="T48_6">be</text:span><text:span text:style-name="T48_7"><text:s/></text:span><text:span text:style-name="T48_8">broken</text:span><text:span text:style-name="T48_9"><text:s/></text:span><text:span text:style-name="T48_10">by</text:span><text:span text:style-name="T48_11"><text:s/></text:span><text:span text:style-name="T48_12">calculating</text:span><text:span text:style-name="T48_13"><text:s/></text:span><text:span text:style-name="T48_14">the</text:span><text:span text:style-name="T48_15"><text:s/></text:span><text:span text:style-name="T48_16">sum</text:span><text:span text:style-name="T48_17"><text:s/></text:span><text:span text:style-name="T48_18">of</text:span><text:span text:style-name="T48_19"><text:s/></text:span><text:span text:style-name="T48_20">conventional</text:span><text:span text:style-name="T48_21"><text:s/></text:span><text:span text:style-name="T48_22">scores</text:span><text:span text:style-name="T48_23"><text:s/></text:span><text:span text:style-name="T48_24">of</text:span><text:span text:style-name="T48_25"><text:s/></text:span><text:span text:style-name="T48_26">the</text:span><text:span text:style-name="T48_27"><text:s/></text:span><text:span text:style-name="T48_28">teams</text:span><text:span text:style-name="T48_29"><text:s/></text:span><text:span text:style-name="T48_30">each</text:span><text:span text:style-name="T48_31"><text:s/></text:span><text:span text:style-name="T48_32">participant</text:span><text:span text:style-name="T48_33"><text:s/></text:span><text:span text:style-name="T48_34">has</text:span><text:span text:style-name="T48_35"><text:s/></text:span><text:span text:style-name="T48_36">beaten</text:span><text:span text:style-name="T48_37">,<text:s/></text:span><text:span text:style-name="T48_38">with</text:span><text:span text:style-name="T48_39"><text:s/></text:span><text:span text:style-name="T48_40">the</text:span><text:span text:style-name="T48_41"><text:s/></text:span><text:span text:style-name="T48_42">greater</text:span><text:span text:style-name="T48_43"><text:s/></text:span><text:span text:style-name="T48_44">combined</text:span><text:span text:style-name="T48_45"><text:s/></text:span><text:span text:style-name="T48_46">score</text:span><text:span text:style-name="T48_47"><text:s/></text:span><text:span text:style-name="T48_48">automatically</text:span><text:span text:style-name="T48_49"><text:s/></text:span><text:span text:style-name="T48_50">winning</text:span><text:span text:style-name="T48_51"><text:s/></text:span><text:span text:style-name="T48_52">the</text:span><text:span text:style-name="T48_53"><text:s/></text:span><text:span text:style-name="T48_54">tiebreaker</text:span><text:span text:style-name="T48_55">.<text:s/></text:span><text:span text:style-name="T48_56">(</text:span><text:span text:style-name="T48_57">see</text:span><text:span text:style-name="T48_58"><text:a xlink:type="simple" xlink:href="http://en.wikipedia.org/wiki/Neustadtl_score"><text:span text:style-name="T48_59"><text:s/></text:span></text:a></text:span><text:span text:style-name="T48_60"><text:a xlink:type="simple" xlink:href="http://en.wikipedia.org/wiki/Neustadtl_score"><text:span text:style-name="T48_61">Neustadtl</text:span></text:a></text:span><text:span text:style-name="T48_62"><text:a xlink:type="simple" xlink:href="http://en.wikipedia.org/wiki/Neustadtl_score"><text:span text:style-name="T48_63"><text:s/></text:span></text:a></text:span><text:span text:style-name="T48_64"><text:a xlink:type="simple" xlink:href="http://en.wikipedia.org/wiki/Neustadtl_score"><text:span text:style-name="T48_65">score</text:span></text:a></text:span><text:span text:style-name="T48_66">)<text:s/></text:span><text:span text:style-name="T48_67">For</text:span><text:span text:style-name="T48_68"><text:s/></text:span><text:span text:style-name="T48_69">example</text:span><text:span text:style-name="T48_70">,<text:s/></text:span><text:span text:style-name="T48_71">a</text:span><text:span text:style-name="T48_72"><text:s/></text:span><text:span text:style-name="T48_73">Swiss</text:span><text:span text:style-name="T48_74"><text:s/></text:span><text:span text:style-name="T48_75">tournament</text:span><text:span text:style-name="T48_76"><text:s/></text:span><text:span text:style-name="T48_77">finishes</text:span><text:span text:style-name="T48_78"><text:s/></text:span><text:span text:style-name="T48_79">with</text:span><text:span text:style-name="T48_80"><text:s/></text:span><text:span text:style-name="T48_81">the</text:span><text:span text:style-name="T48_82"><text:s/></text:span><text:span text:style-name="T48_83">following</text:span><text:span text:style-name="T48_84"><text:s/></text:span><text:span text:style-name="T48_85">standings</text:span><text:span text:style-name="T48_86">,<text:s/></text:span><text:span text:style-name="T48_87">and</text:span><text:span text:style-name="T48_88"><text:s/></text:span><text:span text:style-name="T48_89">the</text:span><text:span text:style-name="T48_90"><text:s/></text:span><text:span text:style-name="T48_91">top</text:span><text:span text:style-name="T48_92"><text:s/>4<text:s/></text:span><text:span text:style-name="T48_93">moving</text:span><text:span text:style-name="T48_94"><text:s/></text:span><text:span text:style-name="T48_95">on</text:span><text:span text:style-name="T48_96"><text:s/></text:span><text:span text:style-name="T48_97">to</text:span><text:span text:style-name="T48_98"><text:s/></text:span><text:span text:style-name="T48_99">the</text:span><text:span text:style-name="T48_100"><text:s/></text:span><text:span text:style-name="T48_101">knockout</text:span><text:span text:style-name="T48_102"><text:s/></text:span><text:span text:style-name="T48_103">bracket</text:span><text:span text:style-name="T48_104">:</text:span></text:p>
      <text:p text:style-name="P49"/>
      <text:p text:style-name="P50"><text:span text:style-name="T50_1"><text:tab/></text:span><text:span text:style-name="T50_2">Team</text:span><text:span text:style-name="T50_3"><text:s/></text:span><text:span text:style-name="T50_4">Name</text:span><text:span text:style-name="T50_5"><text:tab/><text:tab/></text:span><text:span text:style-name="T50_6">Score</text:span><text:span text:style-name="T50_7"><text:tab/><text:tab/></text:span><text:span text:style-name="T50_8">Tiebreaker</text:span></text:p>
      <text:p text:style-name="P51"><text:span text:style-name="T51_1">1.<text:s/><text:tab/></text:span><text:span text:style-name="T51_2">Team</text:span><text:span text:style-name="T51_3"><text:s/></text:span><text:span text:style-name="T51_4">A</text:span><text:span text:style-name="T51_5"><text:s/><text:tab/><text:tab/>4-0<text:tab/><text:tab/>11</text:span></text:p>
      <text:p text:style-name="P52"><text:span text:style-name="T52_1">2.<text:s/><text:tab/></text:span><text:span text:style-name="T52_2">Team</text:span><text:span text:style-name="T52_3"><text:s/></text:span><text:span text:style-name="T52_4">B</text:span><text:span text:style-name="T52_5"><text:tab/><text:tab/>4-0<text:tab/><text:tab/>9</text:span></text:p>
      <text:p text:style-name="P53"><text:span text:style-name="T53_1">3.<text:s/><text:tab/></text:span><text:span text:style-name="T53_2">Team</text:span><text:span text:style-name="T53_3"><text:s/></text:span><text:span text:style-name="T53_4">C</text:span><text:span text:style-name="T53_5"><text:tab/><text:tab/>3-1<text:tab/><text:tab/>8</text:span></text:p>
      <text:p text:style-name="P54"><text:span text:style-name="T54_1">4.<text:s/><text:tab/></text:span><text:span text:style-name="T54_2">Team</text:span><text:span text:style-name="T54_3"><text:s/></text:span><text:span text:style-name="T54_4">D</text:span><text:span text:style-name="T54_5"><text:tab/><text:tab/>3-1<text:tab/><text:tab/>6</text:span></text:p>
      <text:p text:style-name="P55"><text:span text:style-name="T55_1">5.<text:s/><text:tab/></text:span><text:span text:style-name="T55_2">Team</text:span><text:span text:style-name="T55_3"><text:s/></text:span><text:span text:style-name="T55_4">E</text:span><text:span text:style-name="T55_5"><text:tab/><text:tab/>3-1<text:tab/><text:tab/>4</text:span></text:p>
      <text:p text:style-name="P56"><text:span text:style-name="T56_1">6.<text:tab/></text:span><text:span text:style-name="T56_2">Team</text:span><text:span text:style-name="T56_3"><text:s/></text:span><text:span text:style-name="T56_4">F</text:span><text:span text:style-name="T56_5"><text:tab/><text:tab/>2-2<text:tab/><text:tab/>3</text:span></text:p>
      <text:p text:style-name="P57"><text:span text:style-name="T57_1">7.<text:tab/></text:span><text:span text:style-name="T57_2">Team</text:span><text:span text:style-name="T57_3"><text:s/></text:span><text:span text:style-name="T57_4">G</text:span><text:span text:style-name="T57_5"><text:tab/><text:tab/>1-3<text:tab/><text:tab/>2</text:span></text:p>
      <text:p text:style-name="P58"><text:span text:style-name="T58_1">8.<text:tab/></text:span><text:span text:style-name="T58_2">Team</text:span><text:span text:style-name="T58_3"><text:s/></text:span><text:span text:style-name="T58_4">H</text:span><text:span text:style-name="T58_5"><text:tab/><text:tab/>1-3<text:tab/><text:tab/>1</text:span></text:p>
      <text:p text:style-name="P59"><text:span text:style-name="T59_1">9.<text:tab/></text:span><text:span text:style-name="T59_2">Team</text:span><text:span text:style-name="T59_3"><text:s/></text:span><text:span text:style-name="T59_4">I</text:span><text:span text:style-name="T59_5"><text:tab/><text:tab/>0-4<text:tab/><text:tab/>0</text:span></text:p>
      <text:p text:style-name="P60"><text:span text:style-name="T60_1">10.<text:tab/></text:span><text:span text:style-name="T60_2">Team</text:span><text:span text:style-name="T60_3"><text:s/></text:span><text:span text:style-name="T60_4">J</text:span><text:span text:style-name="T60_5"><text:tab/><text:tab/>0-4<text:tab/><text:tab/>0</text:span></text:p>
      <text:p text:style-name="P61"/>
      <text:p text:style-name="P62"><text:span text:style-name="T62_1">The</text:span><text:span text:style-name="T62_2"><text:s/></text:span><text:span text:style-name="T62_3">Win</text:span><text:span text:style-name="T62_4">-</text:span><text:span text:style-name="T62_5">Loss</text:span><text:span text:style-name="T62_6"><text:s/></text:span><text:span text:style-name="T62_7">scores</text:span><text:span text:style-name="T62_8"><text:s/></text:span><text:span text:style-name="T62_9">are</text:span><text:span text:style-name="T62_10"><text:s/></text:span><text:span text:style-name="T62_11">in</text:span><text:span text:style-name="T62_12"><text:s/></text:span><text:span text:style-name="T62_13">the</text:span><text:span text:style-name="T62_14"><text:s/></text:span><text:span text:style-name="T62_15">second</text:span><text:span text:style-name="T62_16"><text:s/></text:span><text:span text:style-name="T62_17">column</text:span><text:span text:style-name="T62_18">,<text:s/></text:span><text:span text:style-name="T62_19">and</text:span><text:span text:style-name="T62_20"><text:s/></text:span><text:span text:style-name="T62_21">the</text:span><text:span text:style-name="T62_22"><text:s/></text:span><text:span text:style-name="T62_23">total</text:span><text:span text:style-name="T62_24"><text:s/></text:span><text:span text:style-name="T62_25">scores</text:span><text:span text:style-name="T62_26"><text:s/></text:span><text:span text:style-name="T62_27">of</text:span><text:span text:style-name="T62_28"><text:s/></text:span><text:span text:style-name="T62_29">the</text:span><text:span text:style-name="T62_30"><text:s/></text:span><text:span text:style-name="T62_31">teams</text:span><text:span text:style-name="T62_32"><text:s/></text:span><text:span text:style-name="T62_33">that</text:span><text:span text:style-name="T62_34"><text:s/></text:span><text:span text:style-name="T62_35">each</text:span><text:span text:style-name="T62_36"><text:s/></text:span><text:span text:style-name="T62_37">team</text:span><text:span text:style-name="T62_38"><text:s/></text:span><text:span text:style-name="T62_39">defeated</text:span><text:span text:style-name="T62_40"><text:s/></text:span><text:span text:style-name="T62_41">is</text:span><text:span text:style-name="T62_42"><text:s/></text:span><text:span text:style-name="T62_43">in</text:span><text:span text:style-name="T62_44"><text:s/></text:span><text:span text:style-name="T62_45">the</text:span><text:span text:style-name="T62_46"><text:s/></text:span><text:span text:style-name="T62_47">third</text:span><text:span text:style-name="T62_48"><text:s/></text:span><text:span text:style-name="T62_49">column</text:span><text:span text:style-name="T62_50">.<text:s/>(</text:span><text:span text:style-name="T62_51">The</text:span><text:span text:style-name="T62_52"><text:s/></text:span><text:span text:style-name="T62_53">sum</text:span><text:span text:style-name="T62_54"><text:s/></text:span><text:span text:style-name="T62_55">of</text:span><text:span text:style-name="T62_56"><text:s/></text:span><text:span text:style-name="T62_57">the</text:span><text:span text:style-name="T62_58"><text:s/></text:span><text:span text:style-name="T62_59">scores</text:span><text:span text:style-name="T62_60"><text:s/></text:span><text:span text:style-name="T62_61">of</text:span><text:span text:style-name="T62_62"><text:s/></text:span><text:span text:style-name="T62_63">the</text:span><text:span text:style-name="T62_64"><text:s/></text:span><text:span text:style-name="T62_65">teams</text:span><text:span text:style-name="T62_66"><text:s/></text:span><text:span text:style-name="T62_67">defeated</text:span><text:span text:style-name="T62_68"><text:s/></text:span><text:span text:style-name="T62_69">by</text:span><text:span text:style-name="T62_70"><text:s/></text:span><text:span text:style-name="T62_71">Team</text:span><text:span text:style-name="T62_72"><text:s/></text:span><text:span text:style-name="T62_73">A</text:span><text:span text:style-name="T62_74"><text:s/></text:span><text:span text:style-name="T62_75">is</text:span><text:span text:style-name="T62_76"><text:s/>11,<text:s/></text:span><text:span text:style-name="T62_77">and</text:span><text:span text:style-name="T62_78"><text:s/></text:span><text:span text:style-name="T62_79">so</text:span><text:span text:style-name="T62_80"><text:s/></text:span><text:span text:style-name="T62_81">on</text:span><text:span text:style-name="T62_82">.)</text:span></text:p>
      <text:p text:style-name="P63"/>
      <text:p text:style-name="P64"><text:span text:style-name="T64_1">Teams</text:span><text:span text:style-name="T64_2"><text:s/></text:span><text:span text:style-name="T64_3">C</text:span><text:span text:style-name="T64_4">,<text:s/></text:span><text:span text:style-name="T64_5">D</text:span><text:span text:style-name="T64_6">,<text:s/></text:span><text:span text:style-name="T64_7">and</text:span><text:span text:style-name="T64_8"><text:s/></text:span><text:span text:style-name="T64_9">E</text:span><text:span text:style-name="T64_10"><text:s/></text:span><text:span text:style-name="T64_11">are</text:span><text:span text:style-name="T64_12"><text:s/></text:span><text:span text:style-name="T64_13">in</text:span><text:span text:style-name="T64_14"><text:s/></text:span><text:span text:style-name="T64_15">a</text:span><text:span text:style-name="T64_16"><text:s/></text:span><text:span text:style-name="T64_17">three</text:span><text:span text:style-name="T64_18">-</text:span><text:span text:style-name="T64_19">way</text:span><text:span text:style-name="T64_20"><text:s/></text:span><text:span text:style-name="T64_21">tie</text:span><text:span text:style-name="T64_22"><text:s/></text:span><text:span text:style-name="T64_23">for</text:span><text:span text:style-name="T64_24"><text:s/>3</text:span><text:span text:style-name="T64_25">rd</text:span><text:span text:style-name="T64_26"><text:s/></text:span><text:span text:style-name="T64_27">and</text:span><text:span text:style-name="T64_28"><text:s/>4</text:span><text:span text:style-name="T64_29">th</text:span><text:span text:style-name="T64_30"><text:s/></text:span><text:span text:style-name="T64_31">place</text:span><text:span text:style-name="T64_32">,<text:s/></text:span><text:span text:style-name="T64_33">but</text:span><text:span text:style-name="T64_34"><text:s/></text:span><text:span text:style-name="T64_35">Team</text:span><text:span text:style-name="T64_36"><text:s/></text:span><text:span text:style-name="T64_37">E</text:span><text:span text:style-name="T64_38"><text:s/></text:span><text:span text:style-name="T64_39">is</text:span><text:span text:style-name="T64_40"><text:s/></text:span><text:span text:style-name="T64_41">eliminated</text:span><text:span text:style-name="T64_42"><text:s/></text:span><text:span text:style-name="T64_43">since</text:span><text:span text:style-name="T64_44"><text:s/></text:span><text:span text:style-name="T64_45">their</text:span><text:span text:style-name="T64_46"><text:s/></text:span><text:span text:style-name="T64_47">wins</text:span><text:span text:style-name="T64_48"><text:s/></text:span><text:span text:style-name="T64_49">were</text:span><text:span text:style-name="T64_50"><text:s/></text:span><text:span text:style-name="T64_51">over</text:span><text:span text:style-name="T64_52"><text:s/></text:span><text:span text:style-name="T64_53">weaker</text:span><text:span text:style-name="T64_54"><text:s/></text:span><text:span text:style-name="T64_55">opposition</text:span><text:span text:style-name="T64_56">.</text:span></text:p>
      <text:p text:style-name="P65"/>
      <text:p text:style-name="P66"><text:span text:style-name="T66_1">2.1.2<text:s/></text:span><text:span text:style-name="T66_2">The</text:span><text:span text:style-name="T66_3"><text:s/></text:span><text:span text:style-name="T66_4">second</text:span><text:span text:style-name="T66_5"><text:s/></text:span><text:span text:style-name="T66_6">phase</text:span><text:span text:style-name="T66_7"><text:s/></text:span><text:span text:style-name="T66_8">will</text:span><text:span text:style-name="T66_9"><text:s/></text:span><text:span text:style-name="T66_10">be</text:span><text:span text:style-name="T66_11"><text:s/></text:span><text:span text:style-name="T66_12">a</text:span><text:span text:style-name="T66_13"><text:s/></text:span><text:span text:style-name="T66_14">seeded</text:span><text:span text:style-name="T66_15"><text:s/></text:span><text:span text:style-name="T66_16">single</text:span><text:span text:style-name="T66_17">-</text:span><text:span text:style-name="T66_18">elimination</text:span><text:span text:style-name="T66_19"><text:s/></text:span><text:span text:style-name="T66_20">knockout</text:span><text:span text:style-name="T66_21"><text:s/></text:span><text:span text:style-name="T66_22">tournament</text:span><text:span text:style-name="T66_23"><text:s/></text:span><text:span text:style-name="T66_24">to</text:span><text:span text:style-name="T66_25"><text:s/></text:span><text:span text:style-name="T66_26">determine</text:span><text:span text:style-name="T66_27"><text:s/></text:span><text:span text:style-name="T66_28">the</text:span><text:span text:style-name="T66_29"><text:s/></text:span><text:span text:style-name="T66_30">champion</text:span><text:span text:style-name="T66_31">.<text:s/></text:span><text:span text:style-name="T66_32">Seeds</text:span><text:span text:style-name="T66_33"><text:s/></text:span><text:span text:style-name="T66_34">will</text:span><text:span text:style-name="T66_35"><text:s/></text:span><text:span text:style-name="T66_36">be</text:span><text:span text:style-name="T66_37"><text:s/></text:span><text:span text:style-name="T66_38">determined</text:span><text:span text:style-name="T66_39"><text:s/></text:span><text:span text:style-name="T66_40">by</text:span><text:span text:style-name="T66_41"><text:s/></text:span><text:span text:style-name="T66_42">the</text:span><text:span text:style-name="T66_43"><text:s/></text:span><text:span text:style-name="T66_44">standings</text:span><text:span text:style-name="T66_45"><text:s/>(</text:span><text:span text:style-name="T66_46">including</text:span><text:span text:style-name="T66_47"><text:s/></text:span><text:span text:style-name="T66_48">tiebreakers</text:span><text:span text:style-name="T66_49">)<text:s/></text:span><text:span text:style-name="T66_50">of</text:span><text:span text:style-name="T66_51"><text:s/></text:span><text:span text:style-name="T66_52">the</text:span><text:span text:style-name="T66_53"><text:s/></text:span><text:span text:style-name="T66_54">Swiss</text:span><text:span text:style-name="T66_55"><text:s/></text:span><text:span text:style-name="T66_56">section</text:span><text:span text:style-name="T66_57">.</text:span></text:p>
      <text:p text:style-name="P67"/>
      <text:p text:style-name="P68"><text:span text:style-name="T68_1">Consult</text:span><text:span text:style-name="T68_2"><text:s/></text:span><text:span text:style-name="T68_3">a</text:span><text:span text:style-name="T68_4"><text:s/></text:span><text:span text:style-name="T68_5">tournament</text:span><text:span text:style-name="T68_6"><text:s/></text:span><text:span text:style-name="T68_7">director</text:span><text:span text:style-name="T68_8"><text:s/></text:span><text:span text:style-name="T68_9">with</text:span><text:span text:style-name="T68_10"><text:s/></text:span><text:span text:style-name="T68_11">any</text:span><text:span text:style-name="T68_12"><text:s/></text:span><text:span text:style-name="T68_13">questions</text:span><text:span text:style-name="T68_14"><text:s/></text:span><text:span text:style-name="T68_15">about</text:span><text:span text:style-name="T68_16"><text:s/></text:span><text:span text:style-name="T68_17">the</text:span><text:span text:style-name="T68_18"><text:s/></text:span><text:span text:style-name="T68_19">format</text:span><text:span text:style-name="T68_20">.</text:span></text:p>
      <text:p text:style-name="P69"/>
      <text:p text:style-name="P70"><text:span text:style-name="T70_1">2.2<text:s/></text:span><text:span text:style-name="T70_2">Maps</text:span></text:p>
      <text:p text:style-name="P71"/>
      <text:p text:style-name="P72"><text:span text:style-name="T72_1">2.2.1<text:s/></text:span><text:span text:style-name="T72_2">The</text:span><text:span text:style-name="T72_3"><text:s/></text:span><text:span text:style-name="T72_4">map</text:span><text:span text:style-name="T72_5"><text:s/></text:span><text:span text:style-name="T72_6">pool</text:span><text:span text:style-name="T72_7"><text:s/></text:span><text:span text:style-name="T72_8">is</text:span><text:span text:style-name="T72_9"><text:s/></text:span><text:span text:style-name="T72_10">to</text:span><text:span text:style-name="T72_11"><text:s/></text:span><text:span text:style-name="T72_12">be</text:span><text:span text:style-name="T72_13"><text:s/></text:span><text:span text:style-name="T72_14">determined</text:span><text:span text:style-name="T72_15">.</text:span></text:p>
      <text:p text:style-name="P73"/>
      <text:p text:style-name="P74"><text:span text:style-name="T74_1">2.2.2<text:s/></text:span><text:span text:style-name="T74_2">The</text:span><text:span text:style-name="T74_3"><text:s/></text:span><text:span text:style-name="T74_4">map</text:span><text:span text:style-name="T74_5"><text:s/></text:span><text:span text:style-name="T74_6">schedule</text:span><text:span text:style-name="T74_7"><text:s/></text:span><text:span text:style-name="T74_8">for</text:span><text:span text:style-name="T74_9"><text:s/></text:span><text:span text:style-name="T74_10">each</text:span><text:span text:style-name="T74_11"><text:s/></text:span><text:span text:style-name="T74_12">round</text:span><text:span text:style-name="T74_13"><text:s/></text:span><text:span text:style-name="T74_14">will</text:span><text:span text:style-name="T74_15"><text:s/></text:span><text:span text:style-name="T74_16">be</text:span><text:span text:style-name="T74_17"><text:s/></text:span><text:span text:style-name="T74_18">posted</text:span><text:span text:style-name="T74_19"><text:s/></text:span><text:span text:style-name="T74_20">with</text:span><text:span text:style-name="T74_21"><text:s/></text:span><text:span text:style-name="T74_22">the</text:span><text:span text:style-name="T74_23"><text:s/></text:span><text:span text:style-name="T74_24">first</text:span><text:span text:style-name="T74_25"><text:s/></text:span><text:span text:style-name="T74_26">round</text:span><text:span text:style-name="T74_27"><text:s/></text:span><text:span text:style-name="T74_28">pairings</text:span><text:span text:style-name="T74_29">.</text:span></text:p>
      <text:p text:style-name="P75"/>
      <text:p text:style-name="P76"><text:span text:style-name="T76_1">2.2.3<text:s/></text:span><text:span text:style-name="T76_2">All</text:span><text:span text:style-name="T76_3"><text:s/></text:span><text:span text:style-name="T76_4">finales</text:span><text:span text:style-name="T76_5"><text:s/></text:span><text:span text:style-name="T76_6">will</text:span><text:span text:style-name="T76_7"><text:s/></text:span><text:span text:style-name="T76_8">be</text:span><text:span text:style-name="T76_9"><text:s/></text:span><text:span text:style-name="T76_10">played</text:span><text:span text:style-name="T76_11"><text:s/></text:span><text:span text:style-name="T76_12">except</text:span><text:span text:style-name="T76_13"><text:s/></text:span><text:span text:style-name="T76_14">for</text:span><text:span text:style-name="T76_15"><text:s/></text:span><text:span text:style-name="T76_16">The</text:span><text:span text:style-name="T76_17"><text:s/></text:span><text:span text:style-name="T76_18">Parish</text:span><text:span text:style-name="T76_19"><text:s/></text:span><text:span text:style-name="T76_20">finale</text:span><text:span text:style-name="T76_21">.<text:s text:c="2"/></text:span></text:p>
      <text:p text:style-name="P77"/>
      <text:p text:style-name="P78"><text:span text:style-name="T78_1">Section</text:span><text:span text:style-name="T78_2"><text:s/>3</text:span></text:p>
      <text:p text:style-name="P79"><text:span text:style-name="T79_1">Team</text:span><text:span text:style-name="T79_2"><text:s/></text:span><text:span text:style-name="T79_3">registration</text:span></text:p>
      <text:p text:style-name="P80"/>
      <text:p text:style-name="P81"/>
      <text:p text:style-name="P82"><text:span text:style-name="T82_1">3.1<text:s/></text:span><text:span text:style-name="T82_2">Registration</text:span><text:span text:style-name="T82_3"><text:s/></text:span><text:span text:style-name="T82_4">link</text:span></text:p>
      <text:p text:style-name="P83"><text:span text:style-name="T83_1">Teams</text:span><text:span text:style-name="T83_2"><text:s/></text:span><text:span text:style-name="T83_3">must</text:span><text:span text:style-name="T83_4"><text:s/></text:span><text:span text:style-name="T83_5">register</text:span><text:span text:style-name="T83_6"><text:s/></text:span><text:span text:style-name="T83_7">by</text:span><text:span text:style-name="T83_8">:</text:span></text:p>
      <text:p text:style-name="P84"/>
      <text:list text:style-name="LS3" xml:id="list6">
        <text:list-item>
          <text:p text:style-name="P85"><text:span text:style-name="T85_1">[</text:span><text:span text:style-name="T85_2">PROCESS</text:span><text:span text:style-name="T85_3">]</text:span></text:p>
        </text:list-item>
      </text:list>
      <text:p text:style-name="P86"/>
      <text:p text:style-name="P87"><text:span text:style-name="T87_1">3.2</text:span><text:span text:style-name="T87_2"><text:s/></text:span><text:span text:style-name="T87_3">Registration</text:span><text:span text:style-name="T87_4"><text:s/></text:span><text:span text:style-name="T87_5">deadline</text:span></text:p>
      <text:p text:style-name="P88"><text:span text:style-name="T88_1">The</text:span><text:span text:style-name="T88_2"><text:s/></text:span><text:span text:style-name="T88_3">deadline</text:span><text:span text:style-name="T88_4"><text:s/></text:span><text:span text:style-name="T88_5">for</text:span><text:span text:style-name="T88_6"><text:s/></text:span><text:span text:style-name="T88_7">registrations</text:span><text:span text:style-name="T88_8"><text:s/></text:span><text:span text:style-name="T88_9">is</text:span><text:span text:style-name="T88_10"><text:s/></text:span><text:span text:style-name="T88_11">midnight</text:span><text:span text:style-name="T88_12"><text:s/></text:span><text:span text:style-name="T88_13">DEADLINE</text:span><text:span text:style-name="T88_14">.<text:s/></text:span><text:span text:style-name="T88_15">Late</text:span><text:span text:style-name="T88_16"><text:s/></text:span><text:span text:style-name="T88_17">registrations</text:span><text:span text:style-name="T88_18"><text:s/></text:span><text:span text:style-name="T88_19">will</text:span><text:span text:style-name="T88_20"><text:s/></text:span><text:span text:style-name="T88_21">not</text:span><text:span text:style-name="T88_22"><text:s/></text:span><text:span text:style-name="T88_23">be</text:span><text:span text:style-name="T88_24"><text:s/></text:span><text:span text:style-name="T88_25">accepted</text:span><text:span text:style-name="T88_26">.</text:span></text:p>
      <text:p text:style-name="P89"/>
      <text:p text:style-name="P90"><text:span text:style-name="T90_1">3.3<text:s/></text:span><text:span text:style-name="T90_2">Team</text:span><text:span text:style-name="T90_3"><text:s/></text:span><text:span text:style-name="T90_4">swaps</text:span></text:p>
      <text:p text:style-name="P91"><text:span text:style-name="T91_1">Competitors</text:span><text:span text:style-name="T91_2"><text:s/></text:span><text:span text:style-name="T91_3">may</text:span><text:span text:style-name="T91_4"><text:s/></text:span><text:span text:style-name="T91_5">be</text:span><text:span text:style-name="T91_6"><text:s/></text:span><text:span text:style-name="T91_7">registered</text:span><text:span text:style-name="T91_8"><text:s/></text:span><text:span text:style-name="T91_9">for</text:span><text:span text:style-name="T91_10"><text:s/></text:span><text:span text:style-name="T91_11">only</text:span><text:span text:style-name="T91_12"><text:s/></text:span><text:span text:style-name="T91_13">one</text:span><text:span text:style-name="T91_14"><text:s/></text:span><text:span text:style-name="T91_15">team</text:span><text:span text:style-name="T91_16"><text:s/></text:span><text:span text:style-name="T91_17">in</text:span><text:span text:style-name="T91_18"><text:s/></text:span><text:span text:style-name="T91_19">the</text:span><text:span text:style-name="T91_20"><text:s/></text:span><text:span text:style-name="T91_21">tournament</text:span><text:span text:style-name="T91_22">.<text:s/></text:span><text:span text:style-name="T91_23">A</text:span><text:span text:style-name="T91_24"><text:s/></text:span><text:span text:style-name="T91_25">competitor</text:span><text:span text:style-name="T91_26"><text:s/></text:span><text:span text:style-name="T91_27">who</text:span><text:span text:style-name="T91_28"><text:s/></text:span><text:span text:style-name="T91_29">drops</text:span><text:span text:style-name="T91_30"><text:s/></text:span><text:span text:style-name="T91_31">from</text:span><text:span text:style-name="T91_32"><text:s/></text:span><text:span text:style-name="T91_33">a</text:span><text:span text:style-name="T91_34"><text:s/></text:span><text:span text:style-name="T91_35">roster</text:span><text:span text:style-name="T91_36"><text:s/></text:span><text:span text:style-name="T91_37">may</text:span><text:span text:style-name="T91_38"><text:s/></text:span><text:span text:style-name="T91_39">not</text:span><text:span text:style-name="T91_40"><text:s/></text:span><text:span text:style-name="T91_41">re</text:span><text:span text:style-name="T91_42">-</text:span><text:span text:style-name="T91_43">join</text:span><text:span text:style-name="T91_44"><text:s/></text:span><text:span text:style-name="T91_45">with</text:span><text:span text:style-name="T91_46"><text:s/></text:span><text:span text:style-name="T91_47">another</text:span><text:span text:style-name="T91_48"><text:s/></text:span><text:span text:style-name="T91_49">team</text:span><text:span text:style-name="T91_50"><text:s/></text:span><text:span text:style-name="T91_51">after</text:span><text:span text:style-name="T91_52"><text:s/></text:span><text:span text:style-name="T91_53">the</text:span><text:span text:style-name="T91_54"><text:s/></text:span><text:span text:style-name="T91_55">registration</text:span><text:span text:style-name="T91_56"><text:s/></text:span><text:span text:style-name="T91_57">deadline</text:span><text:span text:style-name="T91_58">.</text:span></text:p>
      <text:p text:style-name="P92"/>
      <text:p text:style-name="P93"/>
      <text:p text:style-name="P94"/>
      <text:p text:style-name="P95"><text:span text:style-name="T95_1">Section</text:span><text:span text:style-name="T95_2"><text:s/>4</text:span></text:p>
      <text:p text:style-name="P96"><text:span text:style-name="T96_1">Servers</text:span></text:p>
      <text:p text:style-name="P97"/>
      <text:p text:style-name="P98"/>
      <text:p text:style-name="P99"><text:span text:style-name="T99_1">The</text:span><text:span text:style-name="T99_2"><text:s/></text:span><text:span text:style-name="T99_3">match</text:span><text:span text:style-name="T99_4"><text:s/></text:span><text:span text:style-name="T99_5">servers</text:span><text:span text:style-name="T99_6"><text:s/></text:span><text:span text:style-name="T99_7">will</text:span><text:span text:style-name="T99_8"><text:s/></text:span><text:span text:style-name="T99_9">be</text:span><text:span text:style-name="T99_10"><text:s/></text:span><text:span text:style-name="T99_11">selected</text:span><text:span text:style-name="T99_12"><text:s/></text:span><text:span text:style-name="T99_13">according</text:span><text:span text:style-name="T99_14"><text:s/></text:span><text:span text:style-name="T99_15">to</text:span><text:span text:style-name="T99_16"><text:s/></text:span><text:span text:style-name="T99_17">the</text:span><text:span text:style-name="T99_18"><text:s/></text:span><text:span text:style-name="T99_19">following</text:span><text:span text:style-name="T99_20"><text:s/></text:span><text:span text:style-name="T99_21">process</text:span><text:span text:style-name="T99_22">.</text:span></text:p>
      <text:p text:style-name="P100"/>
      <text:p text:style-name="P101"><text:span text:style-name="T101_1">4.1<text:s/></text:span><text:span text:style-name="T101_2">The</text:span><text:span text:style-name="T101_3"><text:s/></text:span><text:span text:style-name="T101_4">server</text:span><text:span text:style-name="T101_5"><text:s/></text:span><text:span text:style-name="T101_6">must</text:span><text:span text:style-name="T101_7"><text:s/></text:span><text:span text:style-name="T101_8">be</text:span><text:span text:style-name="T101_9"><text:s/></text:span><text:span text:style-name="T101_10">dedicated</text:span><text:span text:style-name="T101_11"><text:s/></text:span><text:span text:style-name="T101_12">and</text:span><text:span text:style-name="T101_13"><text:s/></text:span><text:span text:style-name="T101_14">hosted</text:span><text:span text:style-name="T101_15"><text:s/></text:span><text:span text:style-name="T101_16">by</text:span><text:span text:style-name="T101_17"><text:s/></text:span><text:span text:style-name="T101_18">a</text:span><text:span text:style-name="T101_19"><text:s/></text:span><text:span text:style-name="T101_20">reputable</text:span><text:span text:style-name="T101_21"><text:s/></text:span><text:span text:style-name="T101_22">hosting</text:span><text:span text:style-name="T101_23"><text:s/></text:span><text:span text:style-name="T101_24">company</text:span><text:span text:style-name="T101_25"><text:s/></text:span><text:span text:style-name="T101_26">inside</text:span><text:span text:style-name="T101_27"><text:s/></text:span><text:span text:style-name="T101_28">the</text:span><text:span text:style-name="T101_29"><text:s/></text:span><text:span text:style-name="T101_30">continental</text:span><text:span text:style-name="T101_31"><text:s/></text:span><text:span text:style-name="T101_32">United</text:span><text:span text:style-name="T101_33"><text:s/></text:span><text:span text:style-name="T101_34">States</text:span><text:span text:style-name="T101_35">.</text:span></text:p>
      <text:p text:style-name="P102"/>
      <text:p text:style-name="P103"><text:span text:style-name="T103_1">4.2<text:s/></text:span><text:span text:style-name="T103_2">The</text:span><text:span text:style-name="T103_3"><text:s/></text:span><text:span text:style-name="T103_4">server</text:span><text:span text:style-name="T103_5"><text:s/></text:span><text:span text:style-name="T103_6">will</text:span><text:span text:style-name="T103_7"><text:s/></text:span><text:span text:style-name="T103_8">have</text:span><text:span text:style-name="T103_9"><text:s/></text:span><text:span text:style-name="T103_10">an</text:span><text:span text:style-name="T103_11"><text:s/></text:span><text:span text:style-name="T103_12">up</text:span><text:span text:style-name="T103_13"><text:s/></text:span><text:span text:style-name="T103_14">to</text:span><text:span text:style-name="T103_15"><text:s/></text:span><text:span text:style-name="T103_16">date</text:span><text:span text:style-name="T103_17"><text:s/></text:span><text:span text:style-name="T103_18">and</text:span><text:span text:style-name="T103_19"><text:s/></text:span><text:span text:style-name="T103_20">working</text:span><text:span text:style-name="T103_21"><text:s/></text:span><text:span text:style-name="T103_22">configuration</text:span><text:span text:style-name="T103_23"><text:s/></text:span><text:span text:style-name="T103_24">of</text:span><text:span text:style-name="T103_25"><text:s/></text:span><text:span text:style-name="T103_26"><text:a xlink:type="simple" xlink:href="http://promod.webege.com/"><text:span text:style-name="T103_27">Promod</text:span></text:a></text:span><text:span text:style-name="T103_28">.<text:s/></text:span><text:span text:style-name="T103_29">The</text:span><text:span text:style-name="T103_30"><text:s/></text:span><text:span text:style-name="T103_31">version</text:span><text:span text:style-name="T103_32"><text:s/></text:span><text:span text:style-name="T103_33">to</text:span><text:span text:style-name="T103_34"><text:s/></text:span><text:span text:style-name="T103_35">be</text:span><text:span text:style-name="T103_36"><text:s/></text:span><text:span text:style-name="T103_37">played</text:span><text:span text:style-name="T103_38"><text:s/></text:span><text:span text:style-name="T103_39">will</text:span><text:span text:style-name="T103_40"><text:s/></text:span><text:span text:style-name="T103_41">be</text:span><text:span text:style-name="T103_42"><text:s/></text:span><text:span text:style-name="T103_43">determined</text:span><text:span text:style-name="T103_44"><text:s/></text:span><text:span text:style-name="T103_45">before</text:span><text:span text:style-name="T103_46"><text:s/></text:span><text:span text:style-name="T103_47">the</text:span><text:span text:style-name="T103_48"><text:s/></text:span><text:span text:style-name="T103_49">round</text:span><text:span text:style-name="T103_50">.</text:span></text:p>
      <text:p text:style-name="P104"><text:span text:style-name="T104_1"><text:line-break/>4.3<text:s/></text:span><text:span text:style-name="T104_2">Games</text:span><text:span text:style-name="T104_3"><text:s/></text:span><text:span text:style-name="T104_4">will</text:span><text:span text:style-name="T104_5"><text:s/></text:span><text:span text:style-name="T104_6">be</text:span><text:span text:style-name="T104_7"><text:s/></text:span><text:span text:style-name="T104_8">played</text:span><text:span text:style-name="T104_9"><text:s/></text:span><text:span text:style-name="T104_10">at</text:span><text:span text:style-name="T104_11"><text:s/>30<text:s/></text:span><text:span text:style-name="T104_12">tick</text:span><text:span text:style-name="T104_13"><text:s/></text:span><text:span text:style-name="T104_14">unless</text:span><text:span text:style-name="T104_15"><text:s/></text:span><text:span text:style-name="T104_16">both</text:span><text:span text:style-name="T104_17"><text:s/></text:span><text:span text:style-name="T104_18">teams</text:span><text:span text:style-name="T104_19"><text:s/></text:span><text:span text:style-name="T104_20">agree</text:span><text:span text:style-name="T104_21"><text:s/></text:span><text:span text:style-name="T104_22">to</text:span><text:span text:style-name="T104_23"><text:s/></text:span><text:span text:style-name="T104_24">another</text:span><text:span text:style-name="T104_25"><text:s/></text:span><text:span text:style-name="T104_26">tick</text:span><text:span text:style-name="T104_27"><text:s/></text:span><text:span text:style-name="T104_28">rate</text:span><text:span text:style-name="T104_29">.</text:span></text:p>
      <text:p text:style-name="P105"/>
      <text:p text:style-name="P106"><text:span text:style-name="T106_1">4.4<text:s/></text:span><text:span text:style-name="T106_2">Servers</text:span><text:span text:style-name="T106_3"><text:s/></text:span><text:span text:style-name="T106_4">with</text:span><text:span text:style-name="T106_5"><text:s/></text:span><text:span text:style-name="T106_6">DoS</text:span><text:span text:style-name="T106_7"><text:s/></text:span><text:span text:style-name="T106_8">protection</text:span><text:span text:style-name="T106_9"><text:s/></text:span><text:span text:style-name="T106_10">are</text:span><text:span text:style-name="T106_11"><text:s/></text:span><text:span text:style-name="T106_12">always</text:span><text:span text:style-name="T106_13"><text:s/></text:span><text:span text:style-name="T106_14">given</text:span><text:span text:style-name="T106_15"><text:s/></text:span><text:span text:style-name="T106_16">priority</text:span><text:span text:style-name="T106_17"><text:s/></text:span><text:span text:style-name="T106_18">unless</text:span><text:span text:style-name="T106_19"><text:s/></text:span><text:span text:style-name="T106_20">they</text:span><text:span text:style-name="T106_21"><text:s/></text:span><text:span text:style-name="T106_22">are</text:span><text:span text:style-name="T106_23"><text:s/></text:span><text:span text:style-name="T106_24">outside</text:span><text:span text:style-name="T106_25"><text:s/></text:span><text:span text:style-name="T106_26">the</text:span><text:span text:style-name="T106_27"><text:s/></text:span><text:span text:style-name="T106_28">continental</text:span><text:span text:style-name="T106_29"><text:s/></text:span><text:span text:style-name="T106_30">United</text:span><text:span text:style-name="T106_31"><text:s/></text:span><text:span text:style-name="T106_32">States</text:span><text:span text:style-name="T106_33">.</text:span></text:p>
      <text:p text:style-name="P107"/>
      <text:p text:style-name="P108"><text:span text:style-name="T108_1">4.5<text:s/></text:span><text:span text:style-name="T108_2">If</text:span><text:span text:style-name="T108_3"><text:s/></text:span><text:span text:style-name="T108_4">both</text:span><text:span text:style-name="T108_5"><text:s/></text:span><text:span text:style-name="T108_6">teams</text:span><text:span text:style-name="T108_7"><text:s/></text:span><text:span text:style-name="T108_8">have</text:span><text:span text:style-name="T108_9"><text:s/></text:span><text:span text:style-name="T108_10">a</text:span><text:span text:style-name="T108_11"><text:s/></text:span><text:span text:style-name="T108_12">server</text:span><text:span text:style-name="T108_13"><text:s/></text:span><text:span text:style-name="T108_14">but</text:span><text:span text:style-name="T108_15"><text:s/></text:span><text:span text:style-name="T108_16">cannot</text:span><text:span text:style-name="T108_17"><text:s/></text:span><text:span text:style-name="T108_18">agree</text:span><text:span text:style-name="T108_19"><text:s/></text:span><text:span text:style-name="T108_20">on</text:span><text:span text:style-name="T108_21"><text:s/></text:span><text:span text:style-name="T108_22">which</text:span><text:span text:style-name="T108_23"><text:s/></text:span><text:span text:style-name="T108_24">server</text:span><text:span text:style-name="T108_25"><text:s/></text:span><text:span text:style-name="T108_26">to</text:span><text:span text:style-name="T108_27"><text:s/></text:span><text:span text:style-name="T108_28">use</text:span><text:span text:style-name="T108_29">,<text:s/></text:span><text:span text:style-name="T108_30">the</text:span><text:span text:style-name="T108_31"><text:s/></text:span><text:span text:style-name="T108_32">match</text:span><text:span text:style-name="T108_33"><text:s/></text:span><text:span text:style-name="T108_34">will</text:span><text:span text:style-name="T108_35"><text:s/></text:span><text:span text:style-name="T108_36">be</text:span><text:span text:style-name="T108_37"><text:s/></text:span><text:span text:style-name="T108_38">played</text:span><text:span text:style-name="T108_39"><text:s/></text:span><text:span text:style-name="T108_40">on</text:span><text:span text:style-name="T108_41"><text:s/></text:span><text:span text:style-name="T108_42">the</text:span><text:span text:style-name="T108_43"><text:s/></text:span><text:span text:style-name="T108_44">server</text:span><text:span text:style-name="T108_45"><text:s/></text:span><text:span text:style-name="T108_46">with</text:span><text:span text:style-name="T108_47"><text:s/></text:span><text:span text:style-name="T108_48">the</text:span><text:span text:style-name="T108_49"><text:s/></text:span><text:span text:style-name="T108_50">most</text:span><text:span text:style-name="T108_51"><text:s/></text:span><text:span text:style-name="T108_52">even</text:span><text:span text:style-name="T108_53"><text:s/></text:span><text:span text:style-name="T108_54">average</text:span><text:span text:style-name="T108_55"><text:s/></text:span><text:span text:style-name="T108_56">ping</text:span><text:span text:style-name="T108_57"><text:s/></text:span><text:span text:style-name="T108_58">for</text:span><text:span text:style-name="T108_59"><text:s/></text:span><text:span text:style-name="T108_60">all</text:span><text:span text:style-name="T108_61"><text:s/></text:span><text:span text:style-name="T108_62">the</text:span><text:span text:style-name="T108_63"><text:s/></text:span><text:span text:style-name="T108_64">competitors</text:span><text:span text:style-name="T108_65">.</text:span></text:p>
      <text:p text:style-name="P109"/>
      <text:p text:style-name="P110"><text:span text:style-name="T110_1">4.6<text:s/></text:span><text:span text:style-name="T110_2">If</text:span><text:span text:style-name="T110_3"><text:s/></text:span><text:span text:style-name="T110_4">no</text:span><text:span text:style-name="T110_5"><text:s/></text:span><text:span text:style-name="T110_6">available</text:span><text:span text:style-name="T110_7"><text:s/></text:span><text:span text:style-name="T110_8">server</text:span><text:span text:style-name="T110_9"><text:s/></text:span><text:span text:style-name="T110_10">can</text:span><text:span text:style-name="T110_11"><text:s/></text:span><text:span text:style-name="T110_12">be</text:span><text:span text:style-name="T110_13"><text:s/></text:span><text:span text:style-name="T110_14">found</text:span><text:span text:style-name="T110_15"><text:s/></text:span><text:span text:style-name="T110_16">after</text:span><text:span text:style-name="T110_17"><text:s/></text:span><text:span text:style-name="T110_18">this</text:span><text:span text:style-name="T110_19"><text:s/></text:span><text:span text:style-name="T110_20">process</text:span><text:span text:style-name="T110_21"><text:s/></text:span><text:span text:style-name="T110_22">has</text:span><text:span text:style-name="T110_23"><text:s/></text:span><text:span text:style-name="T110_24">been</text:span><text:span text:style-name="T110_25"><text:s/></text:span><text:span text:style-name="T110_26">exhausted</text:span><text:span text:style-name="T110_27">,<text:s/></text:span><text:span text:style-name="T110_28">a</text:span><text:span text:style-name="T110_29"><text:s/></text:span><text:span text:style-name="T110_30">Tournament</text:span><text:span text:style-name="T110_31"><text:s/></text:span><text:span text:style-name="T110_32">Director</text:span><text:span text:style-name="T110_33"><text:s/></text:span><text:span text:style-name="T110_34">must</text:span><text:span text:style-name="T110_35"><text:s/></text:span><text:span text:style-name="T110_36">be</text:span><text:span text:style-name="T110_37"><text:s/></text:span><text:span text:style-name="T110_38">contacted</text:span><text:span text:style-name="T110_39"><text:s/></text:span><text:span text:style-name="T110_40">immediately</text:span><text:span text:style-name="T110_41">.<text:s/></text:span><text:span text:style-name="T110_42">Matches</text:span><text:span text:style-name="T110_43"><text:s/></text:span><text:span text:style-name="T110_44">may</text:span><text:span text:style-name="T110_45"><text:s/></text:span><text:span text:style-name="T110_46">be</text:span><text:span text:style-name="T110_47"><text:s/></text:span><text:span text:style-name="T110_48">delayed</text:span><text:span text:style-name="T110_49"><text:s/></text:span><text:span text:style-name="T110_50">to</text:span><text:span text:style-name="T110_51"><text:s/></text:span><text:span text:style-name="T110_52">find</text:span><text:span text:style-name="T110_53"><text:s/></text:span><text:span text:style-name="T110_54">a</text:span><text:span text:style-name="T110_55"><text:s/></text:span><text:span text:style-name="T110_56">server</text:span><text:span text:style-name="T110_57">,<text:s/></text:span><text:span text:style-name="T110_58">but</text:span><text:span text:style-name="T110_59"><text:s/></text:span><text:span text:style-name="T110_60">in</text:span><text:span text:style-name="T110_61"><text:s/></text:span><text:span text:style-name="T110_62">no</text:span><text:span text:style-name="T110_63"><text:s/></text:span><text:span text:style-name="T110_64">circumstance</text:span><text:span text:style-name="T110_65"><text:s/></text:span><text:span text:style-name="T110_66">will</text:span><text:span text:style-name="T110_67"><text:s/></text:span><text:span text:style-name="T110_68">match</text:span><text:span text:style-name="T110_69"><text:s/></text:span><text:span text:style-name="T110_70">results</text:span><text:span text:style-name="T110_71"><text:s/></text:span><text:span text:style-name="T110_72">be</text:span><text:span text:style-name="T110_73"><text:s/></text:span><text:span text:style-name="T110_74">accepted</text:span><text:span text:style-name="T110_75"><text:s/></text:span><text:span text:style-name="T110_76">past</text:span><text:span text:style-name="T110_77"><text:s/></text:span><text:span text:style-name="T110_78">the</text:span><text:span text:style-name="T110_79"><text:s/></text:span><text:span text:style-name="T110_80">round</text:span><text:span text:style-name="T110_81"><text:s/></text:span><text:span text:style-name="T110_82">deadline</text:span><text:span text:style-name="T110_83"><text:s/></text:span><text:span text:style-name="T110_84">for</text:span><text:span text:style-name="T110_85"><text:s/></text:span><text:span text:style-name="T110_86">the</text:span><text:span text:style-name="T110_87"><text:s/></text:span><text:span text:style-name="T110_88">week</text:span><text:span text:style-name="T110_89">.</text:span></text:p>
      <text:p text:style-name="P111"/>
      <text:p text:style-name="P112"/>
      <text:p text:style-name="P113"/>
      <text:p text:style-name="P114"/>
      <text:p text:style-name="P115"><text:span text:style-name="T115_1">Section</text:span><text:span text:style-name="T115_2"><text:s/>5</text:span></text:p>
      <text:p text:style-name="P116"><text:span text:style-name="T116_1">Match</text:span><text:span text:style-name="T116_2"><text:s/></text:span><text:span text:style-name="T116_3">scheduling</text:span><text:span text:style-name="T116_4"><text:s/></text:span><text:span text:style-name="T116_5">and</text:span><text:span text:style-name="T116_6"><text:s/></text:span><text:span text:style-name="T116_7">match</text:span><text:span text:style-name="T116_8"><text:s/></text:span><text:span text:style-name="T116_9">rules</text:span></text:p>
      <text:p text:style-name="P117"/>
      <text:p text:style-name="P118"/>
      <text:p text:style-name="P119"><text:span text:style-name="T119_1">5.1<text:s/></text:span><text:span text:style-name="T119_2">Rounds</text:span><text:span text:style-name="T119_3"><text:s/></text:span><text:span text:style-name="T119_4">and</text:span><text:span text:style-name="T119_5"><text:s/></text:span><text:span text:style-name="T119_6">scheduling</text:span></text:p>
      <text:p text:style-name="P120"><text:span text:style-name="T120_1">Pairings</text:span><text:span text:style-name="T120_2"><text:s/></text:span><text:span text:style-name="T120_3">and</text:span><text:span text:style-name="T120_4"><text:s/></text:span><text:span text:style-name="T120_5">brackets</text:span><text:span text:style-name="T120_6"><text:s/></text:span><text:span text:style-name="T120_7">for</text:span><text:span text:style-name="T120_8"><text:s/></text:span><text:span text:style-name="T120_9">each</text:span><text:span text:style-name="T120_10"><text:s/></text:span><text:span text:style-name="T120_11">round</text:span><text:span text:style-name="T120_12"><text:s/></text:span><text:span text:style-name="T120_13">will</text:span><text:span text:style-name="T120_14"><text:s/></text:span><text:span text:style-name="T120_15">be</text:span><text:span text:style-name="T120_16"><text:s/></text:span><text:span text:style-name="T120_17">posted</text:span><text:span text:style-name="T120_18"><text:s/></text:span><text:span text:style-name="T120_19">weekly</text:span><text:span text:style-name="T120_20"><text:s/></text:span><text:span text:style-name="T120_21">on</text:span><text:span text:style-name="T120_22"><text:s/></text:span><text:span text:style-name="T120_23">Monday</text:span><text:span text:style-name="T120_24">.<text:s/></text:span><text:span text:style-name="T120_25">Results</text:span><text:span text:style-name="T120_26"><text:s/></text:span><text:span text:style-name="T120_27">must</text:span><text:span text:style-name="T120_28"><text:s/></text:span><text:span text:style-name="T120_29">be</text:span><text:span text:style-name="T120_30"><text:s/></text:span><text:span text:style-name="T120_31">submitted</text:span><text:span text:style-name="T120_32"><text:s/></text:span><text:span text:style-name="T120_33">by</text:span><text:span text:style-name="T120_34"><text:s/></text:span><text:span text:style-name="T120_35">the</text:span><text:span text:style-name="T120_36"><text:s/></text:span><text:span text:style-name="T120_37">following</text:span><text:span text:style-name="T120_38"><text:s/></text:span><text:span text:style-name="T120_39">Sunday</text:span><text:span text:style-name="T120_40"><text:s/></text:span><text:span text:style-name="T120_41">at</text:span><text:span text:style-name="T120_42"><text:s/></text:span><text:span text:style-name="T120_43">midnight</text:span><text:span text:style-name="T120_44"><text:s/>(</text:span><text:span text:style-name="T120_45">Pacific</text:span><text:span text:style-name="T120_46"><text:s/></text:span><text:span text:style-name="T120_47">Time</text:span><text:span text:style-name="T120_48">).</text:span></text:p>
      <text:p text:style-name="P121"/>
      <text:p text:style-name="P122"><text:span text:style-name="T122_1">5.1.1<text:s/></text:span><text:span text:style-name="T122_2">Matches</text:span><text:span text:style-name="T122_3"><text:s/></text:span><text:span text:style-name="T122_4">must</text:span><text:span text:style-name="T122_5"><text:s/></text:span><text:span text:style-name="T122_6">be</text:span><text:span text:style-name="T122_7"><text:s/></text:span><text:span text:style-name="T122_8">scheduled</text:span><text:span text:style-name="T122_9"><text:s/></text:span><text:span text:style-name="T122_10">by</text:span><text:span text:style-name="T122_11"><text:s/></text:span><text:span text:style-name="T122_12">the</text:span><text:span text:style-name="T122_13"><text:s/></text:span><text:span text:style-name="T122_14">posted</text:span><text:span text:style-name="T122_15"><text:s/></text:span><text:span text:style-name="T122_16">scheduling</text:span><text:span text:style-name="T122_17"><text:s/></text:span><text:span text:style-name="T122_18">deadline</text:span><text:span text:style-name="T122_19">.<text:s/></text:span><text:span text:style-name="T122_20">Scheduled</text:span><text:span text:style-name="T122_21"><text:s/></text:span><text:span text:style-name="T122_22">match</text:span><text:span text:style-name="T122_23"><text:s/></text:span><text:span text:style-name="T122_24">times</text:span><text:span text:style-name="T122_25"><text:s/></text:span><text:span text:style-name="T122_26">can</text:span><text:span text:style-name="T122_27"><text:s/></text:span><text:span text:style-name="T122_28">be</text:span><text:span text:style-name="T122_29"><text:s/></text:span><text:span text:style-name="T122_30">submitted</text:span><text:span text:style-name="T122_31"><text:s/></text:span><text:span text:style-name="T122_32">by</text:span><text:span text:style-name="T122_33"><text:s/></text:span><text:span text:style-name="T122_34">posting</text:span><text:span text:style-name="T122_35"><text:s/></text:span><text:span text:style-name="T122_36">in</text:span><text:span text:style-name="T122_37"><text:s/></text:span><text:span text:style-name="T122_38">the</text:span><text:span text:style-name="T122_39"><text:s/></text:span><text:span text:style-name="T122_40">tournament</text:span><text:span text:style-name="T122_41"><text:s/></text:span><text:span text:style-name="T122_42">thread</text:span><text:span text:style-name="T122_43"><text:s/></text:span><text:span text:style-name="T122_44">only</text:span><text:span text:style-name="T122_45">.<text:s/></text:span><text:span text:style-name="T122_46">Teams</text:span><text:span text:style-name="T122_47"><text:s/></text:span><text:span text:style-name="T122_48">are</text:span><text:span text:style-name="T122_49"><text:s/></text:span><text:span text:style-name="T122_50">encouraged</text:span><text:span text:style-name="T122_51"><text:s/></text:span><text:span text:style-name="T122_52">to</text:span><text:span text:style-name="T122_53"><text:s/></text:span><text:span text:style-name="T122_54">begin</text:span><text:span text:style-name="T122_55"><text:s/></text:span><text:span text:style-name="T122_56">negotiating</text:span><text:span text:style-name="T122_57"><text:s/></text:span><text:span text:style-name="T122_58">the</text:span><text:span text:style-name="T122_59"><text:s/></text:span><text:span text:style-name="T122_60">schedule</text:span><text:span text:style-name="T122_61"><text:s/></text:span><text:span text:style-name="T122_62">early</text:span><text:span text:style-name="T122_63">;<text:s/></text:span><text:span text:style-name="T122_64">irreconcilable</text:span><text:span text:style-name="T122_65"><text:s/></text:span><text:span text:style-name="T122_66">conflicts</text:span><text:span text:style-name="T122_67"><text:s/></text:span><text:span text:style-name="T122_68">must</text:span><text:span text:style-name="T122_69"><text:s/></text:span><text:span text:style-name="T122_70">be</text:span><text:span text:style-name="T122_71"><text:s/></text:span><text:span text:style-name="T122_72">brought</text:span><text:span text:style-name="T122_73"><text:s/></text:span><text:span text:style-name="T122_74">to</text:span><text:span text:style-name="T122_75"><text:s/></text:span><text:span text:style-name="T122_76">the</text:span><text:span text:style-name="T122_77"><text:s/></text:span><text:span text:style-name="T122_78">attention</text:span><text:span text:style-name="T122_79"><text:s/></text:span><text:span text:style-name="T122_80">of</text:span><text:span text:style-name="T122_81"><text:s/></text:span><text:span text:style-name="T122_82">the</text:span><text:span text:style-name="T122_83"><text:s/></text:span><text:span text:style-name="T122_84">staff</text:span><text:span text:style-name="T122_85"><text:s/></text:span><text:span text:style-name="T122_86">before</text:span><text:span text:style-name="T122_87"><text:s/></text:span><text:span text:style-name="T122_88">the</text:span><text:span text:style-name="T122_89"><text:s/></text:span><text:span text:style-name="T122_90">scheduling</text:span><text:span text:style-name="T122_91"><text:s/></text:span><text:span text:style-name="T122_92">deadline</text:span><text:span text:style-name="T122_93">.</text:span></text:p>
      <text:p text:style-name="P123"/>
      <text:p text:style-name="P124"><text:span text:style-name="T124_1">5.1.1<text:s/></text:span><text:span text:style-name="T124_2">Results</text:span><text:span text:style-name="T124_3"><text:s/></text:span><text:span text:style-name="T124_4">must</text:span><text:span text:style-name="T124_5"><text:s/></text:span><text:span text:style-name="T124_6">be</text:span><text:span text:style-name="T124_7"><text:s/></text:span><text:span text:style-name="T124_8">posted</text:span><text:span text:style-name="T124_9"><text:s/></text:span><text:span text:style-name="T124_10">with</text:span><text:span text:style-name="T124_11"><text:s/></text:span><text:span text:style-name="T124_12">a</text:span><text:span text:style-name="T124_13"><text:s/></text:span><text:span text:style-name="T124_14">screenshot</text:span><text:span text:style-name="T124_15"><text:s/></text:span><text:span text:style-name="T124_16">to</text:span><text:span text:style-name="T124_17"><text:s/></text:span><text:span text:style-name="T124_18">the</text:span><text:span text:style-name="T124_19"><text:s/></text:span><text:span text:style-name="T124_20">thread</text:span><text:span text:style-name="T124_21"><text:s/></text:span><text:span text:style-name="T124_22">for</text:span><text:span text:style-name="T124_23"><text:s/></text:span><text:span text:style-name="T124_24">the</text:span><text:span text:style-name="T124_25"><text:s/></text:span><text:span text:style-name="T124_26">round</text:span><text:span text:style-name="T124_27"><text:s/></text:span><text:span text:style-name="T124_28">on</text:span><text:span text:style-name="T124_29"><text:s/></text:span><text:span text:style-name="T124_30">L</text:span><text:span text:style-name="T124_31">4</text:span><text:span text:style-name="T124_32">DNation</text:span><text:span text:style-name="T124_33">.<text:s/></text:span><text:span text:style-name="T124_34">Failure</text:span><text:span text:style-name="T124_35"><text:s/></text:span><text:span text:style-name="T124_36">to</text:span><text:span text:style-name="T124_37"><text:s/></text:span><text:span text:style-name="T124_38">report</text:span><text:span text:style-name="T124_39"><text:s/></text:span><text:span text:style-name="T124_40">weekly</text:span><text:span text:style-name="T124_41"><text:s/></text:span><text:span text:style-name="T124_42">round</text:span><text:span text:style-name="T124_43"><text:s/></text:span><text:span text:style-name="T124_44">results</text:span><text:span text:style-name="T124_45"><text:s/></text:span><text:span text:style-name="T124_46">by</text:span><text:span text:style-name="T124_47"><text:s/></text:span><text:span text:style-name="T124_48">the</text:span><text:span text:style-name="T124_49"><text:s/></text:span><text:span text:style-name="T124_50">deadline</text:span><text:span text:style-name="T124_51"><text:s/></text:span><text:span text:style-name="T124_52">will</text:span><text:span text:style-name="T124_53"><text:s/></text:span><text:span text:style-name="T124_54">result</text:span><text:span text:style-name="T124_55"><text:s/></text:span><text:span text:style-name="T124_56">in</text:span><text:span text:style-name="T124_57"><text:s/></text:span><text:span text:style-name="T124_58">a</text:span><text:span text:style-name="T124_59"><text:s/></text:span><text:span text:style-name="T124_60">double</text:span><text:span text:style-name="T124_61"><text:s/></text:span><text:span text:style-name="T124_62">forfeit</text:span><text:span text:style-name="T124_63">.</text:span></text:p>
      <text:p text:style-name="P125"/>
      <text:p text:style-name="P126"><text:span text:style-name="T126_1">5.1.2<text:s/></text:span><text:span text:style-name="T126_2">Any</text:span><text:span text:style-name="T126_3"><text:s/></text:span><text:span text:style-name="T126_4">player</text:span><text:span text:style-name="T126_5"><text:s/></text:span><text:span text:style-name="T126_6">on</text:span><text:span text:style-name="T126_7"><text:s/></text:span><text:span text:style-name="T126_8">the</text:span><text:span text:style-name="T126_9"><text:s/></text:span><text:span text:style-name="T126_10">roster</text:span><text:span text:style-name="T126_11"><text:s/></text:span><text:span text:style-name="T126_12">may</text:span><text:span text:style-name="T126_13"><text:s/></text:span><text:span text:style-name="T126_14">perform</text:span><text:span text:style-name="T126_15"><text:s/></text:span><text:span text:style-name="T126_16">scheduling</text:span><text:span text:style-name="T126_17"><text:s/></text:span><text:span text:style-name="T126_18">duties</text:span><text:span text:style-name="T126_19">.</text:span></text:p>
      <text:p text:style-name="P127"/>
      <text:p text:style-name="P128"><text:span text:style-name="T128_1">5.1.3<text:s/></text:span><text:span text:style-name="T128_2">Each</text:span><text:span text:style-name="T128_3"><text:s/></text:span><text:span text:style-name="T128_4">team</text:span><text:span text:style-name="T128_5"><text:s/></text:span><text:span text:style-name="T128_6">must</text:span><text:span text:style-name="T128_7"><text:s/></text:span><text:span text:style-name="T128_8">agree</text:span><text:span text:style-name="T128_9"><text:s/></text:span><text:span text:style-name="T128_10">on</text:span><text:span text:style-name="T128_11"><text:s/></text:span><text:span text:style-name="T128_12">the</text:span><text:span text:style-name="T128_13"><text:s/></text:span><text:span text:style-name="T128_14">server</text:span><text:span text:style-name="T128_15"><text:s/></text:span><text:span text:style-name="T128_16">at</text:span><text:span text:style-name="T128_17"><text:s/></text:span><text:span text:style-name="T128_18">the</text:span><text:span text:style-name="T128_19"><text:s/></text:span><text:span text:style-name="T128_20">time</text:span><text:span text:style-name="T128_21"><text:s/></text:span><text:span text:style-name="T128_22">the</text:span><text:span text:style-name="T128_23"><text:s/></text:span><text:span text:style-name="T128_24">match</text:span><text:span text:style-name="T128_25"><text:s/></text:span><text:span text:style-name="T128_26">is</text:span><text:span text:style-name="T128_27"><text:s/></text:span><text:span text:style-name="T128_28">scheduled</text:span><text:span text:style-name="T128_29">.<text:s/></text:span><text:span text:style-name="T128_30">However</text:span><text:span text:style-name="T128_31">,<text:s/></text:span><text:span text:style-name="T128_32">the</text:span><text:span text:style-name="T128_33"><text:s/></text:span><text:span text:style-name="T128_34">server</text:span><text:span text:style-name="T128_35"><text:s/></text:span><text:span text:style-name="T128_36">IP</text:span><text:span text:style-name="T128_37"><text:s/></text:span><text:span text:style-name="T128_38">ought</text:span><text:span text:style-name="T128_39"><text:s/></text:span><text:span text:style-name="T128_40">not</text:span><text:span text:style-name="T128_41"><text:s/></text:span><text:span text:style-name="T128_42">be</text:span><text:span text:style-name="T128_43"><text:s/></text:span><text:span text:style-name="T128_44">reported</text:span><text:span text:style-name="T128_45"><text:s/></text:span><text:span text:style-name="T128_46">publicly</text:span><text:span text:style-name="T128_47">.</text:span></text:p>
      <text:p text:style-name="P129"/>
      <text:p text:style-name="P130"><text:span text:style-name="T130_1">5.2<text:s/></text:span><text:span text:style-name="T130_2">Tardiness</text:span></text:p>
      <text:p text:style-name="P131"/>
      <text:p text:style-name="P132"><text:span text:style-name="T132_1">5.2.1<text:s/></text:span><text:span text:style-name="T132_2">Each</text:span><text:span text:style-name="T132_3"><text:s/></text:span><text:span text:style-name="T132_4">team</text:span><text:span text:style-name="T132_5"><text:s/></text:span><text:span text:style-name="T132_6">has</text:span><text:span text:style-name="T132_7"><text:s/>15<text:s/></text:span><text:span text:style-name="T132_8">minutes</text:span><text:span text:style-name="T132_9"><text:s/></text:span><text:span text:style-name="T132_10">after</text:span><text:span text:style-name="T132_11"><text:s/></text:span><text:span text:style-name="T132_12">the</text:span><text:span text:style-name="T132_13"><text:s/></text:span><text:span text:style-name="T132_14">scheduled</text:span><text:span text:style-name="T132_15"><text:s/></text:span><text:span text:style-name="T132_16">time</text:span><text:span text:style-name="T132_17"><text:s/></text:span><text:span text:style-name="T132_18">to</text:span><text:span text:style-name="T132_19"><text:s/></text:span><text:span text:style-name="T132_20">have</text:span><text:span text:style-name="T132_21"><text:s/>4<text:s/></text:span><text:span text:style-name="T132_22">players</text:span><text:span text:style-name="T132_23"><text:s/></text:span><text:span text:style-name="T132_24">in</text:span><text:span text:style-name="T132_25"><text:s/></text:span><text:span text:style-name="T132_26">the</text:span><text:span text:style-name="T132_27"><text:s/></text:span><text:span text:style-name="T132_28">server</text:span><text:span text:style-name="T132_29"><text:s/></text:span><text:span text:style-name="T132_30">and</text:span><text:span text:style-name="T132_31"><text:s/></text:span><text:span text:style-name="T132_32">readied</text:span><text:span text:style-name="T132_33"><text:s/></text:span><text:span text:style-name="T132_34">up</text:span><text:span text:style-name="T132_35">.<text:s/></text:span><text:span text:style-name="T132_36">The</text:span><text:span text:style-name="T132_37"><text:s/></text:span><text:span text:style-name="T132_38">standard</text:span><text:span text:style-name="T132_39"><text:s/></text:span><text:span text:style-name="T132_40">penalty</text:span><text:span text:style-name="T132_41"><text:s/></text:span><text:span text:style-name="T132_42">for</text:span><text:span text:style-name="T132_43"><text:s/></text:span><text:span text:style-name="T132_44">failure</text:span><text:span text:style-name="T132_45"><text:s/></text:span><text:span text:style-name="T132_46">will</text:span><text:span text:style-name="T132_47"><text:s/></text:span><text:span text:style-name="T132_48">be</text:span><text:span text:style-name="T132_49"><text:s/></text:span><text:span text:style-name="T132_50">a</text:span><text:span text:style-name="T132_51"><text:s/></text:span><text:span text:style-name="T132_52">forfeit</text:span><text:span text:style-name="T132_53"><text:s/></text:span><text:span text:style-name="T132_54">loss</text:span><text:span text:style-name="T132_55"><text:s/></text:span><text:span text:style-name="T132_56">of</text:span><text:span text:style-name="T132_57"><text:s/></text:span><text:span text:style-name="T132_58">the</text:span><text:span text:style-name="T132_59"><text:s/></text:span><text:span text:style-name="T132_60">match</text:span><text:span text:style-name="T132_61">.</text:span></text:p>
      <text:p text:style-name="P133"/>
      <text:p text:style-name="P134"><text:span text:style-name="T134_1">5.2.2<text:s/></text:span><text:span text:style-name="T134_2">Each</text:span><text:span text:style-name="T134_3"><text:s/></text:span><text:span text:style-name="T134_4">team</text:span><text:span text:style-name="T134_5"><text:s/></text:span><text:span text:style-name="T134_6">is</text:span><text:span text:style-name="T134_7"><text:s/></text:span><text:span text:style-name="T134_8">permitted</text:span><text:span text:style-name="T134_9"><text:s/></text:span><text:span text:style-name="T134_10">one</text:span><text:span text:style-name="T134_11"><text:s/>(1)<text:s/>10-</text:span><text:span text:style-name="T134_12">minute</text:span><text:span text:style-name="T134_13"><text:s/></text:span><text:span text:style-name="T134_14">break</text:span><text:span text:style-name="T134_15"><text:s/></text:span><text:span text:style-name="T134_16">per</text:span><text:span text:style-name="T134_17"><text:s/></text:span><text:span text:style-name="T134_18">match</text:span><text:span text:style-name="T134_19">,<text:s/></text:span><text:span text:style-name="T134_20">and</text:span><text:span text:style-name="T134_21"><text:s/></text:span><text:span text:style-name="T134_22">only</text:span><text:span text:style-name="T134_23"><text:s/></text:span><text:span text:style-name="T134_24">between</text:span><text:span text:style-name="T134_25"><text:s/></text:span><text:span text:style-name="T134_26">rounds</text:span><text:span text:style-name="T134_27">.<text:s/></text:span><text:span text:style-name="T134_28">Extra</text:span><text:span text:style-name="T134_29"><text:s/></text:span><text:span text:style-name="T134_30">breaks</text:span><text:span text:style-name="T134_31"><text:s/></text:span><text:span text:style-name="T134_32">require</text:span><text:span text:style-name="T134_33"><text:s/></text:span><text:span text:style-name="T134_34">the</text:span><text:span text:style-name="T134_35"><text:s/></text:span><text:span text:style-name="T134_36">consent</text:span><text:span text:style-name="T134_37"><text:s/></text:span><text:span text:style-name="T134_38">of</text:span><text:span text:style-name="T134_39"><text:s/></text:span><text:span text:style-name="T134_40">both</text:span><text:span text:style-name="T134_41"><text:s/></text:span><text:span text:style-name="T134_42">the</text:span><text:span text:style-name="T134_43"><text:s/></text:span><text:span text:style-name="T134_44">other</text:span><text:span text:style-name="T134_45"><text:s/></text:span><text:span text:style-name="T134_46">team</text:span><text:span text:style-name="T134_47">,<text:s/></text:span><text:span text:style-name="T134_48">and</text:span><text:span text:style-name="T134_49"><text:s/></text:span><text:span text:style-name="T134_50">the</text:span><text:span text:style-name="T134_51"><text:s/></text:span><text:span text:style-name="T134_52">admins</text:span><text:span text:style-name="T134_53"><text:s/></text:span><text:span text:style-name="T134_54">or</text:span><text:span text:style-name="T134_55"><text:s/></text:span><text:span text:style-name="T134_56">casters</text:span><text:span text:style-name="T134_57">.</text:span></text:p>
      <text:p text:style-name="P135"/>
      <text:p text:style-name="P136"><text:span text:style-name="T136_1">5.3<text:s/></text:span><text:span text:style-name="T136_2">Casting</text:span></text:p>
      <text:p text:style-name="P137"><text:span text:style-name="T137_1">The</text:span><text:span text:style-name="T137_2"><text:s/></text:span><text:span text:style-name="T137_3">players</text:span><text:span text:style-name="T137_4"><text:s/></text:span><text:span text:style-name="T137_5">agree</text:span><text:span text:style-name="T137_6"><text:s/></text:span><text:span text:style-name="T137_7">that</text:span><text:span text:style-name="T137_8"><text:s/></text:span><text:span text:style-name="T137_9">the</text:span><text:span text:style-name="T137_10"><text:s/></text:span><text:span text:style-name="T137_11">matches</text:span><text:span text:style-name="T137_12"><text:s/></text:span><text:span text:style-name="T137_13">may</text:span><text:span text:style-name="T137_14"><text:s/></text:span><text:span text:style-name="T137_15">be</text:span><text:span text:style-name="T137_16"><text:s/></text:span><text:span text:style-name="T137_17">casted</text:span><text:span text:style-name="T137_18"><text:s/></text:span><text:span text:style-name="T137_19">according</text:span><text:span text:style-name="T137_20"><text:s/></text:span><text:span text:style-name="T137_21">to</text:span><text:span text:style-name="T137_22"><text:s/></text:span><text:span text:style-name="T137_23">the</text:span><text:span text:style-name="T137_24"><text:s/></text:span><text:span text:style-name="T137_25">usual</text:span><text:span text:style-name="T137_26"><text:s/></text:span><text:span text:style-name="T137_27">process</text:span><text:span text:style-name="T137_28">.<text:s/></text:span><text:span text:style-name="T137_29">Servers</text:span><text:span text:style-name="T137_30"><text:s/></text:span><text:span text:style-name="T137_31">should</text:span><text:span text:style-name="T137_32"><text:s/></text:span><text:span text:style-name="T137_33">have</text:span><text:span text:style-name="T137_34"><text:s/></text:span><text:span text:style-name="T137_35">room</text:span><text:span text:style-name="T137_36"><text:s/></text:span><text:span text:style-name="T137_37">for</text:span><text:span text:style-name="T137_38"><text:s/></text:span><text:span text:style-name="T137_39">up</text:span><text:span text:style-name="T137_40"><text:s/></text:span><text:span text:style-name="T137_41">to</text:span><text:span text:style-name="T137_42"><text:s/></text:span><text:span text:style-name="T137_43">two</text:span><text:span text:style-name="T137_44"><text:s/></text:span><text:span text:style-name="T137_45">casters</text:span><text:span text:style-name="T137_46">,<text:s/></text:span><text:span text:style-name="T137_47">two</text:span><text:span text:style-name="T137_48"><text:s/></text:span><text:span text:style-name="T137_49">cameramen</text:span><text:span text:style-name="T137_50">,<text:s/></text:span><text:span text:style-name="T137_51">and</text:span><text:span text:style-name="T137_52"><text:s/></text:span><text:span text:style-name="T137_53">an</text:span><text:span text:style-name="T137_54"><text:s/></text:span><text:span text:style-name="T137_55">admin</text:span><text:span text:style-name="T137_56">.<text:s/></text:span><text:span text:style-name="T137_57">Access</text:span><text:span text:style-name="T137_58"><text:s/></text:span><text:span text:style-name="T137_59">to</text:span><text:span text:style-name="T137_60"><text:s/></text:span><text:span text:style-name="T137_61">mumble</text:span><text:span text:style-name="T137_62"><text:s/></text:span><text:span text:style-name="T137_63">servers</text:span><text:span text:style-name="T137_64"><text:s/></text:span><text:span text:style-name="T137_65">for</text:span><text:span text:style-name="T137_66"><text:s/>‘</text:span><text:span text:style-name="T137_67">war</text:span><text:span text:style-name="T137_68"><text:s/></text:span><text:span text:style-name="T137_69">rooms</text:span><text:span text:style-name="T137_70">’<text:s/></text:span><text:span text:style-name="T137_71">is</text:span><text:span text:style-name="T137_72"><text:s/></text:span><text:span text:style-name="T137_73">appreciated</text:span><text:span text:style-name="T137_74"><text:s/></text:span><text:span text:style-name="T137_75">but</text:span><text:span text:style-name="T137_76"><text:s/></text:span><text:span text:style-name="T137_77">not</text:span><text:span text:style-name="T137_78"><text:s/></text:span><text:span text:style-name="T137_79">required</text:span><text:span text:style-name="T137_80">.</text:span></text:p>
      <text:p text:style-name="P138"/>
      <text:p text:style-name="P139"><text:span text:style-name="T139_1">5.4<text:s/></text:span><text:span text:style-name="T139_2">Spectators</text:span><text:span text:style-name="T139_3"><text:s/></text:span><text:span text:style-name="T139_4">and</text:span><text:span text:style-name="T139_5"><text:s/></text:span><text:span text:style-name="T139_6">admins</text:span></text:p>
      <text:p text:style-name="P140"><text:span text:style-name="T140_1">5.4.1<text:s/></text:span><text:span text:style-name="T140_2">Any</text:span><text:span text:style-name="T140_3"><text:s/></text:span><text:span text:style-name="T140_4">team</text:span><text:span text:style-name="T140_5"><text:s/></text:span><text:span text:style-name="T140_6">may</text:span><text:span text:style-name="T140_7"><text:s/></text:span><text:span text:style-name="T140_8">request</text:span><text:span text:style-name="T140_9"><text:s/></text:span><text:span text:style-name="T140_10">that</text:span><text:span text:style-name="T140_11"><text:s/></text:span><text:span text:style-name="T140_12">an</text:span><text:span text:style-name="T140_13"><text:s/></text:span><text:span text:style-name="T140_14">admin</text:span><text:span text:style-name="T140_15"><text:s/></text:span><text:span text:style-name="T140_16">be</text:span><text:span text:style-name="T140_17"><text:s/></text:span><text:span text:style-name="T140_18">present</text:span><text:span text:style-name="T140_19"><text:s/></text:span><text:span text:style-name="T140_20">at</text:span><text:span text:style-name="T140_21"><text:s/></text:span><text:span text:style-name="T140_22">their</text:span><text:span text:style-name="T140_23"><text:s/></text:span><text:span text:style-name="T140_24">match</text:span><text:span text:style-name="T140_25">.<text:s/></text:span><text:span text:style-name="T140_26">The</text:span><text:span text:style-name="T140_27"><text:s/></text:span><text:span text:style-name="T140_28">staff</text:span><text:span text:style-name="T140_29"><text:s/></text:span><text:span text:style-name="T140_30">will</text:span><text:span text:style-name="T140_31"><text:s/></text:span><text:span text:style-name="T140_32">honor</text:span><text:span text:style-name="T140_33"><text:s/></text:span><text:span text:style-name="T140_34">reasonable</text:span><text:span text:style-name="T140_35"><text:s/></text:span><text:span text:style-name="T140_36">requests</text:span><text:span text:style-name="T140_37"><text:s/></text:span><text:span text:style-name="T140_38">to</text:span><text:span text:style-name="T140_39"><text:s/></text:span><text:span text:style-name="T140_40">the</text:span><text:span text:style-name="T140_41"><text:s/></text:span><text:span text:style-name="T140_42">best</text:span><text:span text:style-name="T140_43"><text:s/></text:span><text:span text:style-name="T140_44">of</text:span><text:span text:style-name="T140_45"><text:s/></text:span><text:span text:style-name="T140_46">their</text:span><text:span text:style-name="T140_47"><text:s/></text:span><text:span text:style-name="T140_48">ability</text:span><text:span text:style-name="T140_49">,<text:s/></text:span><text:span text:style-name="T140_50">weighing</text:span><text:span text:style-name="T140_51"><text:s/></text:span><text:span text:style-name="T140_52">conflicting</text:span><text:span text:style-name="T140_53"><text:s/></text:span><text:span text:style-name="T140_54">obligations</text:span><text:span text:style-name="T140_55">,<text:s/></text:span><text:span text:style-name="T140_56">the</text:span><text:span text:style-name="T140_57"><text:s/></text:span><text:span text:style-name="T140_58">significance</text:span><text:span text:style-name="T140_59"><text:s/></text:span><text:span text:style-name="T140_60">of</text:span><text:span text:style-name="T140_61"><text:s/></text:span><text:span text:style-name="T140_62">the</text:span><text:span text:style-name="T140_63"><text:s/></text:span><text:span text:style-name="T140_64">match</text:span><text:span text:style-name="T140_65"><text:s/></text:span><text:span text:style-name="T140_66">to</text:span><text:span text:style-name="T140_67"><text:s/></text:span><text:span text:style-name="T140_68">the</text:span><text:span text:style-name="T140_69"><text:s/></text:span><text:span text:style-name="T140_70">tournament</text:span><text:span text:style-name="T140_71"><text:s/></text:span><text:span text:style-name="T140_72">results</text:span><text:span text:style-name="T140_73">,<text:s/></text:span><text:span text:style-name="T140_74">and</text:span><text:span text:style-name="T140_75"><text:s/></text:span><text:span text:style-name="T140_76">the</text:span><text:span text:style-name="T140_77"><text:s/></text:span><text:span text:style-name="T140_78">seriousness</text:span><text:span text:style-name="T140_79"><text:s/></text:span><text:span text:style-name="T140_80">of</text:span><text:span text:style-name="T140_81"><text:s/></text:span><text:span text:style-name="T140_82">concerns</text:span><text:span text:style-name="T140_83"><text:s/></text:span><text:span text:style-name="T140_84">about</text:span><text:span text:style-name="T140_85"><text:s/></text:span><text:span text:style-name="T140_86">improper</text:span><text:span text:style-name="T140_87"><text:s/></text:span><text:span text:style-name="T140_88">behavior</text:span><text:span text:style-name="T140_89"><text:s/></text:span><text:span text:style-name="T140_90">that</text:span><text:span text:style-name="T140_91"><text:s/></text:span><text:span text:style-name="T140_92">may</text:span><text:span text:style-name="T140_93"><text:s/></text:span><text:span text:style-name="T140_94">take</text:span><text:span text:style-name="T140_95"><text:s/></text:span><text:span text:style-name="T140_96">place</text:span><text:span text:style-name="T140_97">.</text:span></text:p>
      <text:p text:style-name="P141"/>
      <text:p text:style-name="P142"><text:span text:style-name="T142_1">5.4.2<text:s/></text:span><text:span text:style-name="T142_2">Aside</text:span><text:span text:style-name="T142_3"><text:s/></text:span><text:span text:style-name="T142_4">from</text:span><text:span text:style-name="T142_5"><text:s/></text:span><text:span text:style-name="T142_6">authorized</text:span><text:span text:style-name="T142_7"><text:s/></text:span><text:span text:style-name="T142_8">casters</text:span><text:span text:style-name="T142_9"><text:s/></text:span><text:span text:style-name="T142_10">and</text:span><text:span text:style-name="T142_11"><text:s/></text:span><text:span text:style-name="T142_12">admins</text:span><text:span text:style-name="T142_13">,<text:s/></text:span><text:span text:style-name="T142_14">no</text:span><text:span text:style-name="T142_15"><text:s/></text:span><text:span text:style-name="T142_16">spectators</text:span><text:span text:style-name="T142_17"><text:s/></text:span><text:span text:style-name="T142_18">whatsoever</text:span><text:span text:style-name="T142_19"><text:s/></text:span><text:span text:style-name="T142_20">will</text:span><text:span text:style-name="T142_21"><text:s/></text:span><text:span text:style-name="T142_22">be</text:span><text:span text:style-name="T142_23"><text:s/></text:span><text:span text:style-name="T142_24">allowed</text:span><text:span text:style-name="T142_25"><text:s/></text:span><text:span text:style-name="T142_26">in</text:span><text:span text:style-name="T142_27"><text:s/></text:span><text:span text:style-name="T142_28">the</text:span><text:span text:style-name="T142_29"><text:s/></text:span><text:span text:style-name="T142_30">server</text:span><text:span text:style-name="T142_31"><text:s/></text:span><text:span text:style-name="T142_32">during</text:span><text:span text:style-name="T142_33"><text:s/></text:span><text:span text:style-name="T142_34">matches</text:span><text:span text:style-name="T142_35">.</text:span></text:p>
      <text:p text:style-name="P143"/>
      <text:p text:style-name="P144"><text:span text:style-name="T144_1">5.5<text:s/></text:span><text:span text:style-name="T144_2">Ringers</text:span></text:p>
      <text:p text:style-name="P145"><text:span text:style-name="T145_1">5.5.1<text:s/></text:span><text:span text:style-name="T145_2">Both</text:span><text:span text:style-name="T145_3"><text:s/></text:span><text:span text:style-name="T145_4">teams</text:span><text:span text:style-name="T145_5"><text:s/></text:span><text:span text:style-name="T145_6">must</text:span><text:span text:style-name="T145_7"><text:s/></text:span><text:span text:style-name="T145_8">agree</text:span><text:span text:style-name="T145_9"><text:s/></text:span><text:span text:style-name="T145_10">to</text:span><text:span text:style-name="T145_11"><text:s/></text:span><text:span text:style-name="T145_12">allow</text:span><text:span text:style-name="T145_13"><text:s/></text:span><text:span text:style-name="T145_14">ringers</text:span><text:span text:style-name="T145_15"><text:s/></text:span><text:span text:style-name="T145_16">before</text:span><text:span text:style-name="T145_17"><text:s/></text:span><text:span text:style-name="T145_18">the</text:span><text:span text:style-name="T145_19"><text:s/></text:span><text:span text:style-name="T145_20">match</text:span><text:span text:style-name="T145_21">,<text:s/></text:span><text:span text:style-name="T145_22">or</text:span><text:span text:style-name="T145_23"><text:s/></text:span><text:span text:style-name="T145_24">ringers</text:span><text:span text:style-name="T145_25"><text:s/></text:span><text:span text:style-name="T145_26">will</text:span><text:span text:style-name="T145_27"><text:s/></text:span><text:span text:style-name="T145_28">not</text:span><text:span text:style-name="T145_29"><text:s/></text:span><text:span text:style-name="T145_30">be</text:span><text:span text:style-name="T145_31"><text:s/></text:span><text:span text:style-name="T145_32">allowed</text:span><text:span text:style-name="T145_33">.</text:span></text:p>
      <text:p text:style-name="P146"/>
      <text:p text:style-name="P147"><text:span text:style-name="T147_1">5.5.2<text:s/></text:span><text:span text:style-name="T147_2">No</text:span><text:span text:style-name="T147_3"><text:s/></text:span><text:span text:style-name="T147_4">registered</text:span><text:span text:style-name="T147_5"><text:s/></text:span><text:span text:style-name="T147_6">competitor</text:span><text:span text:style-name="T147_7"><text:s/></text:span><text:span text:style-name="T147_8">may</text:span><text:span text:style-name="T147_9"><text:s/></text:span><text:span text:style-name="T147_10">ring</text:span><text:span text:style-name="T147_11"><text:s/></text:span><text:span text:style-name="T147_12">for</text:span><text:span text:style-name="T147_13"><text:s/></text:span><text:span text:style-name="T147_14">another</text:span><text:span text:style-name="T147_15"><text:s/></text:span><text:span text:style-name="T147_16">team</text:span><text:span text:style-name="T147_17"><text:s/></text:span><text:span text:style-name="T147_18">unless</text:span><text:span text:style-name="T147_19"><text:s/></text:span><text:span text:style-name="T147_20">their</text:span><text:span text:style-name="T147_21"><text:s/></text:span><text:span text:style-name="T147_22">team</text:span><text:span text:style-name="T147_23"><text:s/></text:span><text:span text:style-name="T147_24">has</text:span><text:span text:style-name="T147_25"><text:s/></text:span><text:span text:style-name="T147_26">withdrawn</text:span><text:span text:style-name="T147_27"><text:s/></text:span><text:span text:style-name="T147_28">or</text:span><text:span text:style-name="T147_29"><text:s/></text:span><text:span text:style-name="T147_30">been</text:span><text:span text:style-name="T147_31"><text:s/></text:span><text:span text:style-name="T147_32">eliminated</text:span><text:span text:style-name="T147_33"><text:s/></text:span><text:span text:style-name="T147_34">from</text:span><text:span text:style-name="T147_35"><text:s/></text:span><text:span text:style-name="T147_36">the</text:span><text:span text:style-name="T147_37"><text:s/></text:span><text:span text:style-name="T147_38">tournament</text:span><text:span text:style-name="T147_39">,<text:s/></text:span><text:span text:style-name="T147_40">regardless</text:span><text:span text:style-name="T147_41"><text:s/></text:span><text:span text:style-name="T147_42">of</text:span><text:span text:style-name="T147_43"><text:s/></text:span><text:span text:style-name="T147_44">consent</text:span><text:span text:style-name="T147_45"><text:s/></text:span><text:span text:style-name="T147_46">from</text:span><text:span text:style-name="T147_47"><text:s/></text:span><text:span text:style-name="T147_48">the</text:span><text:span text:style-name="T147_49"><text:s/></text:span><text:span text:style-name="T147_50">other</text:span><text:span text:style-name="T147_51"><text:s/></text:span><text:span text:style-name="T147_52">team</text:span><text:span text:style-name="T147_53">.</text:span></text:p>
      <text:p text:style-name="P148"/>
      <text:p text:style-name="P149"><text:span text:style-name="T149_1">5.5.3<text:s/></text:span><text:span text:style-name="T149_2">No</text:span><text:span text:style-name="T149_3"><text:s/></text:span><text:span text:style-name="T149_4">ringers</text:span><text:span text:style-name="T149_5"><text:s/></text:span><text:span text:style-name="T149_6">will</text:span><text:span text:style-name="T149_7"><text:s/></text:span><text:span text:style-name="T149_8">be</text:span><text:span text:style-name="T149_9"><text:s/></text:span><text:span text:style-name="T149_10">allowed</text:span><text:span text:style-name="T149_11"><text:s/></text:span><text:span text:style-name="T149_12">in</text:span><text:span text:style-name="T149_13"><text:s/></text:span><text:span text:style-name="T149_14">the</text:span><text:span text:style-name="T149_15"><text:s/></text:span><text:span text:style-name="T149_16">knockout</text:span><text:span text:style-name="T149_17"><text:s/></text:span><text:span text:style-name="T149_18">phase</text:span><text:span text:style-name="T149_19"><text:s/></text:span><text:span text:style-name="T149_20">of</text:span><text:span text:style-name="T149_21"><text:s/></text:span><text:span text:style-name="T149_22">the</text:span><text:span text:style-name="T149_23"><text:s/></text:span><text:span text:style-name="T149_24">tournament</text:span><text:span text:style-name="T149_25"><text:s/>(</text:span><text:span text:style-name="T149_26">Section</text:span><text:span text:style-name="T149_27"><text:s/>2.1.2).</text:span></text:p>
      <text:p text:style-name="P150"/>
      <text:p text:style-name="P151"><text:span text:style-name="T151_1">5.6<text:s/></text:span><text:span text:style-name="T151_2">Pauses</text:span></text:p>
      <text:p text:style-name="P152"><text:span text:style-name="T152_1">5.6.1<text:s/></text:span><text:span text:style-name="T152_2">The</text:span><text:span text:style-name="T152_3"><text:s/></text:span><text:span text:style-name="T152_4">round</text:span><text:span text:style-name="T152_5"><text:s/></text:span><text:span text:style-name="T152_6">may</text:span><text:span text:style-name="T152_7"><text:s/></text:span><text:span text:style-name="T152_8">not</text:span><text:span text:style-name="T152_9"><text:s/></text:span><text:span text:style-name="T152_10">be</text:span><text:span text:style-name="T152_11"><text:s/></text:span><text:span text:style-name="T152_12">paused</text:span><text:span text:style-name="T152_13"><text:s/></text:span><text:span text:style-name="T152_14">while</text:span><text:span text:style-name="T152_15"><text:s/></text:span><text:span text:style-name="T152_16">a</text:span><text:span text:style-name="T152_17"><text:s/></text:span><text:span text:style-name="T152_18">survivor</text:span><text:span text:style-name="T152_19"><text:s/></text:span><text:span text:style-name="T152_20">is</text:span><text:span text:style-name="T152_21"><text:s/></text:span><text:span text:style-name="T152_22">incapacitated</text:span><text:span text:style-name="T152_23"><text:s/></text:span><text:span text:style-name="T152_24">if</text:span><text:span text:style-name="T152_25"><text:s/></text:span><text:span text:style-name="T152_26">the</text:span><text:span text:style-name="T152_27"><text:s/></text:span><text:span text:style-name="T152_28">pause</text:span><text:span text:style-name="T152_29"><text:s/></text:span><text:span text:style-name="T152_30">may</text:span><text:span text:style-name="T152_31"><text:s/></text:span><text:span text:style-name="T152_32">affect</text:span><text:span text:style-name="T152_33"><text:s/></text:span><text:span text:style-name="T152_34">the</text:span><text:span text:style-name="T152_35"><text:s/></text:span><text:span text:style-name="T152_36">result</text:span><text:span text:style-name="T152_37"><text:s/></text:span><text:span text:style-name="T152_38">of</text:span><text:span text:style-name="T152_39"><text:s/></text:span><text:span text:style-name="T152_40">the</text:span><text:span text:style-name="T152_41"><text:s/></text:span><text:span text:style-name="T152_42">round</text:span><text:span text:style-name="T152_43">.<text:s/></text:span><text:span text:style-name="T152_44">In</text:span><text:span text:style-name="T152_45"><text:s/></text:span><text:span text:style-name="T152_46">the</text:span><text:span text:style-name="T152_47"><text:s/></text:span><text:span text:style-name="T152_48">event</text:span><text:span text:style-name="T152_49"><text:s/></text:span><text:span text:style-name="T152_50">of</text:span><text:span text:style-name="T152_51"><text:s/></text:span><text:span text:style-name="T152_52">a</text:span><text:span text:style-name="T152_53"><text:s/></text:span><text:span text:style-name="T152_54">dispute</text:span><text:span text:style-name="T152_55">,<text:s/></text:span><text:span text:style-name="T152_56">the</text:span><text:span text:style-name="T152_57"><text:s/></text:span><text:span text:style-name="T152_58">arbiter</text:span><text:span text:style-name="T152_59"><text:s/></text:span><text:span text:style-name="T152_60">will</text:span><text:span text:style-name="T152_61"><text:s/></text:span><text:span text:style-name="T152_62">decide</text:span><text:span text:style-name="T152_63"><text:s/></text:span><text:span text:style-name="T152_64">the</text:span><text:span text:style-name="T152_65"><text:s/></text:span><text:span text:style-name="T152_66">penalty</text:span><text:span text:style-name="T152_67"><text:s/></text:span><text:span text:style-name="T152_68">according</text:span><text:span text:style-name="T152_69"><text:s/></text:span><text:span text:style-name="T152_70">to</text:span><text:span text:style-name="T152_71"><text:s/></text:span><text:span text:style-name="T152_72">his</text:span><text:span text:style-name="T152_73"><text:s/></text:span><text:span text:style-name="T152_74">discretion</text:span><text:span text:style-name="T152_75">.<text:s/></text:span><text:span text:style-name="T152_76">If</text:span><text:span text:style-name="T152_77"><text:s/></text:span><text:span text:style-name="T152_78">no</text:span><text:span text:style-name="T152_79"><text:s/></text:span><text:span text:style-name="T152_80">arbiter</text:span><text:span text:style-name="T152_81"><text:s/></text:span><text:span text:style-name="T152_82">is</text:span><text:span text:style-name="T152_83"><text:s/></text:span><text:span text:style-name="T152_84">present</text:span><text:span text:style-name="T152_85">,<text:s/></text:span><text:span text:style-name="T152_86">the</text:span><text:span text:style-name="T152_87"><text:s/></text:span><text:span text:style-name="T152_88">competitors</text:span><text:span text:style-name="T152_89"><text:s/></text:span><text:span text:style-name="T152_90">will</text:span><text:span text:style-name="T152_91"><text:s/></text:span><text:span text:style-name="T152_92">complete</text:span><text:span text:style-name="T152_93"><text:s/></text:span><text:span text:style-name="T152_94">the</text:span><text:span text:style-name="T152_95"><text:s/></text:span><text:span text:style-name="T152_96">match</text:span><text:span text:style-name="T152_97"><text:s/></text:span><text:span text:style-name="T152_98">and</text:span><text:span text:style-name="T152_99"><text:s/></text:span><text:span text:style-name="T152_100">submit</text:span><text:span text:style-name="T152_101"><text:s/></text:span><text:span text:style-name="T152_102">their</text:span><text:span text:style-name="T152_103"><text:s/></text:span><text:span text:style-name="T152_104">dispute</text:span><text:span text:style-name="T152_105"><text:s/></text:span><text:span text:style-name="T152_106">to</text:span><text:span text:style-name="T152_107"><text:s/></text:span><text:span text:style-name="T152_108">the</text:span><text:span text:style-name="T152_109"><text:s/></text:span><text:span text:style-name="T152_110">TD</text:span><text:span text:style-name="T152_111">.</text:span></text:p>
      <text:p text:style-name="P153"/>
      <text:p text:style-name="P154"><text:span text:style-name="T154_1">5.6.2<text:s/></text:span><text:span text:style-name="T154_2">Intentionally</text:span><text:span text:style-name="T154_3"><text:s/></text:span><text:span text:style-name="T154_4">affecting</text:span><text:span text:style-name="T154_5"><text:s/></text:span><text:span text:style-name="T154_6">the</text:span><text:span text:style-name="T154_7"><text:s/></text:span><text:span text:style-name="T154_8">result</text:span><text:span text:style-name="T154_9"><text:s/></text:span><text:span text:style-name="T154_10">of</text:span><text:span text:style-name="T154_11"><text:s/></text:span><text:span text:style-name="T154_12">the</text:span><text:span text:style-name="T154_13"><text:s/></text:span><text:span text:style-name="T154_14">round</text:span><text:span text:style-name="T154_15"><text:s/></text:span><text:span text:style-name="T154_16">through</text:span><text:span text:style-name="T154_17"><text:s/></text:span><text:span text:style-name="T154_18">excessive</text:span><text:span text:style-name="T154_19"><text:s/></text:span><text:span text:style-name="T154_20">pausing</text:span><text:span text:style-name="T154_21"><text:s/></text:span><text:span text:style-name="T154_22">may</text:span><text:span text:style-name="T154_23"><text:s/></text:span><text:span text:style-name="T154_24">be</text:span><text:span text:style-name="T154_25"><text:s/></text:span><text:span text:style-name="T154_26">brought</text:span><text:span text:style-name="T154_27"><text:s/></text:span><text:span text:style-name="T154_28">to</text:span><text:span text:style-name="T154_29"><text:s/></text:span><text:span text:style-name="T154_30">the</text:span><text:span text:style-name="T154_31"><text:s/></text:span><text:span text:style-name="T154_32">attention</text:span><text:span text:style-name="T154_33"><text:s/></text:span><text:span text:style-name="T154_34">of</text:span><text:span text:style-name="T154_35"><text:s/></text:span><text:span text:style-name="T154_36">the</text:span><text:span text:style-name="T154_37"><text:s/></text:span><text:span text:style-name="T154_38">TD</text:span><text:span text:style-name="T154_39">.</text:span></text:p>
      <text:p text:style-name="P155"/>
      <text:p text:style-name="P156"><text:span text:style-name="T156_1">5.6.3<text:s/></text:span><text:span text:style-name="T156_2">The</text:span><text:span text:style-name="T156_3"><text:s/></text:span><text:span text:style-name="T156_4">penalty</text:span><text:span text:style-name="T156_5"><text:s/></text:span><text:span text:style-name="T156_6">for</text:span><text:span text:style-name="T156_7"><text:s/></text:span><text:span text:style-name="T156_8">abuse</text:span><text:span text:style-name="T156_9"><text:s/></text:span><text:span text:style-name="T156_10">of</text:span><text:span text:style-name="T156_11"><text:s/></text:span><text:span text:style-name="T156_12">the</text:span><text:span text:style-name="T156_13"><text:s/></text:span><text:span text:style-name="T156_14">pause</text:span><text:span text:style-name="T156_15"><text:s/></text:span><text:span text:style-name="T156_16">function</text:span><text:span text:style-name="T156_17"><text:s/></text:span><text:span text:style-name="T156_18">will</text:span><text:span text:style-name="T156_19"><text:s/></text:span><text:span text:style-name="T156_20">typically</text:span><text:span text:style-name="T156_21"><text:s/></text:span><text:span text:style-name="T156_22">be</text:span><text:span text:style-name="T156_23"><text:s/></text:span><text:span text:style-name="T156_24">whichever</text:span><text:span text:style-name="T156_25"><text:s/></text:span><text:span text:style-name="T156_26">is</text:span><text:span text:style-name="T156_27"><text:s/></text:span><text:span text:style-name="T156_28">greater</text:span><text:span text:style-name="T156_29"><text:s/></text:span><text:span text:style-name="T156_30">between</text:span><text:span text:style-name="T156_31">:</text:span></text:p>
      <text:p text:style-name="P157"/>
      <text:list text:style-name="LS4" xml:id="list7">
        <text:list-item>
          <text:p text:style-name="P158"><text:span text:style-name="T158_1">a</text:span><text:span text:style-name="T158_2"><text:s/></text:span><text:span text:style-name="T158_3">zero</text:span><text:span text:style-name="T158_4"><text:s/></text:span><text:span text:style-name="T158_5">score</text:span><text:span text:style-name="T158_6"><text:s/></text:span><text:span text:style-name="T158_7">for</text:span><text:span text:style-name="T158_8"><text:s/></text:span><text:span text:style-name="T158_9">the</text:span><text:span text:style-name="T158_10"><text:s/></text:span><text:span text:style-name="T158_11">round</text:span><text:span text:style-name="T158_12"><text:s/></text:span><text:span text:style-name="T158_13">for</text:span><text:span text:style-name="T158_14"><text:s/></text:span><text:span text:style-name="T158_15">the</text:span><text:span text:style-name="T158_16"><text:s/></text:span><text:span text:style-name="T158_17">offending</text:span><text:span text:style-name="T158_18"><text:s/></text:span><text:span text:style-name="T158_19">team</text:span><text:span text:style-name="T158_20">,<text:s/></text:span><text:span text:style-name="T158_21">or</text:span></text:p>
        </text:list-item>
        <text:list-item>
          <text:p text:style-name="P159"><text:span text:style-name="T159_1">an</text:span><text:span text:style-name="T159_2"><text:s/></text:span><text:span text:style-name="T159_3">adjustment</text:span><text:span text:style-name="T159_4"><text:s/></text:span><text:span text:style-name="T159_5">of</text:span><text:span text:style-name="T159_6"><text:s/></text:span><text:span text:style-name="T159_7">the</text:span><text:span text:style-name="T159_8"><text:s/></text:span><text:span text:style-name="T159_9">score</text:span><text:span text:style-name="T159_10"><text:s/></text:span><text:span text:style-name="T159_11">of</text:span><text:span text:style-name="T159_12"><text:s/></text:span><text:span text:style-name="T159_13">the</text:span><text:span text:style-name="T159_14"><text:s/></text:span><text:span text:style-name="T159_15">offended</text:span><text:span text:style-name="T159_16"><text:s/></text:span><text:span text:style-name="T159_17">team</text:span><text:span text:style-name="T159_18"><text:s/></text:span><text:span text:style-name="T159_19">equivalent</text:span><text:span text:style-name="T159_20"><text:s/></text:span><text:span text:style-name="T159_21">to</text:span><text:span text:style-name="T159_22"><text:s/></text:span><text:span text:style-name="T159_23">full</text:span><text:span text:style-name="T159_24"><text:s/></text:span><text:span text:style-name="T159_25">map</text:span><text:span text:style-name="T159_26"><text:s/></text:span><text:span text:style-name="T159_27">distance</text:span><text:span text:style-name="T159_28"><text:s/>(</text:span><text:span text:style-name="T159_29">with</text:span><text:span text:style-name="T159_30"><text:s/></text:span><text:span text:style-name="T159_31">health</text:span><text:span text:style-name="T159_32"><text:s/></text:span><text:span text:style-name="T159_33">bonus</text:span><text:span text:style-name="T159_34"><text:s/></text:span><text:span text:style-name="T159_35">at</text:span><text:span text:style-name="T159_36"><text:s/></text:span><text:span text:style-name="T159_37">the</text:span><text:span text:style-name="T159_38"><text:s/></text:span><text:span text:style-name="T159_39">time</text:span><text:span text:style-name="T159_40"><text:s/></text:span><text:span text:style-name="T159_41">of</text:span><text:span text:style-name="T159_42"><text:s/></text:span><text:span text:style-name="T159_43">the</text:span><text:span text:style-name="T159_44"><text:s/></text:span><text:span text:style-name="T159_45">offense</text:span><text:span text:style-name="T159_46">).</text:span></text:p>
        </text:list-item>
      </text:list>
      <text:p text:style-name="P160"/>
      <text:p text:style-name="P161"><text:span text:style-name="T161_1">5.7<text:s/></text:span><text:span text:style-name="T161_2">Screenshots</text:span><text:span text:style-name="T161_3"><text:s/></text:span><text:span text:style-name="T161_4">and</text:span><text:span text:style-name="T161_5"><text:s/></text:span><text:span text:style-name="T161_6">demos</text:span></text:p>
      <text:p text:style-name="P162"><text:span text:style-name="T162_1">5.7.1<text:s/></text:span><text:span text:style-name="T162_2">Each</text:span><text:span text:style-name="T162_3"><text:s/></text:span><text:span text:style-name="T162_4">participant</text:span><text:span text:style-name="T162_5"><text:s/></text:span><text:span text:style-name="T162_6">is</text:span><text:span text:style-name="T162_7"><text:s/></text:span><text:span text:style-name="T162_8">required</text:span><text:span text:style-name="T162_9"><text:s/></text:span><text:span text:style-name="T162_10">to</text:span><text:span text:style-name="T162_11"><text:s/></text:span><text:span text:style-name="T162_12">record</text:span><text:span text:style-name="T162_13"><text:s/></text:span><text:span text:style-name="T162_14">and</text:span><text:span text:style-name="T162_15"><text:s/></text:span><text:span text:style-name="T162_16">save</text:span><text:span text:style-name="T162_17"><text:s/></text:span><text:span text:style-name="T162_18">demos</text:span><text:span text:style-name="T162_19"><text:s/></text:span><text:span text:style-name="T162_20">of</text:span><text:span text:style-name="T162_21"><text:s/></text:span><text:span text:style-name="T162_22">their</text:span><text:span text:style-name="T162_23"><text:s/></text:span><text:span text:style-name="T162_24">match</text:span><text:span text:style-name="T162_25"><text:s/></text:span><text:span text:style-name="T162_26">play</text:span><text:span text:style-name="T162_27">.<text:s/></text:span><text:span text:style-name="T162_28">All</text:span><text:span text:style-name="T162_29"><text:s/></text:span><text:span text:style-name="T162_30">demos</text:span><text:span text:style-name="T162_31"><text:s/></text:span><text:span text:style-name="T162_32">must</text:span><text:span text:style-name="T162_33"><text:s/></text:span><text:span text:style-name="T162_34">be</text:span><text:span text:style-name="T162_35"><text:s/></text:span><text:span text:style-name="T162_36">stored</text:span><text:span text:style-name="T162_37"><text:s/></text:span><text:span text:style-name="T162_38">until</text:span><text:span text:style-name="T162_39"><text:s/></text:span><text:span text:style-name="T162_40">the</text:span><text:span text:style-name="T162_41"><text:s/></text:span><text:span text:style-name="T162_42">end</text:span><text:span text:style-name="T162_43"><text:s/></text:span><text:span text:style-name="T162_44">of</text:span><text:span text:style-name="T162_45"><text:s/></text:span><text:span text:style-name="T162_46">the</text:span><text:span text:style-name="T162_47"><text:s/></text:span><text:span text:style-name="T162_48">tournament</text:span><text:span text:style-name="T162_49">,<text:s/></text:span><text:span text:style-name="T162_50">and</text:span><text:span text:style-name="T162_51"><text:s/></text:span><text:span text:style-name="T162_52">must</text:span><text:span text:style-name="T162_53"><text:s/></text:span><text:span text:style-name="T162_54">be</text:span><text:span text:style-name="T162_55"><text:s/></text:span><text:span text:style-name="T162_56">submitted</text:span><text:span text:style-name="T162_57"><text:s/></text:span><text:span text:style-name="T162_58">to</text:span><text:span text:style-name="T162_59"><text:s/></text:span><text:span text:style-name="T162_60">a</text:span><text:span text:style-name="T162_61"><text:s/></text:span><text:span text:style-name="T162_62">tournament</text:span><text:span text:style-name="T162_63"><text:s/></text:span><text:span text:style-name="T162_64">director</text:span><text:span text:style-name="T162_65"><text:s/></text:span><text:span text:style-name="T162_66">on</text:span><text:span text:style-name="T162_67"><text:s/></text:span><text:span text:style-name="T162_68">request</text:span><text:span text:style-name="T162_69">.<text:s/></text:span></text:p>
      <text:p text:style-name="P163"/>
      <text:p text:style-name="P164"><text:span text:style-name="T164_1">5.7.2<text:s/></text:span><text:span text:style-name="T164_2">Competitors</text:span><text:span text:style-name="T164_3"><text:s/></text:span><text:span text:style-name="T164_4">are</text:span><text:span text:style-name="T164_5"><text:s/></text:span><text:span text:style-name="T164_6">never</text:span><text:span text:style-name="T164_7"><text:s/></text:span><text:span text:style-name="T164_8">required</text:span><text:span text:style-name="T164_9"><text:s/></text:span><text:span text:style-name="T164_10">to</text:span><text:span text:style-name="T164_11"><text:s/></text:span><text:span text:style-name="T164_12">submit</text:span><text:span text:style-name="T164_13"><text:s/></text:span><text:span text:style-name="T164_14">demos</text:span><text:span text:style-name="T164_15"><text:s/></text:span><text:span text:style-name="T164_16">to</text:span><text:span text:style-name="T164_17"><text:s/></text:span><text:span text:style-name="T164_18">other</text:span><text:span text:style-name="T164_19"><text:s/></text:span><text:span text:style-name="T164_20">teams</text:span><text:span text:style-name="T164_21">.</text:span></text:p>
      <text:p text:style-name="P165"/>
      <text:p text:style-name="P166"><text:span text:style-name="T166_1">5.7.3<text:s/></text:span><text:span text:style-name="T166_2">To</text:span><text:span text:style-name="T166_3"><text:s/></text:span><text:span text:style-name="T166_4">record</text:span><text:span text:style-name="T166_5"><text:s/></text:span><text:span text:style-name="T166_6">a</text:span><text:span text:style-name="T166_7"><text:s/></text:span><text:span text:style-name="T166_8">demo</text:span><text:span text:style-name="T166_9">,<text:s/></text:span><text:span text:style-name="T166_10">open</text:span><text:span text:style-name="T166_11"><text:s/></text:span><text:span text:style-name="T166_12">the</text:span><text:span text:style-name="T166_13"><text:s/></text:span><text:span text:style-name="T166_14">console</text:span><text:span text:style-name="T166_15"><text:s/></text:span><text:span text:style-name="T166_16">and</text:span><text:span text:style-name="T166_17"><text:s/></text:span><text:span text:style-name="T166_18">type</text:span><text:span text:style-name="T166_19"><text:s/>“</text:span><text:span text:style-name="T166_20">record</text:span><text:span text:style-name="T166_21"><text:s/>&lt;</text:span><text:span text:style-name="T166_22">demoname</text:span><text:span text:style-name="T166_23">&gt;”.<text:s/></text:span><text:span text:style-name="T166_24">It</text:span><text:span text:style-name="T166_25"><text:s/></text:span><text:span text:style-name="T166_26">is</text:span><text:span text:style-name="T166_27"><text:s/></text:span><text:span text:style-name="T166_28">not</text:span><text:span text:style-name="T166_29"><text:s/></text:span><text:span text:style-name="T166_30">necessary</text:span><text:span text:style-name="T166_31"><text:s/></text:span><text:span text:style-name="T166_32">to</text:span><text:span text:style-name="T166_33"><text:s/></text:span><text:span text:style-name="T166_34">re</text:span><text:span text:style-name="T166_35">-</text:span><text:span text:style-name="T166_36">record</text:span><text:span text:style-name="T166_37"><text:s/></text:span><text:span text:style-name="T166_38">after</text:span><text:span text:style-name="T166_39"><text:s/></text:span><text:span text:style-name="T166_40">a</text:span><text:span text:style-name="T166_41"><text:s/></text:span><text:span text:style-name="T166_42">map</text:span><text:span text:style-name="T166_43"><text:s/></text:span><text:span text:style-name="T166_44">change</text:span><text:span text:style-name="T166_45">,<text:s/></text:span><text:span text:style-name="T166_46">but</text:span><text:span text:style-name="T166_47"><text:s/></text:span><text:span text:style-name="T166_48">it</text:span><text:span text:style-name="T166_49"><text:s/></text:span><text:span text:style-name="T166_50">is</text:span><text:span text:style-name="T166_51"><text:s/></text:span><text:span text:style-name="T166_52">necessary</text:span><text:span text:style-name="T166_53"><text:s/></text:span><text:span text:style-name="T166_54">to</text:span><text:span text:style-name="T166_55"><text:s/></text:span><text:span text:style-name="T166_56">re</text:span><text:span text:style-name="T166_57">-</text:span><text:span text:style-name="T166_58">record</text:span><text:span text:style-name="T166_59"><text:s/></text:span><text:span text:style-name="T166_60">after</text:span><text:span text:style-name="T166_61"><text:s/></text:span><text:span text:style-name="T166_62">disconnecting</text:span><text:span text:style-name="T166_63"><text:s/></text:span><text:span text:style-name="T166_64">from</text:span><text:span text:style-name="T166_65"><text:s/></text:span><text:span text:style-name="T166_66">the</text:span><text:span text:style-name="T166_67"><text:s/></text:span><text:span text:style-name="T166_68">server</text:span><text:span text:style-name="T166_69"><text:s/></text:span><text:span text:style-name="T166_70">for</text:span><text:span text:style-name="T166_71"><text:s/></text:span><text:span text:style-name="T166_72">any</text:span><text:span text:style-name="T166_73"><text:s/></text:span><text:span text:style-name="T166_74">reason</text:span><text:span text:style-name="T166_75">.</text:span></text:p>
      <text:p text:style-name="P167"/>
      <text:p text:style-name="P168"><text:span text:style-name="T168_1">5.7.4<text:s/></text:span><text:span text:style-name="T168_2">Each</text:span><text:span text:style-name="T168_3"><text:s/></text:span><text:span text:style-name="T168_4">competitor</text:span><text:span text:style-name="T168_5"><text:s/></text:span><text:span text:style-name="T168_6">must</text:span><text:span text:style-name="T168_7"><text:s/></text:span><text:span text:style-name="T168_8">take</text:span><text:span text:style-name="T168_9"><text:s/></text:span><text:span text:style-name="T168_10">a</text:span><text:span text:style-name="T168_11"><text:s/></text:span><text:span text:style-name="T168_12">screenshot</text:span><text:span text:style-name="T168_13"><text:s/></text:span><text:span text:style-name="T168_14">whenever</text:span><text:span text:style-name="T168_15"><text:s/></text:span><text:span text:style-name="T168_16">asked</text:span><text:span text:style-name="T168_17"><text:s/></text:span><text:span text:style-name="T168_18">by</text:span><text:span text:style-name="T168_19"><text:s/></text:span><text:span text:style-name="T168_20">anyone</text:span><text:span text:style-name="T168_21"><text:s/></text:span><text:span text:style-name="T168_22">in</text:span><text:span text:style-name="T168_23"><text:s/></text:span><text:span text:style-name="T168_24">the</text:span><text:span text:style-name="T168_25"><text:s/></text:span><text:span text:style-name="T168_26">server</text:span><text:span text:style-name="T168_27">.</text:span></text:p>
      <text:p text:style-name="P169"/>
      <text:p text:style-name="P170"><text:span text:style-name="T170_1">5.7.5<text:s/></text:span><text:span text:style-name="T170_2">It</text:span><text:span text:style-name="T170_3"><text:s/></text:span><text:span text:style-name="T170_4">is</text:span><text:span text:style-name="T170_5"><text:s/></text:span><text:span text:style-name="T170_6">each</text:span><text:span text:style-name="T170_7"><text:s/></text:span><text:span text:style-name="T170_8">competitor</text:span><text:span text:style-name="T170_9">’</text:span><text:span text:style-name="T170_10">s</text:span><text:span text:style-name="T170_11"><text:s/></text:span><text:span text:style-name="T170_12">individual</text:span><text:span text:style-name="T170_13"><text:s/></text:span><text:span text:style-name="T170_14">responsibility</text:span><text:span text:style-name="T170_15"><text:s/></text:span><text:span text:style-name="T170_16">to</text:span><text:span text:style-name="T170_17"><text:s/></text:span><text:span text:style-name="T170_18">ensure</text:span><text:span text:style-name="T170_19"><text:s/></text:span><text:span text:style-name="T170_20">that</text:span><text:span text:style-name="T170_21"><text:s/></text:span><text:span text:style-name="T170_22">demos</text:span><text:span text:style-name="T170_23"><text:s/></text:span><text:span text:style-name="T170_24">and</text:span><text:span text:style-name="T170_25"><text:s/></text:span><text:span text:style-name="T170_26">screenshots</text:span><text:span text:style-name="T170_27"><text:s/></text:span><text:span text:style-name="T170_28">are</text:span><text:span text:style-name="T170_29"><text:s/></text:span><text:span text:style-name="T170_30">recorded</text:span><text:span text:style-name="T170_31">,<text:s/></text:span><text:span text:style-name="T170_32">uncorrupted</text:span><text:span text:style-name="T170_33">,<text:s/></text:span><text:span text:style-name="T170_34">and</text:span><text:span text:style-name="T170_35"><text:s/></text:span><text:span text:style-name="T170_36">submitted</text:span><text:span text:style-name="T170_37">.<text:s/></text:span><text:span text:style-name="T170_38">Failure</text:span><text:span text:style-name="T170_39"><text:s/></text:span><text:span text:style-name="T170_40">to</text:span><text:span text:style-name="T170_41"><text:s/></text:span><text:span text:style-name="T170_42">submit</text:span><text:span text:style-name="T170_43"><text:s/></text:span><text:span text:style-name="T170_44">demos</text:span><text:span text:style-name="T170_45"><text:s/></text:span><text:span text:style-name="T170_46">or</text:span><text:span text:style-name="T170_47"><text:s/></text:span><text:span text:style-name="T170_48">screenshots</text:span><text:span text:style-name="T170_49"><text:s/></text:span><text:span text:style-name="T170_50">on</text:span><text:span text:style-name="T170_51"><text:s/></text:span><text:span text:style-name="T170_52">the</text:span><text:span text:style-name="T170_53"><text:s/></text:span><text:span text:style-name="T170_54">request</text:span><text:span text:style-name="T170_55"><text:s/></text:span><text:span text:style-name="T170_56">of</text:span><text:span text:style-name="T170_57"><text:s/></text:span><text:span text:style-name="T170_58">the</text:span><text:span text:style-name="T170_59"><text:s/></text:span><text:span text:style-name="T170_60">TD</text:span><text:span text:style-name="T170_61"><text:s/></text:span><text:span text:style-name="T170_62">will</text:span><text:span text:style-name="T170_63"><text:s/></text:span><text:span text:style-name="T170_64">result</text:span><text:span text:style-name="T170_65"><text:s/></text:span><text:span text:style-name="T170_66">at</text:span><text:span text:style-name="T170_67"><text:s/></text:span><text:span text:style-name="T170_68">minimum</text:span><text:span text:style-name="T170_69"><text:s/></text:span><text:span text:style-name="T170_70">in</text:span><text:span text:style-name="T170_71"><text:s/></text:span><text:span text:style-name="T170_72">a</text:span><text:span text:style-name="T170_73"><text:s/></text:span><text:span text:style-name="T170_74">zero</text:span><text:span text:style-name="T170_75"><text:s/></text:span><text:span text:style-name="T170_76">score</text:span><text:span text:style-name="T170_77"><text:s/></text:span><text:span text:style-name="T170_78">for</text:span><text:span text:style-name="T170_79"><text:s/></text:span><text:span text:style-name="T170_80">the</text:span><text:span text:style-name="T170_81"><text:s/></text:span><text:span text:style-name="T170_82">associated</text:span><text:span text:style-name="T170_83"><text:s/></text:span><text:span text:style-name="T170_84">rounds</text:span><text:span text:style-name="T170_85">,<text:s/></text:span><text:span text:style-name="T170_86">and</text:span><text:span text:style-name="T170_87"><text:s/></text:span><text:span text:style-name="T170_88">possible</text:span><text:span text:style-name="T170_89"><text:s/></text:span><text:span text:style-name="T170_90">suspension</text:span><text:span text:style-name="T170_91"><text:s/></text:span><text:span text:style-name="T170_92">of</text:span><text:span text:style-name="T170_93"><text:s/></text:span><text:span text:style-name="T170_94">the</text:span><text:span text:style-name="T170_95"><text:s/></text:span><text:span text:style-name="T170_96">player</text:span><text:span text:style-name="T170_97"><text:s/></text:span><text:span text:style-name="T170_98">from</text:span><text:span text:style-name="T170_99"><text:s/></text:span><text:span text:style-name="T170_100">subsequent</text:span><text:span text:style-name="T170_101"><text:s/></text:span><text:span text:style-name="T170_102">matches</text:span><text:span text:style-name="T170_103">.</text:span></text:p>
      <text:p text:style-name="P171"/>
      <text:p text:style-name="P172"><text:span text:style-name="T172_1">5.8<text:s/></text:span><text:span text:style-name="T172_2">Anti</text:span><text:span text:style-name="T172_3">-</text:span><text:span text:style-name="T172_4">cheat</text:span><text:span text:style-name="T172_5"><text:s/></text:span><text:span text:style-name="T172_6">utilities</text:span></text:p>
      <text:p text:style-name="P173"><text:span text:style-name="T173_1">Competitors</text:span><text:span text:style-name="T173_2"><text:s/></text:span><text:span text:style-name="T173_3">may</text:span><text:span text:style-name="T173_4"><text:s/></text:span><text:span text:style-name="T173_5">be</text:span><text:span text:style-name="T173_6"><text:s/></text:span><text:span text:style-name="T173_7">expected</text:span><text:span text:style-name="T173_8"><text:s/></text:span><text:span text:style-name="T173_9">to</text:span><text:span text:style-name="T173_10"><text:s/></text:span><text:span text:style-name="T173_11">run</text:span><text:span text:style-name="T173_12"><text:s/></text:span><text:span text:style-name="T173_13">a</text:span><text:span text:style-name="T173_14"><text:s/></text:span><text:span text:style-name="T173_15">third</text:span><text:span text:style-name="T173_16">-</text:span><text:span text:style-name="T173_17">party</text:span><text:span text:style-name="T173_18"><text:s/></text:span><text:span text:style-name="T173_19">anti</text:span><text:span text:style-name="T173_20">-</text:span><text:span text:style-name="T173_21">cheat</text:span><text:span text:style-name="T173_22"><text:s/></text:span><text:span text:style-name="T173_23">utility</text:span><text:span text:style-name="T173_24"><text:s/></text:span><text:span text:style-name="T173_25">during</text:span><text:span text:style-name="T173_26"><text:s/></text:span><text:span text:style-name="T173_27">match</text:span><text:span text:style-name="T173_28"><text:s/></text:span><text:span text:style-name="T173_29">play</text:span><text:span text:style-name="T173_30"><text:s/></text:span><text:span text:style-name="T173_31">for</text:span><text:span text:style-name="T173_32"><text:s/></text:span><text:span text:style-name="T173_33">the</text:span><text:span text:style-name="T173_34"><text:s/></text:span><text:span text:style-name="T173_35">second</text:span><text:span text:style-name="T173_36"><text:s/></text:span><text:span text:style-name="T173_37">phase</text:span><text:span text:style-name="T173_38"><text:s/></text:span><text:span text:style-name="T173_39">of</text:span><text:span text:style-name="T173_40"><text:s/></text:span><text:span text:style-name="T173_41">the</text:span><text:span text:style-name="T173_42"><text:s/></text:span><text:span text:style-name="T173_43">tournament</text:span><text:span text:style-name="T173_44"><text:s/>(</text:span><text:span text:style-name="T173_45">described</text:span><text:span text:style-name="T173_46"><text:s/></text:span><text:span text:style-name="T173_47">in</text:span><text:span text:style-name="T173_48"><text:s/></text:span><text:span text:style-name="T173_49">Section</text:span><text:span text:style-name="T173_50"><text:s/>2.1.2).<text:s/></text:span><text:span text:style-name="T173_51">If</text:span><text:span text:style-name="T173_52"><text:s/></text:span><text:span text:style-name="T173_53">so</text:span><text:span text:style-name="T173_54">,<text:s/></text:span><text:span text:style-name="T173_55">the</text:span><text:span text:style-name="T173_56"><text:s/></text:span><text:span text:style-name="T173_57">details</text:span><text:span text:style-name="T173_58"><text:s/></text:span><text:span text:style-name="T173_59">will</text:span><text:span text:style-name="T173_60"><text:s/></text:span><text:span text:style-name="T173_61">be</text:span><text:span text:style-name="T173_62"><text:s/></text:span><text:span text:style-name="T173_63">made</text:span><text:span text:style-name="T173_64"><text:s/></text:span><text:span text:style-name="T173_65">available</text:span><text:span text:style-name="T173_66"><text:s/></text:span><text:span text:style-name="T173_67">by</text:span><text:span text:style-name="T173_68"><text:s/></text:span><text:span text:style-name="T173_69">the</text:span><text:span text:style-name="T173_70"><text:s/></text:span><text:span text:style-name="T173_71">end</text:span><text:span text:style-name="T173_72"><text:s/></text:span><text:span text:style-name="T173_73">of</text:span><text:span text:style-name="T173_74"><text:s/></text:span><text:span text:style-name="T173_75">the</text:span><text:span text:style-name="T173_76"><text:s/></text:span><text:span text:style-name="T173_77">first</text:span><text:span text:style-name="T173_78"><text:s/></text:span><text:span text:style-name="T173_79">phase</text:span><text:span text:style-name="T173_80">.</text:span></text:p>
      <text:p text:style-name="P174"/>
      <text:p text:style-name="P175"><text:span text:style-name="T175_1">5.9<text:s/></text:span><text:span text:style-name="T175_2">Illegal</text:span><text:span text:style-name="T175_3"><text:s/></text:span><text:span text:style-name="T175_4">techniques</text:span></text:p>
      <text:p text:style-name="P176"/>
      <text:p text:style-name="P177"><text:span text:style-name="T177_1">5.9.1<text:s/></text:span><text:span text:style-name="T177_2">It</text:span><text:span text:style-name="T177_3"><text:s/></text:span><text:span text:style-name="T177_4">is</text:span><text:span text:style-name="T177_5"><text:s/></text:span><text:span text:style-name="T177_6">illegal</text:span><text:span text:style-name="T177_7"><text:s/></text:span><text:span text:style-name="T177_8">for</text:span><text:span text:style-name="T177_9"><text:s/></text:span><text:span text:style-name="T177_10">an</text:span><text:span text:style-name="T177_11"><text:s/></text:span><text:span text:style-name="T177_12">infected</text:span><text:span text:style-name="T177_13"><text:s/></text:span><text:span text:style-name="T177_14">player</text:span><text:span text:style-name="T177_15"><text:s/></text:span><text:span text:style-name="T177_16">to</text:span><text:span text:style-name="T177_17"><text:s/></text:span><text:span text:style-name="T177_18">position</text:span><text:span text:style-name="T177_19"><text:s/></text:span><text:span text:style-name="T177_20">himself</text:span><text:span text:style-name="T177_21"><text:s/></text:span><text:span text:style-name="T177_22">around</text:span><text:span text:style-name="T177_23"><text:s/></text:span><text:span text:style-name="T177_24">a</text:span><text:span text:style-name="T177_25"><text:s/></text:span><text:span text:style-name="T177_26">ladder</text:span><text:span text:style-name="T177_27"><text:s/></text:span><text:span text:style-name="T177_28">in</text:span><text:span text:style-name="T177_29"><text:s/></text:span><text:span text:style-name="T177_30">a</text:span><text:span text:style-name="T177_31"><text:s/></text:span><text:span text:style-name="T177_32">way</text:span><text:span text:style-name="T177_33"><text:s/></text:span><text:span text:style-name="T177_34">that</text:span><text:span text:style-name="T177_35"><text:s/></text:span><text:span text:style-name="T177_36">blocks</text:span><text:span text:style-name="T177_37"><text:s/></text:span><text:span text:style-name="T177_38">an</text:span><text:span text:style-name="T177_39"><text:s/></text:span><text:span text:style-name="T177_40">enemy</text:span><text:span text:style-name="T177_41"><text:s/></text:span><text:span text:style-name="T177_42">player</text:span><text:span text:style-name="T177_43"><text:s/></text:span><text:span text:style-name="T177_44">trying</text:span><text:span text:style-name="T177_45"><text:s/></text:span><text:span text:style-name="T177_46">to</text:span><text:span text:style-name="T177_47"><text:s/></text:span><text:span text:style-name="T177_48">climb</text:span><text:span text:style-name="T177_49"><text:s/></text:span><text:span text:style-name="T177_50">up</text:span><text:span text:style-name="T177_51"><text:s/></text:span><text:span text:style-name="T177_52">or</text:span><text:span text:style-name="T177_53"><text:s/></text:span><text:span text:style-name="T177_54">down</text:span><text:span text:style-name="T177_55">,<text:s/></text:span><text:span text:style-name="T177_56">intentionally</text:span><text:span text:style-name="T177_57"><text:s/></text:span><text:span text:style-name="T177_58">or</text:span><text:span text:style-name="T177_59"><text:s/></text:span><text:span text:style-name="T177_60">unintentionally</text:span><text:span text:style-name="T177_61">.<text:s/></text:span><text:span text:style-name="T177_62">Penalties</text:span><text:span text:style-name="T177_63"><text:s/></text:span><text:span text:style-name="T177_64">for</text:span><text:span text:style-name="T177_65"><text:s/></text:span><text:span text:style-name="T177_66">infractions</text:span><text:span text:style-name="T177_67"><text:s/></text:span><text:span text:style-name="T177_68">will</text:span><text:span text:style-name="T177_69"><text:s/></text:span><text:span text:style-name="T177_70">be</text:span><text:span text:style-name="T177_71"><text:s/></text:span><text:span text:style-name="T177_72">decided</text:span><text:span text:style-name="T177_73"><text:s/></text:span><text:span text:style-name="T177_74">on</text:span><text:span text:style-name="T177_75"><text:s/></text:span><text:span text:style-name="T177_76">a</text:span><text:span text:style-name="T177_77"><text:s/></text:span><text:span text:style-name="T177_78">case</text:span><text:span text:style-name="T177_79"><text:s/></text:span><text:span text:style-name="T177_80">by</text:span><text:span text:style-name="T177_81"><text:s/></text:span><text:span text:style-name="T177_82">case</text:span><text:span text:style-name="T177_83"><text:s/></text:span><text:span text:style-name="T177_84">basis</text:span><text:span text:style-name="T177_85">,<text:s/></text:span><text:span text:style-name="T177_86">but</text:span><text:span text:style-name="T177_87"><text:s/></text:span><text:span text:style-name="T177_88">will</text:span><text:span text:style-name="T177_89"><text:s/></text:span><text:span text:style-name="T177_90">typically</text:span><text:span text:style-name="T177_91"><text:s/></text:span><text:span text:style-name="T177_92">consist</text:span><text:span text:style-name="T177_93"><text:s/></text:span><text:span text:style-name="T177_94">of</text:span><text:span text:style-name="T177_95"><text:s/></text:span><text:span text:style-name="T177_96">a</text:span><text:span text:style-name="T177_97"><text:s/></text:span><text:span text:style-name="T177_98">partial</text:span><text:span text:style-name="T177_99"><text:s/></text:span><text:span text:style-name="T177_100">reduction</text:span><text:span text:style-name="T177_101"><text:s/></text:span><text:span text:style-name="T177_102">of</text:span><text:span text:style-name="T177_103"><text:s/></text:span><text:span text:style-name="T177_104">match</text:span><text:span text:style-name="T177_105"><text:s/></text:span><text:span text:style-name="T177_106">score</text:span><text:span text:style-name="T177_107">.<text:s/></text:span></text:p>
      <text:p text:style-name="P178"/>
      <text:p text:style-name="P179"><text:span text:style-name="T179_1">5.9.2<text:s/></text:span><text:span text:style-name="T179_2">It</text:span><text:span text:style-name="T179_3"><text:s/></text:span><text:span text:style-name="T179_4">is</text:span><text:span text:style-name="T179_5"><text:s/></text:span><text:span text:style-name="T179_6">illegal</text:span><text:span text:style-name="T179_7"><text:s/></text:span><text:span text:style-name="T179_8">for</text:span><text:span text:style-name="T179_9"><text:s/></text:span><text:span text:style-name="T179_10">either</text:span><text:span text:style-name="T179_11"><text:s/></text:span><text:span text:style-name="T179_12">side</text:span><text:span text:style-name="T179_13"><text:s/></text:span><text:span text:style-name="T179_14">to</text:span><text:span text:style-name="T179_15"><text:s/></text:span><text:span text:style-name="T179_16">hit</text:span><text:span text:style-name="T179_17"><text:s/></text:span><text:span text:style-name="T179_18">the</text:span><text:span text:style-name="T179_19"><text:s/>“</text:span><text:span text:style-name="T179_20">Moustaschio</text:span><text:span text:style-name="T179_21">”<text:s/></text:span><text:span text:style-name="T179_22">button</text:span><text:span text:style-name="T179_23"><text:s/></text:span><text:span text:style-name="T179_24">on</text:span><text:span text:style-name="T179_25"><text:s/></text:span><text:span text:style-name="T179_26">c</text:span><text:span text:style-name="T179_27">2</text:span><text:span text:style-name="T179_28">m</text:span><text:span text:style-name="T179_29">4.<text:s/></text:span><text:span text:style-name="T179_30">The</text:span><text:span text:style-name="T179_31"><text:s/></text:span><text:span text:style-name="T179_32">penalty</text:span><text:span text:style-name="T179_33"><text:s/></text:span><text:span text:style-name="T179_34">for</text:span><text:span text:style-name="T179_35"><text:s/></text:span><text:span text:style-name="T179_36">infractions</text:span><text:span text:style-name="T179_37"><text:s/></text:span><text:span text:style-name="T179_38">will</text:span><text:span text:style-name="T179_39"><text:s/></text:span><text:span text:style-name="T179_40">be</text:span><text:span text:style-name="T179_41"><text:s/></text:span><text:span text:style-name="T179_42">a</text:span><text:span text:style-name="T179_43"><text:s/></text:span><text:span text:style-name="T179_44">zero</text:span><text:span text:style-name="T179_45"><text:s/></text:span><text:span text:style-name="T179_46">score</text:span><text:span text:style-name="T179_47"><text:s/></text:span><text:span text:style-name="T179_48">for</text:span><text:span text:style-name="T179_49"><text:s/></text:span><text:span text:style-name="T179_50">the</text:span><text:span text:style-name="T179_51"><text:s/></text:span><text:span text:style-name="T179_52">round</text:span><text:span text:style-name="T179_53">,<text:s/></text:span><text:span text:style-name="T179_54">or</text:span><text:span text:style-name="T179_55"><text:s/></text:span><text:span text:style-name="T179_56">a</text:span><text:span text:style-name="T179_57"><text:s/>700<text:s/></text:span><text:span text:style-name="T179_58">point</text:span><text:span text:style-name="T179_59"><text:s/></text:span><text:span text:style-name="T179_60">penalty</text:span><text:span text:style-name="T179_61"><text:s/></text:span><text:span text:style-name="T179_62">to</text:span><text:span text:style-name="T179_63"><text:s/></text:span><text:span text:style-name="T179_64">overall</text:span><text:span text:style-name="T179_65"><text:s/></text:span><text:span text:style-name="T179_66">match</text:span><text:span text:style-name="T179_67"><text:s/></text:span><text:span text:style-name="T179_68">score</text:span><text:span text:style-name="T179_69">,<text:s/></text:span><text:span text:style-name="T179_70">whichever</text:span><text:span text:style-name="T179_71"><text:s/></text:span><text:span text:style-name="T179_72">is</text:span><text:span text:style-name="T179_73"><text:s/></text:span><text:span text:style-name="T179_74">greater</text:span><text:span text:style-name="T179_75">.</text:span></text:p>
      <text:p text:style-name="P180"/>
      <text:p text:style-name="P181"><text:span text:style-name="T181_1">5.10<text:s/></text:span><text:span text:style-name="T181_2">Glitches</text:span></text:p>
      <text:p text:style-name="P182"/>
      <text:p text:style-name="P183"><text:span text:style-name="T183_1">5.10.1<text:s/></text:span><text:span text:style-name="T183_2">In</text:span><text:span text:style-name="T183_3"><text:s/></text:span><text:span text:style-name="T183_4">the</text:span><text:span text:style-name="T183_5"><text:s/></text:span><text:span text:style-name="T183_6">event</text:span><text:span text:style-name="T183_7"><text:s/></text:span><text:span text:style-name="T183_8">of</text:span><text:span text:style-name="T183_9"><text:s/></text:span><text:span text:style-name="T183_10">a</text:span><text:span text:style-name="T183_11"><text:s/></text:span><text:span text:style-name="T183_12">finale</text:span><text:span text:style-name="T183_13"><text:s/></text:span><text:span text:style-name="T183_14">rescue</text:span><text:span text:style-name="T183_15"><text:s/></text:span><text:span text:style-name="T183_16">vehicle</text:span><text:span text:style-name="T183_17"><text:s/></text:span><text:span text:style-name="T183_18">glitch</text:span><text:span text:style-name="T183_19"><text:s/>(</text:span><text:span text:style-name="T183_20">most</text:span><text:span text:style-name="T183_21"><text:s/></text:span><text:span text:style-name="T183_22">common</text:span><text:span text:style-name="T183_23"><text:s/></text:span><text:span text:style-name="T183_24">on</text:span><text:span text:style-name="T183_25"><text:s/></text:span><text:span text:style-name="T183_26">Swamp</text:span><text:span text:style-name="T183_27"><text:s/></text:span><text:span text:style-name="T183_28">Fever</text:span><text:span text:style-name="T183_29">,<text:s/></text:span><text:span text:style-name="T183_30">but</text:span><text:span text:style-name="T183_31"><text:s/></text:span><text:span text:style-name="T183_32">also</text:span><text:span text:style-name="T183_33"><text:s/></text:span><text:span text:style-name="T183_34">possible</text:span><text:span text:style-name="T183_35"><text:s/></text:span><text:span text:style-name="T183_36">on</text:span><text:span text:style-name="T183_37"><text:s/></text:span><text:span text:style-name="T183_38">Dark</text:span><text:span text:style-name="T183_39"><text:s/></text:span><text:span text:style-name="T183_40">Carnival</text:span><text:span text:style-name="T183_41"><text:s/></text:span><text:span text:style-name="T183_42">and</text:span><text:span text:style-name="T183_43"><text:s/></text:span><text:span text:style-name="T183_44">Hard</text:span><text:span text:style-name="T183_45"><text:s/></text:span><text:span text:style-name="T183_46">Rain</text:span><text:span text:style-name="T183_47">)<text:s/></text:span><text:span text:style-name="T183_48">the</text:span><text:span text:style-name="T183_49"><text:s/></text:span><text:span text:style-name="T183_50">half</text:span><text:span text:style-name="T183_51"><text:s/></text:span><text:span text:style-name="T183_52">will</text:span><text:span text:style-name="T183_53"><text:s/></text:span><text:span text:style-name="T183_54">be</text:span><text:span text:style-name="T183_55"><text:s/></text:span><text:span text:style-name="T183_56">replayed</text:span><text:span text:style-name="T183_57"><text:s/></text:span><text:span text:style-name="T183_58">following</text:span><text:span text:style-name="T183_59"><text:s/></text:span><text:span text:style-name="T183_60">a</text:span><text:span text:style-name="T183_61"><text:s/></text:span><text:span text:style-name="T183_62">restart</text:span><text:span text:style-name="T183_63"><text:s/></text:span><text:span text:style-name="T183_64">round</text:span><text:span text:style-name="T183_65">.<text:s/></text:span><text:span text:style-name="T183_66">If</text:span><text:span text:style-name="T183_67"><text:s/></text:span><text:span text:style-name="T183_68">necessary</text:span><text:span text:style-name="T183_69"><text:s/></text:span><text:span text:style-name="T183_70">the</text:span><text:span text:style-name="T183_71"><text:s/></text:span><text:span text:style-name="T183_72">final</text:span><text:span text:style-name="T183_73"><text:s/></text:span><text:span text:style-name="T183_74">scores</text:span><text:span text:style-name="T183_75"><text:s/></text:span><text:span text:style-name="T183_76">will</text:span><text:span text:style-name="T183_77"><text:s/></text:span><text:span text:style-name="T183_78">be</text:span><text:span text:style-name="T183_79"><text:s/></text:span><text:span text:style-name="T183_80">calculated</text:span><text:span text:style-name="T183_81"><text:s/></text:span><text:span text:style-name="T183_82">manually</text:span><text:span text:style-name="T183_83">.</text:span></text:p>
      <text:p text:style-name="P184"/>
      <text:p text:style-name="P185"><text:span text:style-name="T185_1">5.7.2<text:s/></text:span><text:span text:style-name="T185_2">If</text:span><text:span text:style-name="T185_3"><text:s/></text:span><text:span text:style-name="T185_4">a</text:span><text:span text:style-name="T185_5"><text:s/></text:span><text:span text:style-name="T185_6">pinned</text:span><text:span text:style-name="T185_7"><text:s/></text:span><text:span text:style-name="T185_8">survivor</text:span><text:span text:style-name="T185_9"><text:s/></text:span><text:span text:style-name="T185_10">is</text:span><text:span text:style-name="T185_11"><text:s/></text:span><text:span text:style-name="T185_12">unclearable</text:span><text:span text:style-name="T185_13"><text:s/></text:span><text:span text:style-name="T185_14">after</text:span><text:span text:style-name="T185_15"><text:s/></text:span><text:span text:style-name="T185_16">an</text:span><text:span text:style-name="T185_17"><text:s/></text:span><text:span text:style-name="T185_18">infected</text:span><text:span text:style-name="T185_19"><text:s/></text:span><text:span text:style-name="T185_20">player</text:span><text:span text:style-name="T185_21"><text:s/></text:span><text:span text:style-name="T185_22">gains</text:span><text:span text:style-name="T185_23"><text:s/></text:span><text:span text:style-name="T185_24">control</text:span><text:span text:style-name="T185_25"><text:s/></text:span><text:span text:style-name="T185_26">of</text:span><text:span text:style-name="T185_27"><text:s/></text:span><text:span text:style-name="T185_28">the</text:span><text:span text:style-name="T185_29"><text:s/></text:span><text:span text:style-name="T185_30">tank</text:span><text:span text:style-name="T185_31">,<text:s/></text:span><text:span text:style-name="T185_32">either</text:span><text:span text:style-name="T185_33"><text:s/></text:span><text:span text:style-name="T185_34">team</text:span><text:span text:style-name="T185_35"><text:s/></text:span><text:span text:style-name="T185_36">can</text:span><text:span text:style-name="T185_37"><text:s/></text:span><text:span text:style-name="T185_38">request</text:span><text:span text:style-name="T185_39"><text:s/></text:span><text:span text:style-name="T185_40">that</text:span><text:span text:style-name="T185_41"><text:s/></text:span><text:span text:style-name="T185_42">the</text:span><text:span text:style-name="T185_43"><text:s/></text:span><text:span text:style-name="T185_44">round</text:span><text:span text:style-name="T185_45"><text:s/></text:span><text:span text:style-name="T185_46">be</text:span><text:span text:style-name="T185_47"><text:s/></text:span><text:span text:style-name="T185_48">replayed</text:span><text:span text:style-name="T185_49">.<text:s/></text:span><text:span text:style-name="T185_50">If</text:span><text:span text:style-name="T185_51"><text:s/></text:span><text:span text:style-name="T185_52">requested</text:span><text:span text:style-name="T185_53">,<text:s/></text:span><text:span text:style-name="T185_54">the</text:span><text:span text:style-name="T185_55"><text:s/></text:span><text:span text:style-name="T185_56">tournament</text:span><text:span text:style-name="T185_57"><text:s/></text:span><text:span text:style-name="T185_58">directors</text:span><text:span text:style-name="T185_59"><text:s/></text:span><text:span text:style-name="T185_60">may</text:span><text:span text:style-name="T185_61"><text:s/></text:span><text:span text:style-name="T185_62">review</text:span><text:span text:style-name="T185_63"><text:s/></text:span><text:span text:style-name="T185_64">demos</text:span><text:span text:style-name="T185_65"><text:s/></text:span><text:span text:style-name="T185_66">and</text:span><text:span text:style-name="T185_67"><text:s/></text:span><text:span text:style-name="T185_68">determine</text:span><text:span text:style-name="T185_69"><text:s/></text:span><text:span text:style-name="T185_70">if</text:span><text:span text:style-name="T185_71"><text:s/></text:span><text:span text:style-name="T185_72">the</text:span><text:span text:style-name="T185_73"><text:s/></text:span><text:span text:style-name="T185_74">result</text:span><text:span text:style-name="T185_75"><text:s/></text:span><text:span text:style-name="T185_76">of</text:span><text:span text:style-name="T185_77"><text:s/></text:span><text:span text:style-name="T185_78">the</text:span><text:span text:style-name="T185_79"><text:s/></text:span><text:span text:style-name="T185_80">replayed</text:span><text:span text:style-name="T185_81"><text:s/></text:span><text:span text:style-name="T185_82">round</text:span><text:span text:style-name="T185_83"><text:s/></text:span><text:span text:style-name="T185_84">will</text:span><text:span text:style-name="T185_85"><text:s/></text:span><text:span text:style-name="T185_86">be</text:span><text:span text:style-name="T185_87"><text:s/></text:span><text:span text:style-name="T185_88">used</text:span><text:span text:style-name="T185_89">,<text:s/></text:span><text:span text:style-name="T185_90">or</text:span><text:span text:style-name="T185_91"><text:s/></text:span><text:span text:style-name="T185_92">if</text:span><text:span text:style-name="T185_93"><text:s/></text:span><text:span text:style-name="T185_94">some</text:span><text:span text:style-name="T185_95"><text:s/></text:span><text:span text:style-name="T185_96">other</text:span><text:span text:style-name="T185_97"><text:s/></text:span><text:span text:style-name="T185_98">action</text:span><text:span text:style-name="T185_99"><text:s/></text:span><text:span text:style-name="T185_100">will</text:span><text:span text:style-name="T185_101"><text:s/></text:span><text:span text:style-name="T185_102">be</text:span><text:span text:style-name="T185_103"><text:s/></text:span><text:span text:style-name="T185_104">taken</text:span><text:span text:style-name="T185_105"><text:s/></text:span><text:span text:style-name="T185_106">according</text:span><text:span text:style-name="T185_107"><text:s/></text:span><text:span text:style-name="T185_108">to</text:span><text:span text:style-name="T185_109"><text:s/></text:span><text:span text:style-name="T185_110">the</text:span><text:span text:style-name="T185_111"><text:s/></text:span><text:span text:style-name="T185_112">circumstances</text:span><text:span text:style-name="T185_113">.</text:span></text:p>
      <text:p text:style-name="P186"/>
      <text:p text:style-name="P187"><text:span text:style-name="T187_1">Section</text:span><text:span text:style-name="T187_2"><text:s/>6</text:span></text:p>
      <text:p text:style-name="P188"><text:span text:style-name="T188_1">Addons</text:span><text:span text:style-name="T188_2"><text:s/></text:span><text:span text:style-name="T188_3">and</text:span><text:span text:style-name="T188_4"><text:s/></text:span><text:span text:style-name="T188_5">configuration</text:span></text:p>
      <text:p text:style-name="P189"/>
      <text:p text:style-name="P190"/>
      <text:p text:style-name="P191"><text:span text:style-name="T191_1">The</text:span><text:span text:style-name="T191_2"><text:s/></text:span><text:span text:style-name="T191_3">following</text:span><text:span text:style-name="T191_4"><text:s/></text:span><text:span text:style-name="T191_5">guidelines</text:span><text:span text:style-name="T191_6"><text:s/></text:span><text:span text:style-name="T191_7">will</text:span><text:span text:style-name="T191_8"><text:s/></text:span><text:span text:style-name="T191_9">assist</text:span><text:span text:style-name="T191_10"><text:s/></text:span><text:span text:style-name="T191_11">the</text:span><text:span text:style-name="T191_12"><text:s/></text:span><text:span text:style-name="T191_13">competitors</text:span><text:span text:style-name="T191_14"><text:s/></text:span><text:span text:style-name="T191_15">in</text:span><text:span text:style-name="T191_16"><text:s/></text:span><text:span text:style-name="T191_17">understanding</text:span><text:span text:style-name="T191_18"><text:s/></text:span><text:span text:style-name="T191_19">the</text:span><text:span text:style-name="T191_20"><text:s/></text:span><text:span text:style-name="T191_21">intentions</text:span><text:span text:style-name="T191_22"><text:s/></text:span><text:span text:style-name="T191_23">of</text:span><text:span text:style-name="T191_24"><text:s/></text:span><text:span text:style-name="T191_25">the</text:span><text:span text:style-name="T191_26"><text:s/></text:span><text:span text:style-name="T191_27">tournament</text:span><text:span text:style-name="T191_28"><text:s/></text:span><text:span text:style-name="T191_29">directors</text:span><text:span text:style-name="T191_30">.<text:s/></text:span><text:span text:style-name="T191_31">However</text:span><text:span text:style-name="T191_32">,<text:s/></text:span><text:span text:style-name="T191_33">the</text:span><text:span text:style-name="T191_34"><text:s/></text:span><text:span text:style-name="T191_35">tournament</text:span><text:span text:style-name="T191_36"><text:s/></text:span><text:span text:style-name="T191_37">directors</text:span><text:span text:style-name="T191_38"><text:s/></text:span><text:span text:style-name="T191_39">may</text:span><text:span text:style-name="T191_40"><text:s/></text:span><text:span text:style-name="T191_41">choose</text:span><text:span text:style-name="T191_42"><text:s/></text:span><text:span text:style-name="T191_43">to</text:span><text:span text:style-name="T191_44"><text:s/></text:span><text:span text:style-name="T191_45">sanction</text:span><text:span text:style-name="T191_46"><text:s/></text:span><text:span text:style-name="T191_47">competitors</text:span><text:span text:style-name="T191_48"><text:s/></text:span><text:span text:style-name="T191_49">for</text:span><text:span text:style-name="T191_50"><text:s/></text:span><text:span text:style-name="T191_51">any</text:span><text:span text:style-name="T191_52"><text:s/></text:span><text:span text:style-name="T191_53">addons</text:span><text:span text:style-name="T191_54"><text:s/></text:span><text:span text:style-name="T191_55">or</text:span><text:span text:style-name="T191_56"><text:s/></text:span><text:span text:style-name="T191_57">modifications</text:span><text:span text:style-name="T191_58"><text:s/></text:span><text:span text:style-name="T191_59">at</text:span><text:span text:style-name="T191_60"><text:s/></text:span><text:span text:style-name="T191_61">their</text:span><text:span text:style-name="T191_62"><text:s/></text:span><text:span text:style-name="T191_63">sole</text:span><text:span text:style-name="T191_64"><text:s/></text:span><text:span text:style-name="T191_65">and</text:span><text:span text:style-name="T191_66"><text:s/></text:span><text:span text:style-name="T191_67">arbitrary</text:span><text:span text:style-name="T191_68"><text:s/></text:span><text:span text:style-name="T191_69">discretion</text:span><text:span text:style-name="T191_70"><text:s/>(</text:span><text:span text:style-name="T191_71">per</text:span><text:span text:style-name="T191_72"><text:s/></text:span><text:span text:style-name="T191_73">Section</text:span><text:span text:style-name="T191_74"><text:s/>1.3).</text:span></text:p>
      <text:p text:style-name="P192"/>
      <text:p text:style-name="P193"><text:span text:style-name="T193_1">All</text:span><text:span text:style-name="T193_2"><text:s/></text:span><text:span text:style-name="T193_3">competitors</text:span><text:span text:style-name="T193_4"><text:s/></text:span><text:span text:style-name="T193_5">are</text:span><text:span text:style-name="T193_6"><text:s/></text:span><text:span text:style-name="T193_7">urged</text:span><text:span text:style-name="T193_8"><text:s/></text:span><text:span text:style-name="T193_9">strongly</text:span><text:span text:style-name="T193_10"><text:s/></text:span><text:span text:style-name="T193_11">to</text:span><text:span text:style-name="T193_12"><text:s/></text:span><text:span text:style-name="T193_13">discuss</text:span><text:span text:style-name="T193_14"><text:s/></text:span><text:span text:style-name="T193_15">any</text:span><text:span text:style-name="T193_16"><text:s/></text:span><text:span text:style-name="T193_17">modifications</text:span><text:span text:style-name="T193_18"><text:s/></text:span><text:span text:style-name="T193_19">with</text:span><text:span text:style-name="T193_20"><text:s/></text:span><text:span text:style-name="T193_21">the</text:span><text:span text:style-name="T193_22"><text:s/></text:span><text:span text:style-name="T193_23">tournament</text:span><text:span text:style-name="T193_24"><text:s/></text:span><text:span text:style-name="T193_25">directors</text:span><text:span text:style-name="T193_26"><text:s/></text:span><text:span text:style-name="T193_27">to</text:span><text:span text:style-name="T193_28"><text:s/></text:span><text:span text:style-name="T193_29">ensure</text:span><text:span text:style-name="T193_30"><text:s/></text:span><text:span text:style-name="T193_31">they</text:span><text:span text:style-name="T193_32"><text:s/></text:span><text:span text:style-name="T193_33">are</text:span><text:span text:style-name="T193_34"><text:s/></text:span><text:span text:style-name="T193_35">fully</text:span><text:span text:style-name="T193_36"><text:s/></text:span><text:span text:style-name="T193_37">in</text:span><text:span text:style-name="T193_38"><text:s/></text:span><text:span text:style-name="T193_39">compliance</text:span><text:span text:style-name="T193_40"><text:s/></text:span><text:span text:style-name="T193_41">with</text:span><text:span text:style-name="T193_42"><text:s/></text:span><text:span text:style-name="T193_43">the</text:span><text:span text:style-name="T193_44"><text:s/></text:span><text:span text:style-name="T193_45">rules</text:span><text:span text:style-name="T193_46"><text:s/></text:span><text:span text:style-name="T193_47">before</text:span><text:span text:style-name="T193_48"><text:s/></text:span><text:span text:style-name="T193_49">making</text:span><text:span text:style-name="T193_50"><text:s/></text:span><text:span text:style-name="T193_51">any</text:span><text:span text:style-name="T193_52"><text:s/></text:span><text:span text:style-name="T193_53">changes</text:span><text:span text:style-name="T193_54">.<text:s/></text:span><text:span text:style-name="T193_55">These</text:span><text:span text:style-name="T193_56"><text:s/></text:span><text:span text:style-name="T193_57">rules</text:span><text:span text:style-name="T193_58"><text:s/></text:span><text:span text:style-name="T193_59">are</text:span><text:span text:style-name="T193_60"><text:s/></text:span><text:span text:style-name="T193_61">relatively</text:span><text:span text:style-name="T193_62"><text:s/></text:span><text:span text:style-name="T193_63">lenient</text:span><text:span text:style-name="T193_64"><text:s/>-<text:s/></text:span><text:span text:style-name="T193_65">but</text:span><text:span text:style-name="T193_66"><text:s/></text:span><text:span text:style-name="T193_67">enforcement</text:span><text:span text:style-name="T193_68"><text:s/></text:span><text:span text:style-name="T193_69">will</text:span><text:span text:style-name="T193_70"><text:s/></text:span><text:span text:style-name="T193_71">not</text:span><text:span text:style-name="T193_72"><text:s/></text:span><text:span text:style-name="T193_73">be</text:span><text:span text:style-name="T193_74"><text:s/></text:span><text:span text:style-name="T193_75">lenient</text:span><text:span text:style-name="T193_76">.<text:s/></text:span><text:span text:style-name="T193_77">The</text:span><text:span text:style-name="T193_78"><text:s/></text:span><text:span text:style-name="T193_79">best</text:span><text:span text:style-name="T193_80"><text:s/></text:span><text:span text:style-name="T193_81">way</text:span><text:span text:style-name="T193_82"><text:s/></text:span><text:span text:style-name="T193_83">to</text:span><text:span text:style-name="T193_84"><text:s/></text:span><text:span text:style-name="T193_85">avoid</text:span><text:span text:style-name="T193_86"><text:s/></text:span><text:span text:style-name="T193_87">the</text:span><text:span text:style-name="T193_88"><text:s/></text:span><text:span text:style-name="T193_89">severe</text:span><text:span text:style-name="T193_90"><text:s/></text:span><text:span text:style-name="T193_91">penalties</text:span><text:span text:style-name="T193_92"><text:s/></text:span><text:span text:style-name="T193_93">associated</text:span><text:span text:style-name="T193_94"><text:s/></text:span><text:span text:style-name="T193_95">with</text:span><text:span text:style-name="T193_96"><text:s/></text:span><text:span text:style-name="T193_97">bending</text:span><text:span text:style-name="T193_98"><text:s/></text:span><text:span text:style-name="T193_99">or</text:span><text:span text:style-name="T193_100"><text:s/></text:span><text:span text:style-name="T193_101">breaking</text:span><text:span text:style-name="T193_102"><text:s/></text:span><text:span text:style-name="T193_103">these</text:span><text:span text:style-name="T193_104"><text:s/></text:span><text:span text:style-name="T193_105">rules</text:span><text:span text:style-name="T193_106"><text:s/></text:span><text:span text:style-name="T193_107">is</text:span><text:span text:style-name="T193_108"><text:s/></text:span><text:span text:style-name="T193_109">to</text:span><text:span text:style-name="T193_110"><text:s/></text:span><text:span text:style-name="T193_111">play</text:span><text:span text:style-name="T193_112"><text:s/></text:span><text:span text:style-name="T193_113">with</text:span><text:span text:style-name="T193_114"><text:s/></text:span><text:span text:style-name="T193_115">a</text:span><text:span text:style-name="T193_116"><text:s/></text:span><text:span text:style-name="T193_117">stock</text:span><text:span text:style-name="T193_118"><text:s/></text:span><text:span text:style-name="T193_119">configuration</text:span><text:span text:style-name="T193_120">.</text:span></text:p>
      <text:p text:style-name="P194"/>
      <text:p text:style-name="P195"><text:span text:style-name="T195_1">6.1</text:span><text:span text:style-name="T195_2"><text:s/></text:span><text:span text:style-name="T195_3">Penalties</text:span></text:p>
      <text:p text:style-name="P196"><text:span text:style-name="T196_1">The</text:span><text:span text:style-name="T196_2"><text:s/></text:span><text:span text:style-name="T196_3">minimum</text:span><text:span text:style-name="T196_4"><text:s/></text:span><text:span text:style-name="T196_5">penalty</text:span><text:span text:style-name="T196_6"><text:s/></text:span><text:span text:style-name="T196_7">for</text:span><text:span text:style-name="T196_8"><text:s/></text:span><text:span text:style-name="T196_9">illegal</text:span><text:span text:style-name="T196_10"><text:s/></text:span><text:span text:style-name="T196_11">modifications</text:span><text:span text:style-name="T196_12"><text:s/></text:span><text:span text:style-name="T196_13">or</text:span><text:span text:style-name="T196_14"><text:s/></text:span><text:span text:style-name="T196_15">addons</text:span><text:span text:style-name="T196_16"><text:s/></text:span><text:span text:style-name="T196_17">is</text:span><text:span text:style-name="T196_18"><text:s/></text:span><text:span text:style-name="T196_19">a</text:span><text:span text:style-name="T196_20"><text:s/></text:span><text:span text:style-name="T196_21">team</text:span><text:span text:style-name="T196_22"><text:s/></text:span><text:span text:style-name="T196_23">forfeit</text:span><text:span text:style-name="T196_24"><text:s/></text:span><text:span text:style-name="T196_25">loss</text:span><text:span text:style-name="T196_26"><text:s/></text:span><text:span text:style-name="T196_27">for</text:span><text:span text:style-name="T196_28"><text:s/></text:span><text:span text:style-name="T196_29">the</text:span><text:span text:style-name="T196_30"><text:s/></text:span><text:span text:style-name="T196_31">match</text:span><text:span text:style-name="T196_32">.<text:s/></text:span><text:span text:style-name="T196_33">There</text:span><text:span text:style-name="T196_34"><text:s/></text:span><text:span text:style-name="T196_35">is</text:span><text:span text:style-name="T196_36"><text:s/></text:span><text:span text:style-name="T196_37">no</text:span><text:span text:style-name="T196_38"><text:s/></text:span><text:span text:style-name="T196_39">maximum</text:span><text:span text:style-name="T196_40"><text:s/></text:span><text:span text:style-name="T196_41">penalty</text:span><text:span text:style-name="T196_42">,<text:s/></text:span><text:span text:style-name="T196_43">which</text:span><text:span text:style-name="T196_44"><text:s/></text:span><text:span text:style-name="T196_45">may</text:span><text:span text:style-name="T196_46"><text:s/></text:span><text:span text:style-name="T196_47">run</text:span><text:span text:style-name="T196_48"><text:s/></text:span><text:span text:style-name="T196_49">up</text:span><text:span text:style-name="T196_50"><text:s/></text:span><text:span text:style-name="T196_51">and</text:span><text:span text:style-name="T196_52"><text:s/></text:span><text:span text:style-name="T196_53">including</text:span><text:span text:style-name="T196_54"><text:s/></text:span><text:span text:style-name="T196_55">team</text:span><text:span text:style-name="T196_56"><text:s/></text:span><text:span text:style-name="T196_57">expulsion</text:span><text:span text:style-name="T196_58"><text:s/></text:span><text:span text:style-name="T196_59">from</text:span><text:span text:style-name="T196_60"><text:s/></text:span><text:span text:style-name="T196_61">the</text:span><text:span text:style-name="T196_62"><text:s/></text:span><text:span text:style-name="T196_63">tournament</text:span><text:span text:style-name="T196_64">,<text:s/></text:span><text:span text:style-name="T196_65">forfeiture</text:span><text:span text:style-name="T196_66"><text:s/></text:span><text:span text:style-name="T196_67">of</text:span><text:span text:style-name="T196_68"><text:s/></text:span><text:span text:style-name="T196_69">already</text:span><text:span text:style-name="T196_70"><text:s/></text:span><text:span text:style-name="T196_71">played</text:span><text:span text:style-name="T196_72"><text:s/></text:span><text:span text:style-name="T196_73">matches</text:span><text:span text:style-name="T196_74"><text:s/></text:span><text:span text:style-name="T196_75">and</text:span><text:span text:style-name="T196_76"><text:s/></text:span><text:span text:style-name="T196_77">forfeiture</text:span><text:span text:style-name="T196_78"><text:s/></text:span><text:span text:style-name="T196_79">of</text:span><text:span text:style-name="T196_80"><text:s/></text:span><text:span text:style-name="T196_81">team</text:span><text:span text:style-name="T196_82"><text:s/></text:span><text:span text:style-name="T196_83">eligibility</text:span><text:span text:style-name="T196_84"><text:s/></text:span><text:span text:style-name="T196_85">for</text:span><text:span text:style-name="T196_86"><text:s/></text:span><text:span text:style-name="T196_87">any</text:span><text:span text:style-name="T196_88"><text:s/></text:span><text:span text:style-name="T196_89">prizes</text:span><text:span text:style-name="T196_90">.</text:span></text:p>
      <text:p text:style-name="P197"/>
      <text:p text:style-name="P198"><text:span text:style-name="T198_1">6.2</text:span><text:span text:style-name="T198_2"><text:s/></text:span><text:span text:style-name="T198_3">Permitted</text:span><text:span text:style-name="T198_4"><text:s/></text:span><text:span text:style-name="T198_5">modifications</text:span></text:p>
      <text:p text:style-name="P199"><text:span text:style-name="T199_1">The</text:span><text:span text:style-name="T199_2"><text:s/></text:span><text:span text:style-name="T199_3">following</text:span><text:span text:style-name="T199_4"><text:s/></text:span><text:span text:style-name="T199_5">modifications</text:span><text:span text:style-name="T199_6"><text:s/></text:span><text:span text:style-name="T199_7">are</text:span><text:span text:style-name="T199_8"><text:s/></text:span><text:span text:style-name="T199_9">PERMITTED</text:span><text:span text:style-name="T199_10">:</text:span></text:p>
      <text:p text:style-name="P200"/>
      <text:p text:style-name="P201"><text:span text:style-name="T201_1">6.2.1<text:s/></text:span><text:span text:style-name="T201_2">All</text:span><text:span text:style-name="T201_3"><text:s/></text:span><text:span text:style-name="T201_4">modifications</text:span><text:span text:style-name="T201_5"><text:s/></text:span><text:span text:style-name="T201_6">to</text:span><text:span text:style-name="T201_7"><text:s/></text:span><text:span text:style-name="T201_8">the</text:span><text:span text:style-name="T201_9"><text:s/></text:span><text:span text:style-name="T201_10">Left</text:span><text:span text:style-name="T201_11"><text:s/>4<text:s/></text:span><text:span text:style-name="T201_12">Dead</text:span><text:span text:style-name="T201_13"><text:s/>2<text:s/></text:span><text:span text:style-name="T201_14">user</text:span><text:span text:style-name="T201_15"><text:s/></text:span><text:span text:style-name="T201_16">interface</text:span><text:span text:style-name="T201_17"><text:s/></text:span><text:span text:style-name="T201_18">that</text:span><text:span text:style-name="T201_19"><text:s/></text:span><text:span text:style-name="T201_20">do</text:span><text:span text:style-name="T201_21"><text:s/></text:span><text:span text:style-name="T201_22">not</text:span><text:span text:style-name="T201_23"><text:s/></text:span><text:span text:style-name="T201_24">alter</text:span><text:span text:style-name="T201_25">,<text:s/></text:span><text:span text:style-name="T201_26">nor</text:span><text:span text:style-name="T201_27"><text:s/></text:span><text:span text:style-name="T201_28">interact</text:span><text:span text:style-name="T201_29"><text:s/></text:span><text:span text:style-name="T201_30">with</text:span><text:span text:style-name="T201_31">,<text:s/></text:span><text:span text:style-name="T201_32">nor</text:span><text:span text:style-name="T201_33"><text:s/></text:span><text:span text:style-name="T201_34">provide</text:span><text:span text:style-name="T201_35"><text:s/></text:span><text:span text:style-name="T201_36">additional</text:span><text:span text:style-name="T201_37"><text:s/></text:span><text:span text:style-name="T201_38">information</text:span><text:span text:style-name="T201_39"><text:s/></text:span><text:span text:style-name="T201_40">about</text:span><text:span text:style-name="T201_41"><text:s/></text:span><text:span text:style-name="T201_42">the</text:span><text:span text:style-name="T201_43"><text:s/></text:span><text:span text:style-name="T201_44">in</text:span><text:span text:style-name="T201_45">-</text:span><text:span text:style-name="T201_46">game</text:span><text:span text:style-name="T201_47"><text:s/></text:span><text:span text:style-name="T201_48">user</text:span><text:span text:style-name="T201_49"><text:s/></text:span><text:span text:style-name="T201_50">experience</text:span><text:span text:style-name="T201_51"><text:s/>(</text:span><text:span text:style-name="T201_52">e</text:span><text:span text:style-name="T201_53">.</text:span><text:span text:style-name="T201_54">g</text:span><text:span text:style-name="T201_55">.<text:s/></text:span><text:span text:style-name="T201_56">ZoneMenu</text:span><text:span text:style-name="T201_57">,<text:s/></text:span><text:span text:style-name="T201_58">menu</text:span><text:span text:style-name="T201_59"><text:s/></text:span><text:span text:style-name="T201_60">music</text:span><text:span text:style-name="T201_61">,<text:s/></text:span><text:span text:style-name="T201_62">menu</text:span><text:span text:style-name="T201_63"><text:s/></text:span><text:span text:style-name="T201_64">fonts</text:span><text:span text:style-name="T201_65">,<text:s/></text:span><text:span text:style-name="T201_66">menu</text:span><text:span text:style-name="T201_67"><text:s/></text:span><text:span text:style-name="T201_68">shortcuts</text:span><text:span text:style-name="T201_69">,<text:s/></text:span><text:span text:style-name="T201_70">etc</text:span><text:span text:style-name="T201_71">)</text:span></text:p>
      <text:p text:style-name="P202"><text:span text:style-name="T202_1"><text:tab/></text:span></text:p>
      <text:p text:style-name="P203"><text:span text:style-name="T203_1">6.2.2<text:s/></text:span><text:span text:style-name="T203_2">Modifying</text:span><text:span text:style-name="T203_3"><text:s/></text:span><text:span text:style-name="T203_4">HUDs</text:span><text:span text:style-name="T203_5"><text:s/></text:span><text:span text:style-name="T203_6">and</text:span><text:span text:style-name="T203_7"><text:s/></text:span><text:span text:style-name="T203_8">crosshairs</text:span></text:p>
      <text:p text:style-name="P204"/>
      <text:p text:style-name="P205"><text:span text:style-name="T205_1">6.2.3<text:s/></text:span><text:span text:style-name="T205_2">Modifying</text:span><text:span text:style-name="T205_3"><text:s/></text:span><text:span text:style-name="T205_4">or</text:span><text:span text:style-name="T205_5"><text:s/></text:span><text:span text:style-name="T205_6">removing</text:span><text:span text:style-name="T205_7"><text:s/></text:span><text:span text:style-name="T205_8">gun</text:span><text:span text:style-name="T205_9"><text:s/></text:span><text:span text:style-name="T205_10">models</text:span><text:span text:style-name="T205_11"><text:s/></text:span><text:span text:style-name="T205_12">and</text:span><text:span text:style-name="T205_13"><text:s/></text:span><text:span text:style-name="T205_14">reload</text:span><text:span text:style-name="T205_15"><text:s/></text:span><text:span text:style-name="T205_16">animations</text:span></text:p>
      <text:p text:style-name="P206"/>
      <text:p text:style-name="P207"><text:span text:style-name="T207_1">6.2.4<text:s/></text:span><text:span text:style-name="T207_2">Modifying</text:span><text:span text:style-name="T207_3"><text:s/>“</text:span><text:span text:style-name="T207_4">tank</text:span><text:span text:style-name="T207_5"><text:s/></text:span><text:span text:style-name="T207_6">music</text:span><text:span text:style-name="T207_7">”<text:s/></text:span><text:span text:style-name="T207_8">including</text:span><text:span text:style-name="T207_9"><text:s/></text:span><text:span text:style-name="T207_10">altering</text:span><text:span text:style-name="T207_11"><text:s/></text:span><text:span text:style-name="T207_12">the</text:span><text:span text:style-name="T207_13"><text:s/></text:span><text:span text:style-name="T207_14">volume</text:span></text:p>
      <text:p text:style-name="P208"/>
      <text:p text:style-name="P209"><text:span text:style-name="T209_1">6.2.5<text:s/></text:span><text:span text:style-name="T209_2">Modifying</text:span><text:span text:style-name="T209_3"><text:s/></text:span><text:span text:style-name="T209_4">or</text:span><text:span text:style-name="T209_5"><text:s/></text:span><text:span text:style-name="T209_6">removing</text:span><text:span text:style-name="T209_7"><text:s/></text:span><text:span text:style-name="T209_8">the</text:span><text:span text:style-name="T209_9"><text:s/></text:span><text:span text:style-name="T209_10">blue</text:span><text:span text:style-name="T209_11"><text:s/></text:span><text:span text:style-name="T209_12">tint</text:span><text:span text:style-name="T209_13"><text:s/></text:span><text:span text:style-name="T209_14">while</text:span><text:span text:style-name="T209_15"><text:s/></text:span><text:span text:style-name="T209_16">spawning</text:span><text:span text:style-name="T209_17"><text:s/></text:span><text:span text:style-name="T209_18">special</text:span><text:span text:style-name="T209_19"><text:s/></text:span><text:span text:style-name="T209_20">infected</text:span><text:span text:style-name="T209_21"><text:s/></text:span><text:span text:style-name="T209_22">in</text:span><text:span text:style-name="T209_23"><text:s/>“</text:span><text:span text:style-name="T209_24">ghost</text:span><text:span text:style-name="T209_25"><text:s/></text:span><text:span text:style-name="T209_26">mode</text:span><text:span text:style-name="T209_27">”</text:span></text:p>
      <text:p text:style-name="P210"/>
      <text:p text:style-name="P211"><text:span text:style-name="T211_1">6.2.6<text:s/></text:span><text:span text:style-name="T211_2">In</text:span><text:span text:style-name="T211_3">-</text:span><text:span text:style-name="T211_4">game</text:span><text:span text:style-name="T211_5"><text:s/></text:span><text:span text:style-name="T211_6">configuration</text:span><text:span text:style-name="T211_7"><text:s/></text:span><text:span text:style-name="T211_8">files</text:span><text:span text:style-name="T211_9"><text:s/></text:span><text:span text:style-name="T211_10">and</text:span><text:span text:style-name="T211_11"><text:s/></text:span><text:span text:style-name="T211_12">scripts</text:span><text:span text:style-name="T211_13"><text:s/></text:span><text:span text:style-name="T211_14">that</text:span><text:span text:style-name="T211_15"><text:s/></text:span><text:span text:style-name="T211_16">do</text:span><text:span text:style-name="T211_17"><text:s/></text:span><text:span text:style-name="T211_18">not</text:span><text:span text:style-name="T211_19"><text:s/></text:span><text:span text:style-name="T211_20">exploit</text:span><text:span text:style-name="T211_21"><text:s/>“</text:span><text:span text:style-name="T211_22">cheat</text:span><text:span text:style-name="T211_23">”<text:s/></text:span><text:span text:style-name="T211_24">cvars</text:span><text:span text:style-name="T211_25">,<text:s/></text:span><text:span text:style-name="T211_26">as</text:span><text:span text:style-name="T211_27"><text:s/></text:span><text:span text:style-name="T211_28">noted</text:span><text:span text:style-name="T211_29"><text:s/></text:span><text:span text:style-name="T211_30">on</text:span><text:span text:style-name="T211_31"><text:s/></text:span><text:span text:style-name="T211_32">the</text:span><text:span text:style-name="T211_33"><text:s/></text:span><text:span text:style-name="T211_34">official</text:span><text:span text:style-name="T211_35"><text:a xlink:type="simple" xlink:href="https://developer.valvesoftware.com/wiki/List_of_L4D2_Cvars"><text:span text:style-name="T211_36"><text:s/></text:span></text:a></text:span><text:span text:style-name="T211_37"><text:a xlink:type="simple" xlink:href="https://developer.valvesoftware.com/wiki/List_of_L4D2_Cvars"><text:span text:style-name="T211_38">List</text:span></text:a></text:span><text:span text:style-name="T211_39"><text:a xlink:type="simple" xlink:href="https://developer.valvesoftware.com/wiki/List_of_L4D2_Cvars"><text:span text:style-name="T211_40"><text:s/></text:span></text:a></text:span><text:span text:style-name="T211_41"><text:a xlink:type="simple" xlink:href="https://developer.valvesoftware.com/wiki/List_of_L4D2_Cvars"><text:span text:style-name="T211_42">of</text:span></text:a></text:span><text:span text:style-name="T211_43"><text:a xlink:type="simple" xlink:href="https://developer.valvesoftware.com/wiki/List_of_L4D2_Cvars"><text:span text:style-name="T211_44"><text:s/></text:span></text:a></text:span><text:span text:style-name="T211_45"><text:a xlink:type="simple" xlink:href="https://developer.valvesoftware.com/wiki/List_of_L4D2_Cvars"><text:span text:style-name="T211_46">cvars</text:span></text:a></text:span><text:span text:style-name="T211_47">,<text:s/></text:span><text:span text:style-name="T211_48">and</text:span><text:span text:style-name="T211_49"><text:s/></text:span><text:span text:style-name="T211_50">do</text:span><text:span text:style-name="T211_51"><text:s/></text:span><text:span text:style-name="T211_52">not</text:span><text:span text:style-name="T211_53"><text:s/></text:span><text:span text:style-name="T211_54">circumvent</text:span><text:span text:style-name="T211_55"><text:s/></text:span><text:span text:style-name="T211_56">cvars</text:span><text:span text:style-name="T211_57"><text:s/></text:span><text:span text:style-name="T211_58">blocked</text:span><text:span text:style-name="T211_59"><text:s/></text:span><text:span text:style-name="T211_60">by</text:span><text:span text:style-name="T211_61"><text:s/></text:span><text:span text:style-name="T211_62">the</text:span><text:span text:style-name="T211_63"><text:s/></text:span><text:span text:style-name="T211_64">competitive</text:span><text:span text:style-name="T211_65"><text:s/></text:span><text:span text:style-name="T211_66">configuration</text:span><text:span text:style-name="T211_67"><text:s/>(</text:span><text:span text:style-name="T211_68">e</text:span><text:span text:style-name="T211_69">.</text:span><text:span text:style-name="T211_70">g</text:span><text:span text:style-name="T211_71">.<text:s/></text:span><text:span text:style-name="T211_72">mat</text:span><text:span text:style-name="T211_73">_</text:span><text:span text:style-name="T211_74">hdr</text:span><text:span text:style-name="T211_75">)</text:span></text:p>
      <text:p text:style-name="P212"/>
      <text:p text:style-name="P213"><text:span text:style-name="T213_1">6.2.7<text:s/></text:span><text:span text:style-name="T213_2">Command</text:span><text:span text:style-name="T213_3">-</text:span><text:span text:style-name="T213_4">line</text:span><text:span text:style-name="T213_5"><text:s/></text:span><text:span text:style-name="T213_6">arguments</text:span><text:span text:style-name="T213_7"><text:s/></text:span><text:span text:style-name="T213_8">that</text:span><text:span text:style-name="T213_9"><text:s/></text:span><text:span text:style-name="T213_10">do</text:span><text:span text:style-name="T213_11"><text:s/></text:span><text:span text:style-name="T213_12">not</text:span><text:span text:style-name="T213_13"><text:s/></text:span><text:span text:style-name="T213_14">exploit</text:span><text:span text:style-name="T213_15"><text:s/></text:span><text:span text:style-name="T213_16">nor</text:span><text:span text:style-name="T213_17"><text:s/></text:span><text:span text:style-name="T213_18">allow</text:span><text:span text:style-name="T213_19"><text:s/></text:span><text:span text:style-name="T213_20">the</text:span><text:span text:style-name="T213_21"><text:s/></text:span><text:span text:style-name="T213_22">player</text:span><text:span text:style-name="T213_23"><text:s/></text:span><text:span text:style-name="T213_24">to</text:span><text:span text:style-name="T213_25"><text:s/></text:span><text:span text:style-name="T213_26">exploit</text:span><text:span text:style-name="T213_27"><text:s/>“</text:span><text:span text:style-name="T213_28">cheat</text:span><text:span text:style-name="T213_29">”<text:s/></text:span><text:span text:style-name="T213_30">cvars</text:span></text:p>
      <text:p text:style-name="P214"/>
      <text:p text:style-name="P215"><text:span text:style-name="T215_1">6.2.8<text:s/></text:span><text:span text:style-name="T215_2">Any</text:span><text:span text:style-name="T215_3"><text:s/></text:span><text:span text:style-name="T215_4">configuration</text:span><text:span text:style-name="T215_5"><text:s/></text:span><text:span text:style-name="T215_6">setting</text:span><text:span text:style-name="T215_7"><text:s/></text:span><text:span text:style-name="T215_8">that</text:span><text:span text:style-name="T215_9"><text:s/></text:span><text:span text:style-name="T215_10">can</text:span><text:span text:style-name="T215_11"><text:s/></text:span><text:span text:style-name="T215_12">be</text:span><text:span text:style-name="T215_13"><text:s/></text:span><text:span text:style-name="T215_14">altered</text:span><text:span text:style-name="T215_15"><text:s/></text:span><text:span text:style-name="T215_16">using</text:span><text:span text:style-name="T215_17"><text:s/></text:span><text:span text:style-name="T215_18">the</text:span><text:span text:style-name="T215_19"><text:s/></text:span><text:span text:style-name="T215_20">standard</text:span><text:span text:style-name="T215_21"><text:s/></text:span><text:span text:style-name="T215_22">in</text:span><text:span text:style-name="T215_23">-</text:span><text:span text:style-name="T215_24">game</text:span><text:span text:style-name="T215_25"><text:s/></text:span><text:span text:style-name="T215_26">menu</text:span><text:span text:style-name="T215_27"><text:s/></text:span><text:span text:style-name="T215_28">options</text:span><text:span text:style-name="T215_29"><text:s/></text:span><text:span text:style-name="T215_30">or</text:span><text:span text:style-name="T215_31"><text:s/></text:span><text:span text:style-name="T215_32">legal</text:span><text:span text:style-name="T215_33"><text:s/></text:span><text:span text:style-name="T215_34">console</text:span><text:span text:style-name="T215_35"><text:s/></text:span><text:span text:style-name="T215_36">variables</text:span></text:p>
      <text:p text:style-name="P216"/>
      <text:p text:style-name="P217"><text:span text:style-name="T217_1">6.3<text:s/></text:span><text:span text:style-name="T217_2">Forbidden</text:span><text:span text:style-name="T217_3"><text:s/></text:span><text:span text:style-name="T217_4">modifications</text:span></text:p>
      <text:p text:style-name="P218"><text:span text:style-name="T218_1">Aside</text:span><text:span text:style-name="T218_2"><text:s/></text:span><text:span text:style-name="T218_3">from</text:span><text:span text:style-name="T218_4"><text:s/></text:span><text:span text:style-name="T218_5">the</text:span><text:span text:style-name="T218_6"><text:s/></text:span><text:span text:style-name="T218_7">above</text:span><text:span text:style-name="T218_8">,<text:s/></text:span><text:span text:style-name="T218_9">no</text:span><text:span text:style-name="T218_10"><text:s/></text:span><text:span text:style-name="T218_11">modifications</text:span><text:span text:style-name="T218_12"><text:s/></text:span><text:span text:style-name="T218_13">to</text:span><text:span text:style-name="T218_14"><text:s/></text:span><text:span text:style-name="T218_15">game</text:span><text:span text:style-name="T218_16"><text:s/></text:span><text:span text:style-name="T218_17">files</text:span><text:span text:style-name="T218_18"><text:s/></text:span><text:span text:style-name="T218_19">or</text:span><text:span text:style-name="T218_20"><text:s/></text:span><text:span text:style-name="T218_21">materials</text:span><text:span text:style-name="T218_22">,<text:s/></text:span><text:span text:style-name="T218_23">nor</text:span><text:span text:style-name="T218_24"><text:s/></text:span><text:span text:style-name="T218_25">use</text:span><text:span text:style-name="T218_26"><text:s/></text:span><text:span text:style-name="T218_27">of</text:span><text:span text:style-name="T218_28"><text:s/></text:span><text:span text:style-name="T218_29">third</text:span><text:span text:style-name="T218_30">-</text:span><text:span text:style-name="T218_31">party</text:span><text:span text:style-name="T218_32"><text:s/></text:span><text:span text:style-name="T218_33">software</text:span><text:span text:style-name="T218_34"><text:s/></text:span><text:span text:style-name="T218_35">and</text:span><text:span text:style-name="T218_36"><text:s/></text:span><text:span text:style-name="T218_37">applications</text:span><text:span text:style-name="T218_38"><text:s/></text:span><text:span text:style-name="T218_39">that</text:span><text:span text:style-name="T218_40"><text:s/></text:span><text:span text:style-name="T218_41">affect</text:span><text:span text:style-name="T218_42"><text:s/></text:span><text:span text:style-name="T218_43">gameplay</text:span><text:span text:style-name="T218_44"><text:s/></text:span><text:span text:style-name="T218_45">will</text:span><text:span text:style-name="T218_46"><text:s/></text:span><text:span text:style-name="T218_47">be</text:span><text:span text:style-name="T218_48"><text:s/></text:span><text:span text:style-name="T218_49">allowed</text:span><text:span text:style-name="T218_50">,<text:s/></text:span><text:span text:style-name="T218_51">without</text:span><text:span text:style-name="T218_52"><text:s/></text:span><text:span text:style-name="T218_53">the</text:span><text:span text:style-name="T218_54"><text:s/></text:span><text:span text:style-name="T218_55">public</text:span><text:span text:style-name="T218_56">,<text:s/></text:span><text:span text:style-name="T218_57">prior</text:span><text:span text:style-name="T218_58">,<text:s/></text:span><text:span text:style-name="T218_59">and</text:span><text:span text:style-name="T218_60"><text:s/></text:span><text:span text:style-name="T218_61">written</text:span><text:span text:style-name="T218_62"><text:s/></text:span><text:span text:style-name="T218_63">authorization</text:span><text:span text:style-name="T218_64"><text:s/></text:span><text:span text:style-name="T218_65">of</text:span><text:span text:style-name="T218_66"><text:s/></text:span><text:span text:style-name="T218_67">the</text:span><text:span text:style-name="T218_68"><text:s/></text:span><text:span text:style-name="T218_69">tournament</text:span><text:span text:style-name="T218_70"><text:s/></text:span><text:span text:style-name="T218_71">director</text:span><text:span text:style-name="T218_72">(</text:span><text:span text:style-name="T218_73">s</text:span><text:span text:style-name="T218_74">).</text:span></text:p>
      <text:p text:style-name="P219"/>
      <text:p text:style-name="P220"><text:span text:style-name="T220_1">This</text:span><text:span text:style-name="T220_2"><text:s/></text:span><text:span text:style-name="T220_3">includes</text:span><text:span text:style-name="T220_4"><text:s/></text:span><text:span text:style-name="T220_5">but</text:span><text:span text:style-name="T220_6"><text:s/></text:span><text:span text:style-name="T220_7">is</text:span><text:span text:style-name="T220_8"><text:s/></text:span><text:span text:style-name="T220_9">not</text:span><text:span text:style-name="T220_10"><text:s/></text:span><text:span text:style-name="T220_11">limited</text:span><text:span text:style-name="T220_12"><text:s/></text:span><text:span text:style-name="T220_13">to</text:span><text:span text:style-name="T220_14">:</text:span></text:p>
      <text:p text:style-name="P221"/>
      <text:p text:style-name="P222"><text:span text:style-name="T222_1">6.3.1<text:s/></text:span><text:span text:style-name="T222_2">Any</text:span><text:span text:style-name="T222_3"><text:s/></text:span><text:span text:style-name="T222_4">changes</text:span><text:span text:style-name="T222_5"><text:s/></text:span><text:span text:style-name="T222_6">whatsoever</text:span><text:span text:style-name="T222_7"><text:s/></text:span><text:span text:style-name="T222_8">to</text:span><text:span text:style-name="T222_9"><text:s/></text:span><text:span text:style-name="T222_10">the</text:span><text:span text:style-name="T222_11"><text:s/></text:span><text:span text:style-name="T222_12">stock</text:span><text:span text:style-name="T222_13"><text:s/></text:span><text:span text:style-name="T222_14">survivor</text:span><text:span text:style-name="T222_15"><text:s/></text:span><text:span text:style-name="T222_16">or</text:span><text:span text:style-name="T222_17"><text:s/></text:span><text:span text:style-name="T222_18">infected</text:span><text:span text:style-name="T222_19"><text:s/></text:span><text:span text:style-name="T222_20">models</text:span><text:span text:style-name="T222_21">,<text:s/></text:span><text:span text:style-name="T222_22">map</text:span><text:span text:style-name="T222_23"><text:s/></text:span><text:span text:style-name="T222_24">textures</text:span><text:span text:style-name="T222_25">,<text:s/></text:span><text:span text:style-name="T222_26">skyboxes</text:span><text:span text:style-name="T222_27">,<text:s/></text:span><text:span text:style-name="T222_28">props</text:span><text:span text:style-name="T222_29">,<text:s/></text:span><text:span text:style-name="T222_30">or</text:span><text:span text:style-name="T222_31"><text:s/></text:span><text:span text:style-name="T222_32">other</text:span><text:span text:style-name="T222_33"><text:s/></text:span><text:span text:style-name="T222_34">materials</text:span><text:span text:style-name="T222_35"><text:s/></text:span><text:span text:style-name="T222_36">and</text:span><text:span text:style-name="T222_37"><text:s/></text:span><text:span text:style-name="T222_38">files</text:span><text:span text:style-name="T222_39"><text:s/></text:span><text:span text:style-name="T222_40">used</text:span><text:span text:style-name="T222_41"><text:s/></text:span><text:span text:style-name="T222_42">for</text:span><text:span text:style-name="T222_43"><text:s/></text:span><text:span text:style-name="T222_44">rendering</text:span><text:span text:style-name="T222_45"><text:s/></text:span><text:span text:style-name="T222_46">the</text:span><text:span text:style-name="T222_47"><text:s/></text:span><text:span text:style-name="T222_48">in</text:span><text:span text:style-name="T222_49">-</text:span><text:span text:style-name="T222_50">game</text:span><text:span text:style-name="T222_51"><text:s/></text:span><text:span text:style-name="T222_52">environment</text:span></text:p>
      <text:p text:style-name="P223"/>
      <text:p text:style-name="P224"><text:span text:style-name="T224_1">6.3.2<text:s/></text:span><text:span text:style-name="T224_2">Any</text:span><text:span text:style-name="T224_3"><text:s/></text:span><text:span text:style-name="T224_4">changes</text:span><text:span text:style-name="T224_5"><text:s/></text:span><text:span text:style-name="T224_6">whatsoever</text:span><text:span text:style-name="T224_7"><text:s/></text:span><text:span text:style-name="T224_8">to</text:span><text:span text:style-name="T224_9"><text:s/></text:span><text:span text:style-name="T224_10">game</text:span><text:span text:style-name="T224_11"><text:s/></text:span><text:span text:style-name="T224_12">sounds</text:span><text:span text:style-name="T224_13"><text:s/>(</text:span><text:span text:style-name="T224_14">excluding</text:span><text:span text:style-name="T224_15"><text:s/></text:span><text:span text:style-name="T224_16">Section</text:span><text:span text:style-name="T224_17"><text:s/>6.2.4)</text:span></text:p>
      <text:p text:style-name="P225"/>
      <text:p text:style-name="P226"><text:span text:style-name="T226_1">6.3.3<text:s/></text:span><text:span text:style-name="T226_2">Any</text:span><text:span text:style-name="T226_3"><text:s/></text:span><text:span text:style-name="T226_4">third</text:span><text:span text:style-name="T226_5">-</text:span><text:span text:style-name="T226_6">party</text:span><text:span text:style-name="T226_7"><text:s/></text:span><text:span text:style-name="T226_8">applications</text:span><text:span text:style-name="T226_9">,<text:s/></text:span><text:span text:style-name="T226_10">programs</text:span><text:span text:style-name="T226_11">,<text:s/></text:span><text:span text:style-name="T226_12">or</text:span><text:span text:style-name="T226_13"><text:s/></text:span><text:span text:style-name="T226_14">macros</text:span><text:span text:style-name="T226_15"><text:s/></text:span><text:span text:style-name="T226_16">that</text:span><text:span text:style-name="T226_17"><text:s/></text:span><text:span text:style-name="T226_18">read</text:span><text:span text:style-name="T226_19"><text:s/></text:span><text:span text:style-name="T226_20">or</text:span><text:span text:style-name="T226_21"><text:s/></text:span><text:span text:style-name="T226_22">modify</text:span><text:span text:style-name="T226_23"><text:s/></text:span><text:span text:style-name="T226_24">memory</text:span><text:span text:style-name="T226_25"><text:s/></text:span><text:span text:style-name="T226_26">in</text:span><text:span text:style-name="T226_27"><text:s/></text:span><text:span text:style-name="T226_28">a</text:span><text:span text:style-name="T226_29"><text:s/></text:span><text:span text:style-name="T226_30">method</text:span><text:span text:style-name="T226_31"><text:s/></text:span><text:span text:style-name="T226_32">for</text:span><text:span text:style-name="T226_33"><text:s/></text:span><text:span text:style-name="T226_34">affecting</text:span><text:span text:style-name="T226_35"><text:s/></text:span><text:span text:style-name="T226_36">gameplay</text:span><text:span text:style-name="T226_37">,<text:s/></text:span><text:span text:style-name="T226_38">or</text:span><text:span text:style-name="T226_39"><text:s/></text:span><text:span text:style-name="T226_40">that</text:span><text:span text:style-name="T226_41"><text:s/></text:span><text:span text:style-name="T226_42">provide</text:span><text:span text:style-name="T226_43"><text:s/></text:span><text:span text:style-name="T226_44">information</text:span><text:span text:style-name="T226_45"><text:s/></text:span><text:span text:style-name="T226_46">about</text:span><text:span text:style-name="T226_47"><text:s/></text:span><text:span text:style-name="T226_48">the</text:span><text:span text:style-name="T226_49"><text:s/></text:span><text:span text:style-name="T226_50">game</text:span><text:span text:style-name="T226_51"><text:s/></text:span><text:span text:style-name="T226_52">state</text:span><text:span text:style-name="T226_53"><text:s/></text:span><text:span text:style-name="T226_54">to</text:span><text:span text:style-name="T226_55"><text:s/></text:span><text:span text:style-name="T226_56">the</text:span><text:span text:style-name="T226_57"><text:s/></text:span><text:span text:style-name="T226_58">player</text:span><text:span text:style-name="T226_59">,<text:s/></text:span><text:span text:style-name="T226_60">or</text:span><text:span text:style-name="T226_61"><text:s/></text:span><text:span text:style-name="T226_62">that</text:span><text:span text:style-name="T226_63"><text:s/></text:span><text:span text:style-name="T226_64">simulate</text:span><text:span text:style-name="T226_65"><text:s/></text:span><text:span text:style-name="T226_66">mouse</text:span><text:span text:style-name="T226_67"><text:s/></text:span><text:span text:style-name="T226_68">movement</text:span><text:span text:style-name="T226_69"><text:s/>(</text:span><text:span text:style-name="T226_70">aiming</text:span><text:span text:style-name="T226_71">)<text:s/></text:span><text:span text:style-name="T226_72">while</text:span><text:span text:style-name="T226_73"><text:s/></text:span><text:span text:style-name="T226_74">the</text:span><text:span text:style-name="T226_75"><text:s/></text:span><text:span text:style-name="T226_76">game</text:span><text:span text:style-name="T226_77"><text:s/></text:span><text:span text:style-name="T226_78">is</text:span><text:span text:style-name="T226_79"><text:s/></text:span><text:span text:style-name="T226_80">running</text:span></text:p>
      <text:p text:style-name="P227"/>
      <text:p text:style-name="P228"><text:span text:style-name="T228_1">6.4<text:s/></text:span><text:span text:style-name="T228_2">Lerp</text:span><text:span text:style-name="T228_3"><text:s/></text:span><text:span text:style-name="T228_4">toggling</text:span></text:p>
      <text:p text:style-name="P229"><text:span text:style-name="T229_1">After</text:span><text:span text:style-name="T229_2"><text:s/></text:span><text:span text:style-name="T229_3">the</text:span><text:span text:style-name="T229_4"><text:s/></text:span><text:span text:style-name="T229_5">ready</text:span><text:span text:style-name="T229_6">-</text:span><text:span text:style-name="T229_7">up</text:span><text:span text:style-name="T229_8"><text:s/></text:span><text:span text:style-name="T229_9">for</text:span><text:span text:style-name="T229_10"><text:s/></text:span><text:span text:style-name="T229_11">the</text:span><text:span text:style-name="T229_12"><text:s/></text:span><text:span text:style-name="T229_13">first</text:span><text:span text:style-name="T229_14"><text:s/></text:span><text:span text:style-name="T229_15">half</text:span><text:span text:style-name="T229_16"><text:s/></text:span><text:span text:style-name="T229_17">of</text:span><text:span text:style-name="T229_18"><text:s/></text:span><text:span text:style-name="T229_19">each</text:span><text:span text:style-name="T229_20"><text:s/></text:span><text:span text:style-name="T229_21">map</text:span><text:span text:style-name="T229_22">,<text:s/></text:span><text:span text:style-name="T229_23">changing</text:span><text:span text:style-name="T229_24"><text:s/></text:span><text:span text:style-name="T229_25">cl</text:span><text:span text:style-name="T229_26">_</text:span><text:span text:style-name="T229_27">interp</text:span><text:span text:style-name="T229_28"><text:s/></text:span><text:span text:style-name="T229_29">and</text:span><text:span text:style-name="T229_30"><text:s/></text:span><text:span text:style-name="T229_31">cl</text:span><text:span text:style-name="T229_32">_</text:span><text:span text:style-name="T229_33">interp</text:span><text:span text:style-name="T229_34">_</text:span><text:span text:style-name="T229_35">ratio</text:span><text:span text:style-name="T229_36"><text:s/></text:span><text:span text:style-name="T229_37">values</text:span><text:span text:style-name="T229_38"><text:s/></text:span><text:span text:style-name="T229_39">is</text:span><text:span text:style-name="T229_40"><text:s/></text:span><text:span text:style-name="T229_41">forbidden</text:span><text:span text:style-name="T229_42"><text:s/></text:span><text:span text:style-name="T229_43">until</text:span><text:span text:style-name="T229_44"><text:s/></text:span><text:span text:style-name="T229_45">both</text:span><text:span text:style-name="T229_46"><text:s/></text:span><text:span text:style-name="T229_47">halves</text:span><text:span text:style-name="T229_48"><text:s/></text:span><text:span text:style-name="T229_49">of</text:span><text:span text:style-name="T229_50"><text:s/></text:span><text:span text:style-name="T229_51">the</text:span><text:span text:style-name="T229_52"><text:s/></text:span><text:span text:style-name="T229_53">round</text:span><text:span text:style-name="T229_54"><text:s/></text:span><text:span text:style-name="T229_55">are</text:span><text:span text:style-name="T229_56"><text:s/></text:span><text:span text:style-name="T229_57">complete</text:span><text:span text:style-name="T229_58">.</text:span></text:p>
      <text:p text:style-name="P230"/>
      <text:p text:style-name="P231"><text:span text:style-name="T231_1">6.5</text:span><text:span text:style-name="T231_2"><text:s/></text:span><text:span text:style-name="T231_3">Other</text:span></text:p>
      <text:p text:style-name="P232"><text:span text:style-name="T232_1">6.5<text:s/></text:span><text:span text:style-name="T232_2">Aside</text:span><text:span text:style-name="T232_3"><text:s/></text:span><text:span text:style-name="T232_4">from</text:span><text:span text:style-name="T232_5"><text:s/></text:span><text:span text:style-name="T232_6">exceptions</text:span><text:span text:style-name="T232_7"><text:s/></text:span><text:span text:style-name="T232_8">provided</text:span><text:span text:style-name="T232_9"><text:s/></text:span><text:span text:style-name="T232_10">in</text:span><text:span text:style-name="T232_11"><text:s/></text:span><text:span text:style-name="T232_12">Section</text:span><text:span text:style-name="T232_13"><text:s/>6.5.1,<text:s/></text:span><text:span text:style-name="T232_14">enabling</text:span><text:span text:style-name="T232_15"><text:s/></text:span><text:span text:style-name="T232_16">or</text:span><text:span text:style-name="T232_17"><text:s/></text:span><text:span text:style-name="T232_18">disabling</text:span><text:span text:style-name="T232_19"><text:s/></text:span><text:span text:style-name="T232_20">addons</text:span><text:span text:style-name="T232_21"><text:s/></text:span><text:span text:style-name="T232_22">or</text:span><text:span text:style-name="T232_23"><text:s/></text:span><text:span text:style-name="T232_24">modifying</text:span><text:span text:style-name="T232_25"><text:s/></text:span><text:span text:style-name="T232_26">files</text:span><text:span text:style-name="T232_27"><text:s/></text:span><text:span text:style-name="T232_28">after</text:span><text:span text:style-name="T232_29"><text:s/></text:span><text:span text:style-name="T232_30">the</text:span><text:span text:style-name="T232_31"><text:s/></text:span><text:span text:style-name="T232_32">first</text:span><text:span text:style-name="T232_33"><text:s/></text:span><text:span text:style-name="T232_34">ready</text:span><text:span text:style-name="T232_35">-</text:span><text:span text:style-name="T232_36">up</text:span><text:span text:style-name="T232_37"><text:s/></text:span><text:span text:style-name="T232_38">is</text:span><text:span text:style-name="T232_39"><text:s/></text:span><text:span text:style-name="T232_40">strictly</text:span><text:span text:style-name="T232_41"><text:s/></text:span><text:span text:style-name="T232_42">forbidden</text:span><text:span text:style-name="T232_43">,<text:s/></text:span><text:span text:style-name="T232_44">even</text:span><text:span text:style-name="T232_45"><text:s/></text:span><text:span text:style-name="T232_46">when</text:span><text:span text:style-name="T232_47"><text:s/></text:span><text:span text:style-name="T232_48">disconnecting</text:span><text:span text:style-name="T232_49"><text:s/></text:span><text:span text:style-name="T232_50">or</text:span><text:span text:style-name="T232_51"><text:s/></text:span><text:span text:style-name="T232_52">reconnecting</text:span><text:span text:style-name="T232_53"><text:s/></text:span><text:span text:style-name="T232_54">from</text:span><text:span text:style-name="T232_55"><text:s/></text:span><text:span text:style-name="T232_56">the</text:span><text:span text:style-name="T232_57"><text:s/></text:span><text:span text:style-name="T232_58">server</text:span><text:span text:style-name="T232_59">.</text:span></text:p>
      <text:p text:style-name="P233"/>
      <text:p text:style-name="P234"/>
      <text:p text:style-name="P235"/>
      <text:p text:style-name="P236"/>
      <text:p text:style-name="P237"><text:span text:style-name="T237_1">Section</text:span><text:span text:style-name="T237_2"><text:s/>7</text:span></text:p>
      <text:p text:style-name="P238"><text:span text:style-name="T238_1">Behavior</text:span><text:span text:style-name="T238_2"><text:s/></text:span><text:span text:style-name="T238_3">and</text:span><text:span text:style-name="T238_4"><text:s/></text:span><text:span text:style-name="T238_5">etiquette</text:span></text:p>
      <text:p text:style-name="P239"/>
      <text:p text:style-name="P240"/>
      <text:p text:style-name="P241"><text:span text:style-name="T241_1">7.1<text:s/></text:span><text:span text:style-name="T241_2">Conduct</text:span></text:p>
      <text:p text:style-name="P242"><text:span text:style-name="T242_1">Players</text:span><text:span text:style-name="T242_2"><text:s/></text:span><text:span text:style-name="T242_3">are</text:span><text:span text:style-name="T242_4"><text:s/></text:span><text:span text:style-name="T242_5">expected</text:span><text:span text:style-name="T242_6"><text:s/></text:span><text:span text:style-name="T242_7">to</text:span><text:span text:style-name="T242_8"><text:s/></text:span><text:span text:style-name="T242_9">conduct</text:span><text:span text:style-name="T242_10"><text:s/></text:span><text:span text:style-name="T242_11">themselves</text:span><text:span text:style-name="T242_12"><text:s/></text:span><text:span text:style-name="T242_13">politely</text:span><text:span text:style-name="T242_14"><text:s/></text:span><text:span text:style-name="T242_15">and</text:span><text:span text:style-name="T242_16"><text:s/></text:span><text:span text:style-name="T242_17">professionally</text:span><text:span text:style-name="T242_18"><text:s/></text:span><text:span text:style-name="T242_19">during</text:span><text:span text:style-name="T242_20"><text:s/></text:span><text:span text:style-name="T242_21">the</text:span><text:span text:style-name="T242_22"><text:s/></text:span><text:span text:style-name="T242_23">match</text:span><text:span text:style-name="T242_24">.<text:s/></text:span><text:span text:style-name="T242_25">Abusive</text:span><text:span text:style-name="T242_26"><text:s/></text:span><text:span text:style-name="T242_27">or</text:span><text:span text:style-name="T242_28"><text:s/></text:span><text:span text:style-name="T242_29">harassing</text:span><text:span text:style-name="T242_30"><text:s/></text:span><text:span text:style-name="T242_31">conduct</text:span><text:span text:style-name="T242_32"><text:s/></text:span><text:span text:style-name="T242_33">toward</text:span><text:span text:style-name="T242_34"><text:s/></text:span><text:span text:style-name="T242_35">other</text:span><text:span text:style-name="T242_36"><text:s/></text:span><text:span text:style-name="T242_37">players</text:span><text:span text:style-name="T242_38">,<text:s/></text:span><text:span text:style-name="T242_39">spectators</text:span><text:span text:style-name="T242_40">,<text:s/></text:span><text:span text:style-name="T242_41">or</text:span><text:span text:style-name="T242_42"><text:s/></text:span><text:span text:style-name="T242_43">tournament</text:span><text:span text:style-name="T242_44"><text:s/></text:span><text:span text:style-name="T242_45">administrators</text:span><text:span text:style-name="T242_46"><text:s/></text:span><text:span text:style-name="T242_47">will</text:span><text:span text:style-name="T242_48"><text:s/></text:span><text:span text:style-name="T242_49">not</text:span><text:span text:style-name="T242_50"><text:s/></text:span><text:span text:style-name="T242_51">be</text:span><text:span text:style-name="T242_52"><text:s/></text:span><text:span text:style-name="T242_53">tolerated</text:span><text:span text:style-name="T242_54">.</text:span></text:p>
      <text:p text:style-name="P243"/>
      <text:p text:style-name="P244"><text:span text:style-name="T244_1">7.1.1<text:s/></text:span><text:span text:style-name="T244_2">Players</text:span><text:span text:style-name="T244_3"><text:s/></text:span><text:span text:style-name="T244_4">may</text:span><text:span text:style-name="T244_5"><text:s/></text:span><text:span text:style-name="T244_6">be</text:span><text:span text:style-name="T244_7"><text:s/></text:span><text:span text:style-name="T244_8">removed</text:span><text:span text:style-name="T244_9"><text:s/></text:span><text:span text:style-name="T244_10">from</text:span><text:span text:style-name="T244_11"><text:s/></text:span><text:span text:style-name="T244_12">the</text:span><text:span text:style-name="T244_13"><text:s/></text:span><text:span text:style-name="T244_14">match</text:span><text:span text:style-name="T244_15"><text:s/></text:span><text:span text:style-name="T244_16">by</text:span><text:span text:style-name="T244_17"><text:s/></text:span><text:span text:style-name="T244_18">a</text:span><text:span text:style-name="T244_19"><text:s/></text:span><text:span text:style-name="T244_20">TD</text:span><text:span text:style-name="T244_21"><text:s/></text:span><text:span text:style-name="T244_22">if</text:span><text:span text:style-name="T244_23"><text:s/></text:span><text:span text:style-name="T244_24">abusive</text:span><text:span text:style-name="T244_25"><text:s/></text:span><text:span text:style-name="T244_26">or</text:span><text:span text:style-name="T244_27"><text:s/></text:span><text:span text:style-name="T244_28">disruptive</text:span><text:span text:style-name="T244_29"><text:s/></text:span><text:span text:style-name="T244_30">behavior</text:span><text:span text:style-name="T244_31"><text:s/></text:span><text:span text:style-name="T244_32">results</text:span><text:span text:style-name="T244_33"><text:s/></text:span><text:span text:style-name="T244_34">in</text:span><text:span text:style-name="T244_35"><text:s/></text:span><text:span text:style-name="T244_36">complaints</text:span><text:span text:style-name="T244_37">.</text:span></text:p>
      <text:p text:style-name="P245"/>
      <text:p text:style-name="P246"><text:span text:style-name="T246_1">7.2<text:s/></text:span><text:span text:style-name="T246_2">Vocalizations</text:span></text:p>
      <text:p text:style-name="P247"><text:span text:style-name="T247_1">Players</text:span><text:span text:style-name="T247_2"><text:s/></text:span><text:span text:style-name="T247_3">may</text:span><text:span text:style-name="T247_4"><text:s/></text:span><text:span text:style-name="T247_5">not</text:span><text:span text:style-name="T247_6"><text:s/></text:span><text:span text:style-name="T247_7">trigger</text:span><text:span text:style-name="T247_8"><text:s/></text:span><text:span text:style-name="T247_9">sound</text:span><text:span text:style-name="T247_10">-</text:span><text:span text:style-name="T247_11">effects</text:span><text:span text:style-name="T247_12"><text:s/></text:span><text:span text:style-name="T247_13">to</text:span><text:span text:style-name="T247_14"><text:s/></text:span><text:span text:style-name="T247_15">taunt</text:span><text:span text:style-name="T247_16">,<text:s/></text:span><text:span text:style-name="T247_17">harass</text:span><text:span text:style-name="T247_18">,<text:s/></text:span><text:span text:style-name="T247_19">annoy</text:span><text:span text:style-name="T247_20">,<text:s/></text:span><text:span text:style-name="T247_21">or</text:span><text:span text:style-name="T247_22"><text:s/></text:span><text:span text:style-name="T247_23">confuse</text:span><text:span text:style-name="T247_24"><text:s/></text:span><text:span text:style-name="T247_25">other</text:span><text:span text:style-name="T247_26"><text:s/></text:span><text:span text:style-name="T247_27">players</text:span><text:span text:style-name="T247_28"><text:s/></text:span><text:span text:style-name="T247_29">while</text:span><text:span text:style-name="T247_30"><text:s/></text:span><text:span text:style-name="T247_31">the</text:span><text:span text:style-name="T247_32"><text:s/></text:span><text:span text:style-name="T247_33">round</text:span><text:span text:style-name="T247_34"><text:s/></text:span><text:span text:style-name="T247_35">is</text:span><text:span text:style-name="T247_36"><text:s/></text:span><text:span text:style-name="T247_37">live</text:span><text:span text:style-name="T247_38">.<text:s/></text:span><text:span text:style-name="T247_39">This</text:span><text:span text:style-name="T247_40"><text:s/></text:span><text:span text:style-name="T247_41">includes</text:span><text:span text:style-name="T247_42"><text:s/></text:span><text:span text:style-name="T247_43">but</text:span><text:span text:style-name="T247_44"><text:s/></text:span><text:span text:style-name="T247_45">is</text:span><text:span text:style-name="T247_46"><text:s/></text:span><text:span text:style-name="T247_47">not</text:span><text:span text:style-name="T247_48"><text:s/></text:span><text:span text:style-name="T247_49">limited</text:span><text:span text:style-name="T247_50"><text:s/></text:span><text:span text:style-name="T247_51">to</text:span><text:span text:style-name="T247_52">:</text:span></text:p>
      <text:p text:style-name="P248"/>
      <text:list text:style-name="LS5" xml:id="list9">
        <text:list-item>
          <text:p text:style-name="P249"><text:span text:style-name="T249_1">Repeatedly</text:span><text:span text:style-name="T249_2"><text:s/></text:span><text:span text:style-name="T249_3">sending</text:span><text:span text:style-name="T249_4"><text:s/></text:span><text:span text:style-name="T249_5">survivor</text:span><text:span text:style-name="T249_6"><text:s/></text:span><text:span text:style-name="T249_7">laughter</text:span><text:span text:style-name="T249_8"><text:s/></text:span><text:span text:style-name="T249_9">or</text:span><text:span text:style-name="T249_10"><text:s/></text:span><text:span text:style-name="T249_11">coughing</text:span><text:span text:style-name="T249_12"><text:s/></text:span><text:span text:style-name="T249_13">vocalizations</text:span></text:p>
        </text:list-item>
        <text:list-item>
          <text:p text:style-name="P250"><text:span text:style-name="T250_1">User</text:span><text:span text:style-name="T250_2">-</text:span><text:span text:style-name="T250_3">controlled</text:span><text:span text:style-name="T250_4"><text:s/></text:span><text:span text:style-name="T250_5">special</text:span><text:span text:style-name="T250_6"><text:s/></text:span><text:span text:style-name="T250_7">infected</text:span><text:span text:style-name="T250_8"><text:s/></text:span><text:span text:style-name="T250_9">vocalizations</text:span><text:span text:style-name="T250_10"><text:s/></text:span><text:span text:style-name="T250_11">of</text:span><text:span text:style-name="T250_12"><text:s/></text:span><text:span text:style-name="T250_13">any</text:span><text:span text:style-name="T250_14"><text:s/></text:span><text:span text:style-name="T250_15">kind</text:span><text:span text:style-name="T250_16"><text:s/></text:span><text:span text:style-name="T250_17">whatsoever</text:span></text:p>
        </text:list-item>
        <text:list-item>
          <text:p text:style-name="P251"><text:span text:style-name="T251_1">User</text:span><text:span text:style-name="T251_2">-</text:span><text:span text:style-name="T251_3">controlled</text:span><text:span text:style-name="T251_4"><text:s/></text:span><text:span text:style-name="T251_5">survivor</text:span><text:span text:style-name="T251_6"><text:s/></text:span><text:span text:style-name="T251_7">death</text:span><text:span text:style-name="T251_8"><text:s/></text:span><text:span text:style-name="T251_9">sounds</text:span><text:span text:style-name="T251_10">,<text:s/></text:span><text:span text:style-name="T251_11">or</text:span><text:span text:style-name="T251_12"><text:s/></text:span><text:span text:style-name="T251_13">other</text:span><text:span text:style-name="T251_14"><text:s/></text:span><text:span text:style-name="T251_15">vocalizations</text:span><text:span text:style-name="T251_16"><text:s/></text:span><text:span text:style-name="T251_17">associated</text:span><text:span text:style-name="T251_18"><text:s/></text:span><text:span text:style-name="T251_19">with</text:span><text:span text:style-name="T251_20"><text:s/></text:span><text:span text:style-name="T251_21">player</text:span><text:span text:style-name="T251_22"><text:s/></text:span><text:span text:style-name="T251_23">state</text:span><text:span text:style-name="T251_24"><text:s/></text:span><text:span text:style-name="T251_25">or</text:span><text:span text:style-name="T251_26"><text:s/></text:span><text:span text:style-name="T251_27">health</text:span><text:span text:style-name="T251_28"><text:s/>(</text:span><text:span text:style-name="T251_29">such</text:span><text:span text:style-name="T251_30"><text:s/></text:span><text:span text:style-name="T251_31">as</text:span><text:span text:style-name="T251_32"><text:s/></text:span><text:span text:style-name="T251_33">incapacitation</text:span><text:span text:style-name="T251_34"><text:s/></text:span><text:span text:style-name="T251_35">or</text:span><text:span text:style-name="T251_36"><text:s/></text:span><text:span text:style-name="T251_37">being</text:span><text:span text:style-name="T251_38"><text:s/>“</text:span><text:span text:style-name="T251_39">black</text:span><text:span text:style-name="T251_40"><text:s/></text:span><text:span text:style-name="T251_41">and</text:span><text:span text:style-name="T251_42"><text:s/></text:span><text:span text:style-name="T251_43">white</text:span><text:span text:style-name="T251_44">”)</text:span></text:p>
        </text:list-item>
        <text:list-item>
          <text:p text:style-name="P252"><text:span text:style-name="T252_1">Triggered</text:span><text:span text:style-name="T252_2"><text:s/></text:span><text:span text:style-name="T252_3">vocalizations</text:span><text:span text:style-name="T252_4"><text:s/></text:span><text:span text:style-name="T252_5">or</text:span><text:span text:style-name="T252_6"><text:s/></text:span><text:span text:style-name="T252_7">sound</text:span><text:span text:style-name="T252_8"><text:s/></text:span><text:span text:style-name="T252_9">effects</text:span><text:span text:style-name="T252_10"><text:s/></text:span><text:span text:style-name="T252_11">associated</text:span><text:span text:style-name="T252_12"><text:s/></text:span><text:span text:style-name="T252_13">with</text:span><text:span text:style-name="T252_14"><text:s/></text:span><text:span text:style-name="T252_15">director</text:span><text:span text:style-name="T252_16"><text:s/></text:span><text:span text:style-name="T252_17">events</text:span><text:span text:style-name="T252_18"><text:s/>(</text:span><text:span text:style-name="T252_19">such</text:span><text:span text:style-name="T252_20"><text:s/></text:span><text:span text:style-name="T252_21">as</text:span><text:span text:style-name="T252_22"><text:s/></text:span><text:span text:style-name="T252_23">the</text:span><text:span text:style-name="T252_24"><text:s/></text:span><text:span text:style-name="T252_25">rescue</text:span><text:span text:style-name="T252_26"><text:s/></text:span><text:span text:style-name="T252_27">vehicle</text:span><text:span text:style-name="T252_28">’</text:span><text:span text:style-name="T252_29">s</text:span><text:span text:style-name="T252_30"><text:s/></text:span><text:span text:style-name="T252_31">arrival</text:span><text:span text:style-name="T252_32">,<text:s/></text:span><text:span text:style-name="T252_33">etc</text:span><text:span text:style-name="T252_34">)</text:span></text:p>
        </text:list-item>
      </text:list>
      <text:p text:style-name="P253"/>
      <text:p text:style-name="P254"><text:span text:style-name="T254_1">7.3</text:span><text:span text:style-name="T254_2"><text:s/></text:span><text:span text:style-name="T254_3">Sprays</text:span></text:p>
      <text:p text:style-name="P255"><text:span text:style-name="T255_1">7.3.1<text:s/></text:span><text:span text:style-name="T255_2">Players</text:span><text:span text:style-name="T255_3"><text:s/></text:span><text:span text:style-name="T255_4">may</text:span><text:span text:style-name="T255_5"><text:s/></text:span><text:span text:style-name="T255_6">not</text:span><text:span text:style-name="T255_7"><text:s/></text:span><text:span text:style-name="T255_8">use</text:span><text:span text:style-name="T255_9"><text:s/></text:span><text:span text:style-name="T255_10">sprays</text:span><text:span text:style-name="T255_11"><text:s/></text:span><text:span text:style-name="T255_12">that</text:span><text:span text:style-name="T255_13"><text:s/></text:span><text:span text:style-name="T255_14">imitate</text:span><text:span text:style-name="T255_15"><text:s/></text:span><text:span text:style-name="T255_16">or</text:span><text:span text:style-name="T255_17"><text:s/></text:span><text:span text:style-name="T255_18">resemble</text:span><text:span text:style-name="T255_19"><text:s/></text:span><text:span text:style-name="T255_20">environmental</text:span><text:span text:style-name="T255_21"><text:s/></text:span><text:span text:style-name="T255_22">objects</text:span><text:span text:style-name="T255_23">,<text:s/></text:span><text:span text:style-name="T255_24">including</text:span><text:span text:style-name="T255_25"><text:s/></text:span><text:span text:style-name="T255_26">weapons</text:span><text:span text:style-name="T255_27">,<text:s/></text:span><text:span text:style-name="T255_28">other</text:span><text:span text:style-name="T255_29"><text:s/></text:span><text:span text:style-name="T255_30">players</text:span><text:span text:style-name="T255_31">,<text:s/></text:span><text:span text:style-name="T255_32">infected</text:span><text:span text:style-name="T255_33"><text:s/></text:span><text:span text:style-name="T255_34">models</text:span><text:span text:style-name="T255_35">,<text:s/></text:span><text:span text:style-name="T255_36">props</text:span><text:span text:style-name="T255_37">,<text:s/></text:span><text:span text:style-name="T255_38">or</text:span><text:span text:style-name="T255_39"><text:s/></text:span><text:span text:style-name="T255_40">any</text:span><text:span text:style-name="T255_41"><text:s/></text:span><text:span text:style-name="T255_42">other</text:span><text:span text:style-name="T255_43"><text:s/></text:span><text:span text:style-name="T255_44">recognizable</text:span><text:span text:style-name="T255_45"><text:s/></text:span><text:span text:style-name="T255_46">game</text:span><text:span text:style-name="T255_47"><text:s/></text:span><text:span text:style-name="T255_48">element</text:span><text:span text:style-name="T255_49">.</text:span></text:p>
      <text:p text:style-name="P256"/>
      <text:p text:style-name="P257"><text:span text:style-name="T257_1">7.3.2<text:s/></text:span><text:span text:style-name="T257_2">Players</text:span><text:span text:style-name="T257_3"><text:s/></text:span><text:span text:style-name="T257_4">may</text:span><text:span text:style-name="T257_5"><text:s/></text:span><text:span text:style-name="T257_6">not</text:span><text:span text:style-name="T257_7"><text:s/></text:span><text:span text:style-name="T257_8">use</text:span><text:span text:style-name="T257_9"><text:s/></text:span><text:span text:style-name="T257_10">sprays</text:span><text:span text:style-name="T257_11"><text:s/></text:span><text:span text:style-name="T257_12">that</text:span><text:span text:style-name="T257_13"><text:s/></text:span><text:span text:style-name="T257_14">are</text:span><text:span text:style-name="T257_15"><text:s/></text:span><text:span text:style-name="T257_16">grotesque</text:span><text:span text:style-name="T257_17">,<text:s/></text:span><text:span text:style-name="T257_18">violent</text:span><text:span text:style-name="T257_19">,<text:s/></text:span><text:span text:style-name="T257_20">or</text:span><text:span text:style-name="T257_21"><text:s/></text:span><text:span text:style-name="T257_22">depict</text:span><text:span text:style-name="T257_23"><text:s/></text:span><text:span text:style-name="T257_24">other</text:span><text:span text:style-name="T257_25"><text:s/></text:span><text:span text:style-name="T257_26">disturbing</text:span><text:span text:style-name="T257_27"><text:s/></text:span><text:span text:style-name="T257_28">or</text:span><text:span text:style-name="T257_29"><text:s/></text:span><text:span text:style-name="T257_30">offensive</text:span><text:span text:style-name="T257_31"><text:s/></text:span><text:span text:style-name="T257_32">imagery</text:span><text:span text:style-name="T257_33"><text:s/></text:span><text:span text:style-name="T257_34">such</text:span><text:span text:style-name="T257_35"><text:s/></text:span><text:span text:style-name="T257_36">as</text:span><text:span text:style-name="T257_37"><text:s/></text:span><text:span text:style-name="T257_38">racist</text:span><text:span text:style-name="T257_39"><text:s/></text:span><text:span text:style-name="T257_40">material</text:span><text:span text:style-name="T257_41"><text:s/></text:span><text:span text:style-name="T257_42">or</text:span><text:span text:style-name="T257_43"><text:s/>“</text:span><text:span text:style-name="T257_44">shock</text:span><text:span text:style-name="T257_45">”<text:s/></text:span><text:span text:style-name="T257_46">images</text:span><text:span text:style-name="T257_4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